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1.svm" manifest:media-type=""/>
  <manifest:file-entry manifest:full-path="Pictures/10000000000000BD00000059E65040ED.png" manifest:media-type="image/png"/>
  <manifest:file-entry manifest:full-path="Pictures/10000200000001B00000004F6B2A5F1A.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Calibri1" svg:font-family="Calibri"/>
    <style:font-face style:name="ＭＳ Ｐゴシック" svg:font-family="'ＭＳ Ｐゴシック'"/>
    <style:font-face style:name="ＭＳ Ｐ明朝3" svg:font-family="'ＭＳ Ｐ明朝'"/>
    <style:font-face style:name="Meiryo UI1" svg:font-family="'Meiryo UI'" style:font-family-generic="modern"/>
    <style:font-face style:name="メイリオ1" svg:font-family="メイリオ" style:font-family-generic="modern"/>
    <style:font-face style:name="Times New Roman1" svg:font-family="'Times New Roman'" style:font-family-generic="roman"/>
    <style:font-face style:name="Calibri4" svg:font-family="Calibri" style:font-family-generic="swiss"/>
    <style:font-face style:name="+mn-cs" svg:font-family="+mn-cs" style:font-pitch="variable"/>
    <style:font-face style:name="Calibri" svg:font-family="Calibri" style:font-pitch="variable"/>
    <style:font-face style:name="Liberation Sans1" svg:font-family="'Liberation Sans'" style:font-pitch="variable"/>
    <style:font-face style:name="Tahoma2" svg:font-family="Tahoma" style:font-pitch="variable"/>
    <style:font-face style:name="ＭＳ Ｐゴシック2" svg:font-family="'ＭＳ Ｐゴシック'" style:font-pitch="variable"/>
    <style:font-face style:name="ＭＳ Ｐ明朝2" svg:font-family="'ＭＳ Ｐ明朝'" style:font-pitch="variable"/>
    <style:font-face style:name="Liberation Sans2" svg:font-family="'Liberation Sans'"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Meiryo UI" svg:font-family="'Meiryo UI'" style:font-family-generic="modern" style:font-pitch="variable"/>
    <style:font-face style:name="Tahoma1" svg:font-family="Tahoma"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Liberation Sans3"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mil:type="fade" smil:subtype="fadeOverColor"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026cm" draw:stroke-linejoin="round" draw:fill="none" draw:textarea-vertical-align="top" draw:auto-grow-height="false" draw:fit-to-size="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fo:min-height="0cm" fo:min-width="0cm" fo:padding-top="0.13cm" fo:padding-bottom="0.13cm" fo:padding-left="0.1cm" fo:padding-right="0.1cm" fo:wrap-option="wrap"/>
    </style:style>
    <style:style style:name="gr6"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9" style:family="graphic" style:parent-style-name="standard">
      <style:graphic-properties draw:stroke="solid" svg:stroke-width="0.035cm" svg:stroke-color="#385d8a" draw:stroke-linejoin="miter" draw:fill="solid" draw:fill-color="#dbeef4" draw:textarea-vertical-align="middle" draw:auto-grow-height="false" draw:fit-to-size="false" fo:min-height="0cm" fo:min-width="0cm" fo:padding-top="0.13cm" fo:padding-bottom="0.13cm" fo:padding-left="0.25cm" fo:padding-right="0.25cm" fo:wrap-option="wrap"/>
    </style:style>
    <style:style style:name="gr10" style:family="graphic" style:parent-style-name="standard">
      <style:graphic-properties draw:stroke="solid" svg:stroke-width="0.026cm" svg:stroke-color="#4a7ebb" draw:marker-start="Arrow" draw:marker-end="Arrow"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4a7ebb" draw:marker-start="Arrow" draw:marker-end="Arrow" draw:marker-end-width="0.21cm" draw:marker-end-center="false" draw:stroke-linejoin="miter" draw:fill="none" draw:textarea-vertical-align="top" draw:auto-grow-height="false" fo:min-height="3.35cm" fo:min-width="6.7cm" fo:padding-top="0.125cm" fo:padding-bottom="0.125cm" fo:padding-left="0.25cm" fo:padding-right="0.25cm" fo:wrap-option="wrap"/>
    </style:style>
    <style:style style:name="gr12" style:family="graphic" style:parent-style-name="standard">
      <style:graphic-properties draw:stroke="solid" svg:stroke-width="0.026cm" svg:stroke-color="#4a7ebb"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list-style-name="L5">
      <style:graphic-properties draw:stroke="solid" svg:stroke-width="0.035cm" svg:stroke-color="#385d8a" draw:stroke-linejoin="miter" draw:fill="solid" draw:fill-color="#dbeef4" draw:textarea-vertical-align="middle" draw:auto-grow-height="false" draw:fit-to-size="false" fo:min-height="2.342cm" fo:min-width="3.098cm" fo:padding-top="0.13cm" fo:padding-bottom="0.13cm" fo:padding-left="0.25cm" fo:padding-right="0.25cm" fo:wrap-option="wrap"/>
    </style:style>
    <style:style style:name="gr14" style:family="graphic" style:parent-style-name="objectwithoutfill">
      <style:graphic-properties svg:stroke-color="#6666ff" draw:marker-start="Arrow" draw:marker-end="Arrow" draw:marker-end-width="0.2cm" draw:fill="none" draw:textarea-vertical-align="middle"/>
    </style:style>
    <style:style style:name="gr15" style:family="graphic" style:parent-style-name="standard" style:list-style-name="L5">
      <style:graphic-properties draw:stroke="solid" svg:stroke-width="0.035cm" svg:stroke-color="#385d8a" draw:stroke-linejoin="miter" draw:fill="solid" draw:fill-color="#dbeef4" draw:textarea-vertical-align="middle" draw:auto-grow-height="false" draw:fit-to-size="false" fo:min-height="2.342cm" fo:min-width="3.098cm" fo:padding-top="0.13cm" fo:padding-bottom="0.13cm" fo:padding-left="0.25cm" fo:padding-right="0.25cm" fo:wrap-option="wrap"/>
    </style:style>
    <style:style style:name="gr16" style:family="graphic" style:parent-style-name="standard">
      <style:graphic-properties draw:stroke="solid" svg:stroke-width="0.026cm" svg:stroke-color="#4a7ebb" draw:marker-start="Arrow" draw:marker-end="Arrow" draw:marker-end-width="0.21cm" draw:marker-end-center="false" draw:stroke-linejoin="miter" draw:fill="none" draw:textarea-vertical-align="top" draw:auto-grow-height="false" fo:min-height="0cm" fo:min-width="0.897cm" fo:padding-top="0.125cm" fo:padding-bottom="0.125cm" fo:padding-left="0.25cm" fo:padding-right="0.25cm" fo:wrap-option="wrap"/>
    </style:style>
    <style:style style:name="gr17" style:family="graphic" style:parent-style-name="standard" style:list-style-name="L5">
      <style:graphic-properties draw:stroke="solid" svg:stroke-width="0.035cm" svg:stroke-color="#385d8a" draw:stroke-linejoin="miter" draw:fill="solid" draw:fill-color="#dbeef4" draw:textarea-vertical-align="middle" draw:auto-grow-height="false" draw:fit-to-size="false" fo:min-height="2.342cm" fo:min-width="3.098cm" fo:padding-top="0.13cm" fo:padding-bottom="0.13cm" fo:padding-left="0.25cm" fo:padding-right="0.25cm" fo:wrap-option="wrap"/>
    </style:style>
    <style:style style:name="gr18" style:family="graphic" style:parent-style-name="objectwithoutfill">
      <style:graphic-properties svg:stroke-color="#6666ff" draw:marker-end="Arrow" draw:marker-end-width="0.2cm" draw:fill="none" draw:textarea-vertical-align="middle"/>
    </style:style>
    <style:style style:name="gr19" style:family="graphic" style:parent-style-name="objectwithoutfill">
      <style:graphic-properties svg:stroke-color="#6666ff" draw:fill="none" draw:textarea-vertical-align="middle"/>
    </style:style>
    <style:style style:name="gr20" style:family="graphic" style:parent-style-name="standard" style:list-style-name="L5">
      <style:graphic-properties draw:stroke="solid" svg:stroke-width="0.035cm" svg:stroke-color="#385d8a" draw:stroke-linejoin="miter" draw:fill="solid" draw:fill-color="#dbeef4" draw:textarea-vertical-align="middle" draw:auto-grow-height="false" draw:fit-to-size="false" fo:min-height="2.342cm" fo:min-width="3.098cm" fo:padding-top="0.13cm" fo:padding-bottom="0.13cm" fo:padding-left="0.25cm" fo:padding-right="0.25cm" fo:wrap-option="wrap"/>
    </style:style>
    <style:style style:name="gr21" style:family="graphic" style:parent-style-name="standard" style:list-style-name="L5">
      <style:graphic-properties draw:stroke="solid" svg:stroke-width="0.035cm" svg:stroke-color="#385d8a" draw:stroke-linejoin="miter" draw:fill="solid" draw:fill-color="#dbeef4" draw:textarea-vertical-align="middle" draw:auto-grow-height="false" draw:fit-to-size="false" fo:min-height="2.342cm" fo:min-width="3.098cm" fo:padding-top="0.13cm" fo:padding-bottom="0.13cm" fo:padding-left="0.25cm" fo:padding-right="0.25cm" fo:wrap-option="wrap"/>
    </style:style>
    <style:style style:name="gr22" style:family="graphic" style:parent-style-name="standard">
      <style:graphic-properties draw:stroke="solid" svg:stroke-width="0.009cm" svg:stroke-color="#c0c0c0" draw:stroke-linejoin="miter" draw:fill="gradient" draw:fill-gradient-name="Gradient_20_3" draw:textarea-vertical-align="middle" draw:auto-grow-height="false" draw:fit-to-size="false" fo:min-height="0cm" fo:min-width="0cm" fo:padding-top="0cm" fo:padding-bottom="0cm" fo:padding-left="0.25cm" fo:padding-right="0cm" fo:wrap-option="wrap"/>
    </style:style>
    <style:style style:name="gr23" style:family="graphic" style:parent-style-name="standard">
      <style:graphic-properties draw:stroke="none" svg:stroke-width="0cm" draw:fill="solid" draw:fill-color="#c0c0c0" draw:textarea-vertical-align="middle" draw:auto-grow-height="false" draw:fit-to-size="false" fo:min-height="0cm" fo:min-width="0cm" fo:padding-top="0cm" fo:padding-bottom="0cm" fo:padding-left="0.25cm" fo:padding-right="0cm" fo:wrap-option="wrap"/>
    </style:style>
    <style:style style:name="gr24" style:family="graphic" style:parent-style-name="standard" style:list-style-name="L5">
      <style:graphic-properties draw:stroke="solid" svg:stroke-width="0.009cm" svg:stroke-color="#c0c0c0" draw:stroke-linejoin="miter" draw:fill="gradient" draw:fill-gradient-name="Gradient_20_3" draw:textarea-vertical-align="middle" draw:auto-grow-height="false" draw:fit-to-size="false" fo:min-height="1.799cm" fo:min-width="5.451cm" fo:padding-top="0cm" fo:padding-bottom="0cm" fo:padding-left="0.25cm" fo:padding-right="0cm" fo:wrap-option="wrap"/>
    </style:style>
    <style:style style:name="gr25" style:family="graphic" style:parent-style-name="standard" style:list-style-name="L5">
      <style:graphic-properties draw:stroke="none" svg:stroke-width="0cm" draw:fill="solid" draw:fill-color="#c0c0c0" draw:textarea-vertical-align="middle" draw:auto-grow-height="false" draw:fit-to-size="false" fo:min-height="0.798cm" fo:min-width="5.451cm" fo:padding-top="0cm" fo:padding-bottom="0cm" fo:padding-left="0.25cm" fo:padding-right="0cm" fo:wrap-option="wrap"/>
    </style:style>
    <style:style style:name="gr26" style:family="graphic" style:parent-style-name="standard">
      <style:graphic-properties draw:stroke="solid" svg:stroke-width="0.026cm" svg:stroke-color="#000000" draw:stroke-linejoin="miter"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26cm" svg:stroke-color="#000000" draw:stroke-linejoin="miter" draw:fill="solid" draw:fill-color="#7fa3cf" draw:textarea-vertical-align="top" draw:auto-grow-height="false" draw:fit-to-size="false" fo:min-height="1.935cm" fo:min-width="6.08cm" fo:padding-top="0.13cm" fo:padding-bottom="0.13cm" fo:padding-left="0.25cm" fo:padding-right="0.25cm" fo:wrap-option="wrap"/>
    </style:style>
    <style:style style:name="gr28" style:family="graphic" style:parent-style-name="standard">
      <style:graphic-properties draw:stroke="solid" svg:stroke-width="0.026cm" svg:stroke-color="#000000" draw:stroke-linejoin="miter" draw:fill="solid" draw:fill-color="#7fa3cf" draw:textarea-vertical-align="top" draw:auto-grow-height="false" draw:fit-to-size="false" fo:min-height="3.03cm" fo:min-width="1.409cm" fo:padding-top="0.13cm" fo:padding-bottom="0.13cm" fo:padding-left="0.25cm" fo:padding-right="0.25cm" fo:wrap-option="wrap"/>
    </style:style>
    <style:style style:name="gr29" style:family="graphic" style:parent-style-name="standard">
      <style:graphic-properties draw:stroke="solid" svg:stroke-width="0.026cm" svg:stroke-color="#000000" draw:stroke-linejoin="miter" draw:fill="solid" draw:fill-color="#7fa3cf" draw:textarea-vertical-align="top" draw:auto-grow-height="false" draw:fit-to-size="false" fo:min-height="0.836cm" fo:min-width="13.114cm" fo:padding-top="0.13cm" fo:padding-bottom="0.13cm" fo:padding-left="0.25cm" fo:padding-right="0.25cm" fo:wrap-option="wrap"/>
    </style:style>
    <style:style style:name="gr30" style:family="graphic" style:parent-style-name="standard">
      <style:graphic-properties draw:stroke="solid" svg:stroke-width="0.026cm" svg:stroke-color="#000000" draw:stroke-linejoin="miter" draw:fill="solid" draw:fill-color="#7fa3cf" draw:textarea-vertical-align="top" draw:auto-grow-height="false" draw:fit-to-size="false" fo:min-height="0.838cm" fo:min-width="13.114cm" fo:padding-top="0.13cm" fo:padding-bottom="0.13cm" fo:padding-left="0.25cm" fo:padding-right="0.25cm" fo:wrap-option="wrap"/>
    </style:style>
    <style:style style:name="gr31" style:family="graphic" style:parent-style-name="standard">
      <style:graphic-properties draw:stroke="solid" svg:stroke-width="0.026cm" svg:stroke-color="#000000" draw:stroke-linejoin="miter" draw:fill="solid" draw:fill-color="#7fa3cf" draw:textarea-vertical-align="top" draw:auto-grow-height="false" draw:fit-to-size="false" fo:min-height="0.836cm" fo:min-width="2.208cm" fo:padding-top="0.13cm" fo:padding-bottom="0.13cm" fo:padding-left="0.25cm" fo:padding-right="0.25cm" fo:wrap-option="wrap"/>
    </style:style>
    <style:style style:name="gr32" style:family="graphic" style:parent-style-name="standard">
      <style:graphic-properties draw:stroke="solid" svg:stroke-width="0.026cm" svg:stroke-color="#000000" draw:stroke-linejoin="miter" draw:fill="solid" draw:fill-color="#7fa3cf" draw:textarea-vertical-align="top" draw:auto-grow-height="false" draw:fit-to-size="false" fo:min-height="0.836cm" fo:min-width="3.373cm" fo:padding-top="0.13cm" fo:padding-bottom="0.13cm" fo:padding-left="0.25cm" fo:padding-right="0.25cm" fo:wrap-option="wrap"/>
    </style:style>
    <style:style style:name="gr33" style:family="graphic" style:parent-style-name="standard">
      <style:graphic-properties draw:stroke="solid" svg:stroke-width="0.026cm" svg:stroke-color="#000000" draw:stroke-linejoin="miter" draw:fill="solid" draw:fill-color="#7fa3cf" draw:textarea-vertical-align="top" draw:auto-grow-height="false" draw:fit-to-size="false" fo:min-height="0.836cm" fo:min-width="1.203cm" fo:padding-top="0.13cm" fo:padding-bottom="0.13cm" fo:padding-left="0.25cm" fo:padding-right="0.25cm" fo:wrap-option="wrap"/>
    </style:style>
    <style:style style:name="gr34" style:family="graphic" style:parent-style-name="standard">
      <style:graphic-properties draw:stroke="solid" svg:stroke-width="0.026cm" svg:stroke-color="#000000" draw:stroke-linejoin="miter" draw:fill="solid" draw:fill-color="#7fa3cf" draw:textarea-vertical-align="top" draw:auto-grow-height="false" draw:fit-to-size="false" fo:min-height="0.836cm" fo:min-width="1.202cm" fo:padding-top="0.13cm" fo:padding-bottom="0.13cm" fo:padding-left="0.25cm" fo:padding-right="0.25cm" fo:wrap-option="wrap"/>
    </style:style>
    <style:style style:name="gr35" style:family="graphic" style:parent-style-name="standard">
      <style:graphic-properties draw:stroke="solid" svg:stroke-width="0.026cm" svg:stroke-color="#000000" draw:stroke-linejoin="miter" draw:fill="none" draw:textarea-vertical-align="top" draw:auto-grow-height="false" draw:fit-to-size="false" fo:min-height="2.837cm" fo:min-width="2.208cm" fo:padding-top="0.13cm" fo:padding-bottom="0.13cm" fo:padding-left="0.25cm" fo:padding-right="0.25cm" fo:wrap-option="wrap"/>
    </style:style>
    <style:style style:name="gr36" style:family="graphic" style:parent-style-name="standard">
      <style:graphic-properties draw:stroke="solid" svg:stroke-width="0.026cm" svg:stroke-color="#000000" draw:stroke-linejoin="miter" draw:fill="none" draw:textarea-vertical-align="top" draw:auto-grow-height="false" draw:fit-to-size="false" fo:min-height="0.773cm" fo:min-width="3.373cm" fo:padding-top="0.13cm" fo:padding-bottom="0.13cm" fo:padding-left="0.25cm" fo:padding-right="0.25cm" fo:wrap-option="wrap"/>
    </style:style>
    <style:style style:name="gr37" style:family="graphic" style:parent-style-name="standard">
      <style:graphic-properties draw:stroke="solid" svg:stroke-width="0.026cm" svg:stroke-color="#000000" draw:stroke-linejoin="miter" draw:fill="none" draw:textarea-vertical-align="top" draw:auto-grow-height="false" draw:fit-to-size="false" fo:min-height="0.773cm" fo:min-width="1.409cm" fo:padding-top="0.13cm" fo:padding-bottom="0.13cm" fo:padding-left="0.25cm" fo:padding-right="0.25cm" fo:wrap-option="wrap"/>
    </style:style>
    <style:style style:name="gr38" style:family="graphic" style:parent-style-name="standard">
      <style:graphic-properties draw:stroke="solid" svg:stroke-width="0.026cm" svg:stroke-color="#000000" draw:stroke-linejoin="miter" draw:fill="none" draw:textarea-vertical-align="top" draw:auto-grow-height="false" draw:fit-to-size="false" fo:min-height="0.604cm" fo:min-width="1.203cm" fo:padding-top="0.299cm" fo:padding-bottom="0.13cm" fo:padding-left="0.25cm" fo:padding-right="0.25cm" fo:wrap-option="wrap"/>
    </style:style>
    <style:style style:name="gr39" style:family="graphic" style:parent-style-name="standard">
      <style:graphic-properties draw:stroke="solid" svg:stroke-width="0.026cm" svg:stroke-color="#000000" draw:stroke-linejoin="miter" draw:fill="none" draw:textarea-vertical-align="top" draw:auto-grow-height="false" draw:fit-to-size="false" fo:min-height="0.604cm" fo:min-width="1.202cm" fo:padding-top="0.299cm" fo:padding-bottom="0.13cm" fo:padding-left="0.25cm" fo:padding-right="0.25cm" fo:wrap-option="wrap"/>
    </style:style>
    <style:style style:name="gr40" style:family="graphic" style:parent-style-name="standard">
      <style:graphic-properties draw:stroke="solid" svg:stroke-width="0.026cm" svg:stroke-color="#000000" draw:stroke-linejoin="miter" draw:fill="none" draw:textarea-vertical-align="top" draw:auto-grow-height="false" draw:fit-to-size="false" fo:min-height="0.771cm" fo:min-width="3.373cm" fo:padding-top="0.13cm" fo:padding-bottom="0.13cm" fo:padding-left="0.25cm" fo:padding-right="0.25cm" fo:wrap-option="wrap"/>
    </style:style>
    <style:style style:name="gr41" style:family="graphic" style:parent-style-name="standard">
      <style:graphic-properties draw:stroke="solid" svg:stroke-width="0.026cm" svg:stroke-color="#000000" draw:stroke-linejoin="miter" draw:fill="none" draw:textarea-vertical-align="top" draw:auto-grow-height="false" draw:fit-to-size="false" fo:min-height="0.771cm" fo:min-width="1.409cm" fo:padding-top="0.13cm" fo:padding-bottom="0.13cm" fo:padding-left="0.25cm" fo:padding-right="0.25cm" fo:wrap-option="wrap"/>
    </style:style>
    <style:style style:name="gr42" style:family="graphic" style:parent-style-name="standard">
      <style:graphic-properties draw:stroke="solid" svg:stroke-width="0.026cm" svg:stroke-color="#000000" draw:stroke-linejoin="miter" draw:fill="none" draw:textarea-vertical-align="top" draw:auto-grow-height="false" draw:fit-to-size="false" fo:min-height="0.602cm" fo:min-width="1.203cm" fo:padding-top="0.299cm" fo:padding-bottom="0.13cm" fo:padding-left="0.25cm" fo:padding-right="0.25cm" fo:wrap-option="wrap"/>
    </style:style>
    <style:style style:name="gr43" style:family="graphic" style:parent-style-name="standard">
      <style:graphic-properties draw:stroke="solid" svg:stroke-width="0.026cm" svg:stroke-color="#000000" draw:stroke-linejoin="miter" draw:fill="none" draw:textarea-vertical-align="top" draw:auto-grow-height="false" draw:fit-to-size="false" fo:min-height="0.602cm" fo:min-width="1.202cm" fo:padding-top="0.299cm" fo:padding-bottom="0.13cm" fo:padding-left="0.25cm" fo:padding-right="0.25cm" fo:wrap-option="wrap"/>
    </style:style>
    <style:style style:name="gr44" style:family="graphic" style:parent-style-name="standard">
      <style:graphic-properties draw:stroke="solid" svg:stroke-width="0.026cm" svg:stroke-color="#000000" draw:stroke-linejoin="miter" draw:fill="none" draw:textarea-vertical-align="top" draw:auto-grow-height="false" draw:fit-to-size="false" fo:min-height="0.766cm" fo:min-width="3.373cm" fo:padding-top="0.13cm" fo:padding-bottom="0.13cm" fo:padding-left="0.25cm" fo:padding-right="0.25cm" fo:wrap-option="wrap"/>
    </style:style>
    <style:style style:name="gr45" style:family="graphic" style:parent-style-name="standard">
      <style:graphic-properties draw:stroke="solid" svg:stroke-width="0.026cm" svg:stroke-color="#000000" draw:stroke-linejoin="miter" draw:fill="none" draw:textarea-vertical-align="top" draw:auto-grow-height="false" draw:fit-to-size="false" fo:min-height="0.766cm" fo:min-width="1.409cm" fo:padding-top="0.13cm" fo:padding-bottom="0.13cm" fo:padding-left="0.25cm" fo:padding-right="0.25cm" fo:wrap-option="wrap"/>
    </style:style>
    <style:style style:name="gr46" style:family="graphic" style:parent-style-name="standard">
      <style:graphic-properties draw:stroke="solid" svg:stroke-width="0.026cm" svg:stroke-color="#000000" draw:stroke-linejoin="miter" draw:fill="none" draw:textarea-vertical-align="top" draw:auto-grow-height="false" draw:fit-to-size="false" fo:min-height="0.597cm" fo:min-width="1.203cm" fo:padding-top="0.299cm" fo:padding-bottom="0.13cm" fo:padding-left="0.25cm" fo:padding-right="0.25cm" fo:wrap-option="wrap"/>
    </style:style>
    <style:style style:name="gr47" style:family="graphic" style:parent-style-name="standard">
      <style:graphic-properties draw:stroke="solid" svg:stroke-width="0.026cm" svg:stroke-color="#000000" draw:stroke-linejoin="miter" draw:fill="none" draw:textarea-vertical-align="top" draw:auto-grow-height="false" draw:fit-to-size="false" fo:min-height="0.597cm" fo:min-width="1.202cm" fo:padding-top="0.299cm" fo:padding-bottom="0.13cm" fo:padding-left="0.25cm" fo:padding-right="0.25cm" fo:wrap-option="wrap"/>
    </style:style>
    <style:style style:name="gr48" style:family="graphic" style:parent-style-name="standard">
      <style:graphic-properties draw:stroke="solid" svg:stroke-width="0.026cm" svg:stroke-color="#000000" draw:stroke-linejoin="miter" draw:fill="none" draw:textarea-vertical-align="top" draw:auto-grow-height="false" draw:fit-to-size="false" fo:min-height="1.798cm" fo:min-width="2.208cm" fo:padding-top="0.13cm" fo:padding-bottom="0.13cm" fo:padding-left="0.25cm" fo:padding-right="0.25cm" fo:wrap-option="wrap"/>
    </style:style>
    <style:style style:name="gr49" style:family="graphic" style:parent-style-name="standard">
      <style:graphic-properties draw:stroke="solid" svg:stroke-width="0.026cm" svg:stroke-color="#000000" draw:stroke-linejoin="miter" draw:fill="none" draw:textarea-vertical-align="top" draw:auto-grow-height="false" draw:fit-to-size="false" fo:min-height="0.772cm" fo:min-width="3.373cm" fo:padding-top="0.13cm" fo:padding-bottom="0.13cm" fo:padding-left="0.25cm" fo:padding-right="0.25cm" fo:wrap-option="wrap"/>
    </style:style>
    <style:style style:name="gr50" style:family="graphic" style:parent-style-name="standard">
      <style:graphic-properties draw:stroke="solid" svg:stroke-width="0.026cm" svg:stroke-color="#000000" draw:stroke-linejoin="miter" draw:fill="none" draw:textarea-vertical-align="top" draw:auto-grow-height="false" draw:fit-to-size="false" fo:min-height="0.772cm" fo:min-width="1.409cm" fo:padding-top="0.13cm" fo:padding-bottom="0.13cm" fo:padding-left="0.25cm" fo:padding-right="0.25cm" fo:wrap-option="wrap"/>
    </style:style>
    <style:style style:name="gr51" style:family="graphic" style:parent-style-name="standard">
      <style:graphic-properties draw:stroke="solid" svg:stroke-width="0.026cm" svg:stroke-color="#000000" draw:stroke-linejoin="miter" draw:fill="none" draw:textarea-vertical-align="top" draw:auto-grow-height="false" draw:fit-to-size="false" fo:min-height="0.603cm" fo:min-width="1.203cm" fo:padding-top="0.299cm" fo:padding-bottom="0.13cm" fo:padding-left="0.25cm" fo:padding-right="0.25cm" fo:wrap-option="wrap"/>
    </style:style>
    <style:style style:name="gr52" style:family="graphic" style:parent-style-name="standard">
      <style:graphic-properties draw:stroke="solid" svg:stroke-width="0.026cm" svg:stroke-color="#000000" draw:stroke-linejoin="miter" draw:fill="none" draw:textarea-vertical-align="top" draw:auto-grow-height="false" draw:fit-to-size="false" fo:min-height="0.603cm" fo:min-width="1.202cm" fo:padding-top="0.299cm" fo:padding-bottom="0.13cm" fo:padding-left="0.25cm" fo:padding-right="0.25cm" fo:wrap-option="wrap"/>
    </style:style>
    <style:style style:name="gr53" style:family="graphic" style:parent-style-name="standard">
      <style:graphic-properties draw:stroke="solid" svg:stroke-width="0.026cm" svg:stroke-color="#000000" draw:stroke-linejoin="miter" draw:fill="none" draw:textarea-vertical-align="top" draw:auto-grow-height="false" draw:fit-to-size="false" fo:min-height="0.771cm" fo:min-width="3.373cm" fo:padding-top="0.13cm" fo:padding-bottom="0.13cm" fo:padding-left="0.25cm" fo:padding-right="0.25cm" fo:wrap-option="wrap"/>
    </style:style>
    <style:style style:name="gr54" style:family="graphic" style:parent-style-name="standard">
      <style:graphic-properties draw:stroke="solid" svg:stroke-width="0.026cm" svg:stroke-color="#000000" draw:stroke-linejoin="miter" draw:fill="none" draw:textarea-vertical-align="top" draw:auto-grow-height="false" draw:fit-to-size="false" fo:min-height="0.971cm" fo:min-width="3.373cm" fo:padding-top="0.13cm" fo:padding-bottom="0.13cm" fo:padding-left="0.25cm" fo:padding-right="0.25cm" fo:wrap-option="wrap"/>
    </style:style>
    <style:style style:name="gr55" style:family="graphic" style:parent-style-name="standard">
      <style:graphic-properties draw:stroke="solid" svg:stroke-width="0.026cm" svg:stroke-color="#000000" draw:stroke-linejoin="miter" draw:fill="none" draw:textarea-vertical-align="top" draw:auto-grow-height="false" draw:fit-to-size="false" fo:min-height="0.971cm" fo:min-width="1.409cm" fo:padding-top="0.13cm" fo:padding-bottom="0.13cm" fo:padding-left="0.25cm" fo:padding-right="0.25cm" fo:wrap-option="wrap"/>
    </style:style>
    <style:style style:name="gr56" style:family="graphic" style:parent-style-name="standard">
      <style:graphic-properties draw:stroke="solid" svg:stroke-width="0.026cm" svg:stroke-color="#000000" draw:stroke-linejoin="miter" draw:fill="none" draw:textarea-vertical-align="top" draw:auto-grow-height="false" draw:fit-to-size="false" fo:min-height="0.838cm" fo:min-width="1.203cm" fo:padding-top="0.299cm" fo:padding-bottom="0.13cm" fo:padding-left="0.25cm" fo:padding-right="0.25cm" fo:wrap-option="wrap"/>
    </style:style>
    <style:style style:name="gr57" style:family="graphic" style:parent-style-name="standard">
      <style:graphic-properties draw:stroke="solid" svg:stroke-width="0.026cm" svg:stroke-color="#000000" draw:stroke-linejoin="miter" draw:fill="none" draw:textarea-vertical-align="top" draw:auto-grow-height="false" draw:fit-to-size="false" fo:min-height="0.838cm" fo:min-width="1.202cm" fo:padding-top="0.299cm" fo:padding-bottom="0.13cm" fo:padding-left="0.25cm" fo:padding-right="0.25cm" fo:wrap-option="wrap"/>
    </style:style>
    <style:style style:name="gr58" style:family="graphic" style:parent-style-name="standard">
      <style:graphic-properties draw:stroke="solid" svg:stroke-width="0.026cm" svg:stroke-color="#000000" draw:stroke-linejoin="miter" draw:fill="none" draw:textarea-vertical-align="top" draw:auto-grow-height="false" draw:fit-to-size="false" fo:min-height="0.84cm" fo:min-width="1.203cm" fo:padding-top="0.299cm" fo:padding-bottom="0.13cm" fo:padding-left="0.25cm" fo:padding-right="0.25cm" fo:wrap-option="wrap"/>
    </style:style>
    <style:style style:name="gr59" style:family="graphic" style:parent-style-name="standard">
      <style:graphic-properties draw:stroke="solid" svg:stroke-width="0.026cm" svg:stroke-color="#000000" draw:stroke-linejoin="miter" draw:fill="none" draw:textarea-vertical-align="top" draw:auto-grow-height="false" draw:fit-to-size="false" fo:min-height="0.77cm" fo:min-width="1.203cm" fo:padding-top="0.299cm" fo:padding-bottom="0.13cm" fo:padding-left="0.25cm" fo:padding-right="0.25cm" fo:wrap-option="wrap"/>
    </style:style>
    <style:style style:name="gr60" style:family="graphic" style:parent-style-name="standard">
      <style:graphic-properties draw:stroke="solid" svg:stroke-width="0.026cm" svg:stroke-color="#000000" draw:stroke-linejoin="miter" draw:fill="none" draw:textarea-vertical-align="top" draw:auto-grow-height="false" draw:fit-to-size="false" fo:min-height="0.764cm" fo:min-width="1.203cm" fo:padding-top="0.299cm" fo:padding-bottom="0.13cm" fo:padding-left="0.25cm" fo:padding-right="0.25cm" fo:wrap-option="wrap"/>
    </style:style>
    <style:style style:name="gr61" style:family="graphic" style:parent-style-name="standard">
      <style:graphic-properties draw:stroke="none" svg:stroke-width="0cm" draw:fill="gradient" draw:fill-gradient-name="Gradient_20_4" draw:textarea-vertical-align="middle" draw:auto-grow-height="false" draw:fit-to-size="false" fo:min-height="0cm" fo:min-width="0cm" fo:padding-top="0.125cm" fo:padding-bottom="0.125cm" fo:padding-left="0.25cm" fo:padding-right="0.25cm" fo:wrap-option="no-wrap"/>
    </style:style>
    <style:style style:name="gr62" style:family="graphic" style:parent-style-name="standard">
      <style:graphic-properties draw:stroke="solid" svg:stroke-width="0.026cm" svg:stroke-color="#000000" draw:stroke-linejoin="round" draw:fill="none" draw:textarea-vertical-align="top" draw:auto-grow-height="false" draw:fit-to-size="false" fo:min-height="1.138cm" fo:min-width="4.298cm" fo:padding-top="0.125cm" fo:padding-bottom="0.125cm" fo:padding-left="0.25cm" fo:padding-right="0.25cm" fo:wrap-option="wrap"/>
    </style:style>
    <style:style style:name="gr63" style:family="graphic" style:parent-style-name="standard">
      <style:graphic-properties draw:stroke="none" svg:stroke-width="0cm" draw:fill="gradient" draw:fill-gradient-name="Gradient_20_5" draw:textarea-vertical-align="middle" draw:auto-grow-height="false" draw:fit-to-size="false" fo:min-height="0cm" fo:min-width="0cm" fo:padding-top="0.125cm" fo:padding-bottom="0.125cm" fo:padding-left="0.25cm" fo:padding-right="0.25cm" fo:wrap-option="no-wrap"/>
    </style:style>
    <style:style style:name="gr6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5" style:family="graphic" style:parent-style-name="standard">
      <style:graphic-properties draw:stroke="solid" svg:stroke-width="0.026cm" svg:stroke-color="#000000" draw:stroke-linejoin="miter" draw:fill="none" draw:textarea-vertical-align="top" draw:auto-grow-height="false" draw:fit-to-size="false" fo:min-height="3.828cm" fo:min-width="2.209cm" fo:padding-top="0.13cm" fo:padding-bottom="0.13cm" fo:padding-left="0.25cm" fo:padding-right="0.25cm" fo:wrap-option="wrap"/>
    </style:style>
    <style:style style:name="gr66" style:family="graphic" style:parent-style-name="standard">
      <style:graphic-properties draw:stroke="none" svg:stroke-width="0cm" draw:fill="gradient" draw:fill-gradient-name="Gradient_20_4" draw:textarea-vertical-align="middle" draw:auto-grow-height="false" draw:fit-to-size="false" fo:min-height="0.05cm" fo:min-width="0.068cm" fo:padding-top="0.125cm" fo:padding-bottom="0.125cm" fo:padding-left="0.25cm" fo:padding-right="0.25cm" fo:wrap-option="no-wrap"/>
    </style:style>
    <style:style style:name="gr67" style:family="graphic" style:parent-style-name="standard">
      <style:graphic-properties draw:stroke="none" svg:stroke-width="0cm" draw:fill="gradient" draw:fill-gradient-name="Gradient_20_5" draw:textarea-vertical-align="middle" draw:auto-grow-height="false" draw:fit-to-size="false" fo:min-height="0.05cm" fo:min-width="0.668cm" fo:padding-top="0.125cm" fo:padding-bottom="0.125cm" fo:padding-left="0.25cm" fo:padding-right="0.25cm" fo:wrap-option="no-wrap"/>
    </style:style>
    <style:style style:name="gr68" style:family="graphic" style:parent-style-name="standard">
      <style:graphic-properties draw:stroke="none" svg:stroke-width="0cm" draw:fill="gradient" draw:fill-gradient-name="Gradient_20_4" draw:textarea-vertical-align="middle" draw:auto-grow-height="false" draw:fit-to-size="false" fo:min-height="0.05cm" fo:min-width="0.346cm" fo:padding-top="0.125cm" fo:padding-bottom="0.125cm" fo:padding-left="0.25cm" fo:padding-right="0.25cm" fo:wrap-option="no-wrap"/>
    </style:style>
    <style:style style:name="gr69" style:family="graphic" style:parent-style-name="standard">
      <style:graphic-properties draw:stroke="none" svg:stroke-width="0cm" draw:fill="gradient" draw:fill-gradient-name="Gradient_20_5" draw:textarea-vertical-align="middle" draw:auto-grow-height="false" draw:fit-to-size="false" fo:min-height="0.05cm" fo:min-width="0.346cm" fo:padding-top="0.125cm" fo:padding-bottom="0.125cm" fo:padding-left="0.25cm" fo:padding-right="0.25cm" fo:wrap-option="no-wrap"/>
    </style:style>
    <style:style style:name="gr70" style:family="graphic" style:parent-style-name="standard">
      <style:graphic-properties draw:stroke="none" svg:stroke-width="0cm" draw:fill="gradient" draw:fill-gradient-name="Gradient_20_4" draw:textarea-vertical-align="middle" draw:auto-grow-height="false" draw:fit-to-size="false" fo:min-height="0.05cm" fo:min-width="3.156cm" fo:padding-top="0.125cm" fo:padding-bottom="0.125cm" fo:padding-left="0.25cm" fo:padding-right="0.25cm" fo:wrap-option="no-wrap"/>
    </style:style>
    <style:style style:name="gr71" style:family="graphic" style:parent-style-name="standard">
      <style:graphic-properties draw:stroke="none" svg:stroke-width="0cm" draw:fill="gradient" draw:fill-gradient-name="Gradient_20_5" draw:textarea-vertical-align="middle" draw:auto-grow-height="false" draw:fit-to-size="false" fo:min-height="0.05cm" fo:min-width="0.769cm" fo:padding-top="0.125cm" fo:padding-bottom="0.125cm" fo:padding-left="0.25cm" fo:padding-right="0.25cm" fo:wrap-option="no-wrap"/>
    </style:style>
    <style:style style:name="gr72" style:family="graphic" style:parent-style-name="standard">
      <style:graphic-properties draw:stroke="none" svg:stroke-width="0cm" draw:fill="gradient" draw:fill-gradient-name="Gradient_20_4" draw:textarea-vertical-align="middle" draw:auto-grow-height="false" draw:fit-to-size="false" fo:min-height="0.05cm" fo:min-width="2.768cm" fo:padding-top="0.125cm" fo:padding-bottom="0.125cm" fo:padding-left="0.25cm" fo:padding-right="0.25cm" fo:wrap-option="no-wrap"/>
    </style:style>
    <style:style style:name="gr73" style:family="graphic" style:parent-style-name="standard">
      <style:graphic-properties draw:stroke="none" svg:stroke-width="0cm" draw:fill="gradient" draw:fill-gradient-name="Gradient_20_4" draw:textarea-vertical-align="middle" draw:auto-grow-height="false" draw:fit-to-size="false" fo:min-height="0.05cm" fo:min-width="1.582cm" fo:padding-top="0.125cm" fo:padding-bottom="0.125cm" fo:padding-left="0.25cm" fo:padding-right="0.25cm" fo:wrap-option="no-wrap"/>
    </style:style>
    <style:style style:name="gr74" style:family="graphic" style:parent-style-name="standard">
      <style:graphic-properties draw:stroke="none" svg:stroke-width="0cm" draw:fill="gradient" draw:fill-gradient-name="Gradient_20_5" draw:textarea-vertical-align="middle" draw:auto-grow-height="false" draw:fit-to-size="false" fo:min-height="0.05cm" fo:min-width="0.468cm" fo:padding-top="0.125cm" fo:padding-bottom="0.125cm" fo:padding-left="0.25cm" fo:padding-right="0.25cm" fo:wrap-option="no-wrap"/>
    </style:style>
    <style:style style:name="gr75" style:family="graphic" style:parent-style-name="standard">
      <style:graphic-properties draw:stroke="none" svg:stroke-width="0cm" draw:fill="gradient" draw:fill-gradient-name="Gradient_20_4" draw:textarea-vertical-align="middle" draw:auto-grow-height="false" draw:fit-to-size="false" fo:min-height="0.05cm" fo:min-width="0.567cm" fo:padding-top="0.125cm" fo:padding-bottom="0.125cm" fo:padding-left="0.25cm" fo:padding-right="0.25cm" fo:wrap-option="no-wrap"/>
    </style:style>
    <style:style style:name="gr76" style:family="graphic" style:parent-style-name="standard">
      <style:graphic-properties draw:stroke="none" svg:stroke-width="0cm" draw:fill="gradient" draw:fill-gradient-name="Gradient_20_5" draw:textarea-vertical-align="middle" draw:auto-grow-height="false" draw:fit-to-size="false" fo:min-height="0.05cm" fo:min-width="3.868cm" fo:padding-top="0.125cm" fo:padding-bottom="0.125cm" fo:padding-left="0.25cm" fo:padding-right="0.25cm" fo:wrap-option="no-wrap"/>
    </style:style>
    <style:style style:name="gr77" style:family="graphic" style:parent-style-name="standard">
      <style:graphic-properties draw:stroke="solid" svg:stroke-width="0.026cm" svg:stroke-color="#000000" draw:stroke-linejoin="miter" draw:fill="none" draw:textarea-vertical-align="top" draw:auto-grow-height="false" draw:fit-to-size="false" fo:min-height="0.958cm" fo:min-width="2.21cm" fo:padding-top="0.13cm" fo:padding-bottom="0.13cm" fo:padding-left="0.25cm" fo:padding-right="0.25cm" fo:wrap-option="wrap"/>
    </style:style>
    <style:style style:name="gr78" style:family="graphic" style:parent-style-name="standard">
      <style:graphic-properties draw:stroke="none" draw:fill="none" fo:min-height="0.354cm"/>
    </style:style>
    <style:style style:name="gr79" style:family="graphic" style:parent-style-name="standard">
      <style:graphic-properties draw:stroke="none" svg:stroke-width="0cm" draw:fill="none" draw:textarea-vertical-align="middle" draw:auto-grow-height="false" draw:fit-to-size="false" fo:min-height="1.752cm" fo:min-width="19.304cm" fo:padding-top="0.125cm" fo:padding-bottom="0.125cm" fo:padding-left="0.25cm" fo:padding-right="0.25cm" fo:wrap-option="wrap"/>
    </style:style>
    <style:style style:name="gr80" style:family="graphic" style:parent-style-name="standard">
      <style:graphic-properties draw:stroke="none" svg:stroke-width="0cm" draw:fill="none" draw:textarea-vertical-align="middle" draw:auto-grow-height="false" draw:fit-to-size="false" fo:min-height="0.754cm" fo:min-width="5.427cm" fo:padding-top="0.13cm" fo:padding-bottom="0.13cm" fo:padding-left="0.25cm" fo:padding-right="0.25cm" fo:wrap-option="wrap"/>
    </style:style>
    <style:style style:name="gr81" style:family="graphic" style:parent-style-name="standard">
      <style:graphic-properties draw:stroke="solid" svg:stroke-width="0.026cm" svg:stroke-color="#000000" draw:stroke-linejoin="miter" draw:fill="solid" draw:fill-color="#7fa3cf" draw:textarea-vertical-align="top" draw:auto-grow-height="false" draw:fit-to-size="false" fo:min-height="0.836cm" fo:min-width="4.714cm" fo:padding-top="0.13cm" fo:padding-bottom="0.13cm" fo:padding-left="0.25cm" fo:padding-right="0.25cm" fo:wrap-option="wrap"/>
    </style:style>
    <style:style style:name="gr82" style:family="graphic" style:parent-style-name="standard">
      <style:graphic-properties draw:stroke="solid" svg:stroke-width="0.026cm" svg:stroke-color="#000000" draw:stroke-linejoin="miter" draw:fill="solid" draw:fill-color="#7fa3cf" draw:textarea-vertical-align="top" draw:auto-grow-height="false" draw:fit-to-size="false" fo:min-height="0.838cm" fo:min-width="2.914cm" fo:padding-top="0.13cm" fo:padding-bottom="0.13cm" fo:padding-left="0.25cm" fo:padding-right="0.25cm" fo:wrap-option="wrap"/>
    </style:style>
    <style:style style:name="gr83" style:family="graphic" style:parent-style-name="standard">
      <style:graphic-properties draw:stroke="solid" svg:stroke-width="0.026cm" svg:stroke-color="#000000" draw:stroke-linejoin="miter" draw:fill="none" draw:textarea-vertical-align="top" draw:auto-grow-height="false" draw:fit-to-size="false" fo:min-height="0.802cm" fo:min-width="1.203cm" fo:padding-top="0.299cm" fo:padding-bottom="0.13cm" fo:padding-left="0.25cm" fo:padding-right="0.25cm" fo:wrap-option="wrap"/>
    </style:style>
    <style:style style:name="gr84" style:family="graphic" style:parent-style-name="standard">
      <style:graphic-properties draw:stroke="solid" svg:stroke-width="0.026cm" svg:stroke-color="#000000" draw:stroke-linejoin="miter" draw:fill="solid" draw:fill-color="#7fa3cf" draw:textarea-vertical-align="top" draw:auto-grow-height="false" draw:fit-to-size="false" fo:min-height="0.838cm" fo:min-width="1.301cm" fo:padding-top="0.13cm" fo:padding-bottom="0.13cm" fo:padding-left="0.25cm" fo:padding-right="0.25cm" fo:wrap-option="wrap"/>
    </style:style>
    <style:style style:name="gr85" style:family="graphic" style:parent-style-name="standard">
      <style:graphic-properties draw:stroke="none" svg:stroke-width="0cm" draw:fill="gradient" draw:fill-gradient-name="Gradient_20_4" draw:textarea-vertical-align="middle" draw:auto-grow-height="false" draw:fit-to-size="false" fo:min-height="0.05cm" fo:min-width="0.098cm" fo:padding-top="0.125cm" fo:padding-bottom="0.125cm" fo:padding-left="0.25cm" fo:padding-right="0.25cm" fo:wrap-option="no-wrap"/>
    </style:style>
    <style:style style:name="gr86" style:family="graphic" style:parent-style-name="standard">
      <style:graphic-properties draw:stroke="none" svg:stroke-width="0cm" draw:fill="gradient" draw:fill-gradient-name="Gradient_20_5" draw:textarea-vertical-align="middle" draw:auto-grow-height="false" draw:fit-to-size="false" fo:min-height="0.05cm" fo:min-width="0.067cm" fo:padding-top="0.125cm" fo:padding-bottom="0.125cm" fo:padding-left="0.25cm" fo:padding-right="0.25cm" fo:wrap-option="no-wrap"/>
    </style:style>
    <style:style style:name="gr87" style:family="graphic" style:parent-style-name="standard">
      <style:graphic-properties draw:stroke="none" svg:stroke-width="0cm" draw:fill="gradient" draw:fill-gradient-name="Gradient_20_4" draw:textarea-vertical-align="middle" draw:auto-grow-height="false" draw:fit-to-size="false" fo:min-height="0.068cm" fo:min-width="0.666cm" fo:padding-top="0.125cm" fo:padding-bottom="0.125cm" fo:padding-left="0.25cm" fo:padding-right="0.25cm" fo:wrap-option="no-wrap"/>
    </style:style>
    <style:style style:name="gr88" style:family="graphic" style:parent-style-name="standard">
      <style:graphic-properties draw:stroke="none" svg:stroke-width="0cm" draw:fill="gradient" draw:fill-gradient-name="Gradient_20_4" draw:textarea-vertical-align="middle" draw:auto-grow-height="false" draw:fit-to-size="false" fo:min-height="0.091cm" fo:min-width="1.188cm" fo:padding-top="0.125cm" fo:padding-bottom="0.125cm" fo:padding-left="0.25cm" fo:padding-right="0.25cm" fo:wrap-option="no-wrap"/>
    </style:style>
    <style:style style:name="gr89" style:family="graphic" style:parent-style-name="standard">
      <style:graphic-properties draw:stroke="none" svg:stroke-width="0cm" draw:fill="gradient" draw:fill-gradient-name="Gradient_20_5" draw:textarea-vertical-align="middle" draw:auto-grow-height="false" draw:fit-to-size="false" fo:min-height="0.05cm" fo:min-width="1.2cm" fo:padding-top="0.125cm" fo:padding-bottom="0.125cm" fo:padding-left="0.25cm" fo:padding-right="0.25cm" fo:wrap-option="no-wrap"/>
    </style:style>
    <style:style style:name="gr90" style:family="graphic" style:parent-style-name="standard">
      <style:graphic-properties draw:stroke="none" svg:stroke-width="0cm" draw:fill="gradient" draw:fill-gradient-name="Gradient_20_4" draw:textarea-vertical-align="middle" draw:auto-grow-height="false" draw:fit-to-size="false" fo:min-height="0.05cm" fo:min-width="3.665cm" fo:padding-top="0.125cm" fo:padding-bottom="0.125cm" fo:padding-left="0.25cm" fo:padding-right="0.25cm" fo:wrap-option="no-wrap"/>
    </style:style>
    <style:style style:name="gr91" style:family="graphic" style:parent-style-name="standard">
      <style:graphic-properties draw:stroke="none" svg:stroke-width="0cm" draw:fill="gradient" draw:fill-gradient-name="Gradient_20_5" draw:textarea-vertical-align="middle" draw:auto-grow-height="false" draw:fit-to-size="false" fo:min-height="0.05cm" fo:min-width="3.665cm" fo:padding-top="0.125cm" fo:padding-bottom="0.125cm" fo:padding-left="0.25cm" fo:padding-right="0.25cm" fo:wrap-option="no-wrap"/>
    </style:style>
    <style:style style:name="pr1"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pr2" style:family="presentation" style:parent-style-name="タイトル_20_スライド-backgroundobjects">
      <style:graphic-properties draw:stroke="none" svg:stroke-width="0.026cm" draw:stroke-linejoin="round" draw:fill="none" draw:fill-color="#ffffff" draw:textarea-vertical-align="bottom" draw:auto-grow-height="false" draw:fit-to-size="false" fo:min-height="12.406cm" fo:padding-top="0.13cm" fo:padding-bottom="0.13cm" fo:padding-left="0.25cm" fo:padding-right="0.25cm" fo:wrap-option="wrap"/>
    </style:style>
    <style:style style:name="pr3" style:family="presentation" style:parent-style-name="タイトル_20_スライド-notes">
      <style:graphic-properties draw:stroke="none" svg:stroke-width="0.026cm" draw:stroke-linejoin="round" draw:fill="none" draw:fill-color="#ffffff" draw:textarea-vertical-align="middle" draw:auto-grow-height="false" draw:fit-to-size="false" fo:min-height="12.406cm" fo:padding-top="0.13cm" fo:padding-bottom="0.13cm" fo:padding-left="0.25cm" fo:padding-right="0.25cm" fo:wrap-option="no-wrap"/>
    </style:style>
    <style:style style:name="pr4" style:family="presentation" style:parent-style-name="白紙-backgroundobjects">
      <style:graphic-properties draw:stroke="none" svg:stroke-width="0cm" draw:fill="none" draw:fill-color="#ffffff" draw:textarea-vertical-align="middle" draw:auto-grow-height="false" draw:fit-to-size="false" fo:min-height="11.049cm" fo:padding-top="0.13cm" fo:padding-bottom="0.13cm" fo:padding-left="0.25cm" fo:padding-right="0.25cm" fo:wrap-option="wrap"/>
    </style:style>
    <style:style style:name="pr5" style:family="presentation" style:parent-style-name="白紙-backgroundobjects">
      <style:graphic-properties draw:stroke="none" svg:stroke-width="0.026cm" draw:stroke-linejoin="round" draw:fill="none" draw:fill-color="#ffffff" draw:textarea-vertical-align="bottom" draw:auto-grow-height="false" draw:fit-to-size="false" fo:min-height="12.406cm" fo:padding-top="0.13cm" fo:padding-bottom="0.13cm" fo:padding-left="0.25cm" fo:padding-right="0.25cm" fo:wrap-option="wrap"/>
    </style:style>
    <style:style style:name="pr6" style:family="presentation" style:parent-style-name="白紙-notes">
      <style:graphic-properties draw:stroke="none" svg:stroke-width="0.026cm" draw:stroke-linejoin="round" draw:fill="none" draw:fill-color="#ffffff" draw:textarea-vertical-align="middle" draw:auto-grow-height="false" draw:fit-to-size="false" fo:min-height="12.406cm" fo:padding-top="0.13cm" fo:padding-bottom="0.13cm" fo:padding-left="0.25cm" fo:padding-right="0.25cm" fo:wrap-option="no-wrap"/>
    </style:style>
    <style:style style:name="pr7" style:family="presentation" style:parent-style-name="白紙_5f_-backgroundobjects">
      <style:graphic-properties draw:stroke="none" svg:stroke-width="0cm" draw:fill="none" draw:fill-color="#ffffff" draw:textarea-vertical-align="middle" draw:auto-grow-height="false" draw:fit-to-size="false" fo:min-height="11.049cm" fo:padding-top="0.13cm" fo:padding-bottom="0.13cm" fo:padding-left="0.25cm" fo:padding-right="0.25cm" fo:wrap-option="wrap"/>
    </style:style>
    <style:style style:name="pr8" style:family="presentation" style:parent-style-name="白紙_5f_-backgroundobjects">
      <style:graphic-properties draw:stroke="none" svg:stroke-width="0.026cm" draw:stroke-linejoin="round" draw:fill="none" draw:fill-color="#ffffff" draw:textarea-vertical-align="bottom" draw:auto-grow-height="false" draw:fit-to-size="false" fo:min-height="12.406cm" fo:padding-top="0.13cm" fo:padding-bottom="0.13cm" fo:padding-left="0.25cm" fo:padding-right="0.25cm" fo:wrap-option="wrap"/>
    </style:style>
    <style:style style:name="pr9" style:family="presentation" style:parent-style-name="白紙_5f_-notes">
      <style:graphic-properties draw:stroke="none" svg:stroke-width="0.026cm" draw:stroke-linejoin="round" draw:fill="none" draw:fill-color="#ffffff" draw:textarea-vertical-align="middle" draw:auto-grow-height="false" draw:fit-to-size="false" fo:min-height="12.406cm" fo:padding-top="0.13cm" fo:padding-bottom="0.13cm" fo:padding-left="0.25cm" fo:padding-right="0.25cm" fo:wrap-option="no-wrap"/>
    </style:style>
    <style:style style:name="co1" style:family="table-column">
      <style:table-column-properties style:column-width="5.909cm" style:use-optimal-column-width="false"/>
    </style:style>
    <style:style style:name="co2" style:family="table-column">
      <style:table-column-properties style:column-width="3.082cm" style:use-optimal-column-width="false"/>
    </style:style>
    <style:style style:name="co3" style:family="table-column">
      <style:table-column-properties style:column-width="12.814cm" style:use-optimal-column-width="false"/>
    </style:style>
    <style:style style:name="ro1" style:family="table-row">
      <style:table-row-properties style:row-height="1.052cm"/>
    </style:style>
    <style:style style:name="ro2" style:family="table-row">
      <style:table-row-properties style:row-height="1.053cm"/>
    </style:style>
    <style:style style:name="ce1" style:family="table-cell">
      <loext:graphic-properties draw:fill="solid" draw:fill-color="#4f81bd" style:repeat="repeat" draw:textarea-vertical-align="top" fo:padding-top="0.129cm" fo:padding-bottom="0.129cm" fo:padding-left="0.25cm" fo:padding-right="0.25cm"/>
      <style:paragraph-properties fo:border="none"/>
    </style:style>
    <style:style style:name="ce2" style:family="table-cell">
      <loext:graphic-properties draw:fill="solid" draw:fill-color="#d0d8e8" style:repeat="repeat" draw:textarea-vertical-align="top" fo:padding-top="0.129cm" fo:padding-bottom="0.129cm" fo:padding-left="0.25cm" fo:padding-right="0.25cm"/>
      <style:paragraph-properties fo:border="none"/>
    </style:style>
    <style:style style:name="ce3" style:family="table-cell">
      <loext:graphic-properties draw:fill="solid" draw:fill-color="#e9edf4" style:repeat="repeat" draw:textarea-vertical-align="top" fo:padding-top="0.129cm" fo:padding-bottom="0.129cm" fo:padding-left="0.25cm" fo:padding-right="0.25cm"/>
      <style:paragraph-properties fo:border="none"/>
    </style:style>
    <style:style style:name="P1" style:family="paragraph">
      <style:paragraph-properties fo:margin-top="0cm" fo:margin-bottom="0cm" fo:line-height="100%" fo:text-align="start"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top="0.176cm" fo:margin-bottom="0cm" fo:line-height="100%" fo:text-align="star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top="0cm" fo:margin-bottom="0cm" fo:line-height="100%" fo:text-align="end" style:punctuation-wrap="hanging" style:writing-mode="lr-tb">
        <style:tab-stops>
          <style:tab-stop style:position="2.011cm"/>
          <style:tab-stop style:position="4.022cm"/>
          <style:tab-stop style:position="6.033cm"/>
          <style:tab-stop style:position="8.043cm"/>
        </style:tab-stops>
      </style:paragraph-properties>
      <style:text-properties fo:font-size="12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style:paragraph-properties fo:margin-left="1.495cm" fo:margin-right="0cm" fo:margin-top="0.123cm" fo:margin-bottom="0cm" fo:line-height="100%" fo:text-align="start" fo:text-indent="-1.485cm" style:punctuation-wrap="hanging" style:writing-mode="lr-tb">
        <style:tab-stops>
          <style:tab-stop style:position="0cm"/>
        </style:tab-stops>
      </style:paragraph-properties>
    </style:style>
    <style:style style:name="P9"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style>
    <style:style style:name="P10" style:family="paragraph">
      <style:paragraph-properties fo:margin-left="0cm" fo:margin-right="0cm" fo:margin-top="0.176cm" fo:margin-bottom="0cm" fo:line-height="100%" fo:text-align="center" fo:text-indent="0cm" style:punctuation-wrap="hanging" style:writing-mode="lr-tb">
        <style:tab-stops>
          <style:tab-stop style:position="0cm"/>
        </style:tab-stops>
      </style:paragraph-properties>
    </style:style>
    <style:style style:name="P11" style:family="paragraph">
      <style:paragraph-properties fo:margin-top="0cm" fo:margin-bottom="0cm" fo:line-height="100%" fo:text-align="center"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2" style:family="paragraph">
      <style:paragraph-properties fo:margin-top="0cm" fo:margin-bottom="0cm" fo:line-height="100%" fo:text-align="end" style:punctuation-wrap="hanging" style:writing-mode="lr-tb">
        <style:tab-stops>
          <style:tab-stop style:position="2.011cm"/>
          <style:tab-stop style:position="4.022cm"/>
          <style:tab-stop style:position="6.033cm"/>
          <style:tab-stop style:position="8.043cm"/>
        </style:tab-stops>
      </style:paragraph-properties>
      <style:text-properties fo:font-size="10pt" style:font-size-asian="14pt" style:font-size-complex="14pt"/>
    </style:style>
    <style:style style:name="P13" style:family="paragraph">
      <loext:graphic-properties draw:fill="none" draw:fill-color="#ffffff"/>
      <style:paragraph-properties fo:text-align="start" style:font-independent-line-spacing="true"/>
      <style:text-properties fo:font-size="10pt" style:font-size-asian="14pt" style:font-size-complex="14pt"/>
    </style:style>
    <style:style style:name="P14" style:family="paragraph">
      <style:paragraph-properties fo:margin-top="0cm" fo:margin-bottom="0cm" fo:line-height="100%" fo:text-align="center" style:writing-mode="lr-tb">
        <style:tab-stops>
          <style:tab-stop style:position="2.011cm"/>
          <style:tab-stop style:position="4.022cm"/>
        </style:tab-stops>
      </style:paragraph-properties>
      <style:text-properties fo:font-size="10pt" style:font-size-asian="14pt" style:font-size-complex="14pt"/>
    </style:style>
    <style:style style:name="P15" style:family="paragraph">
      <style:paragraph-properties fo:margin-left="0cm" fo:margin-right="0cm" fo:margin-top="0cm" fo:margin-bottom="0cm" fo:line-height="100%" fo:text-align="start" fo:text-indent="0.50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17" style:family="paragraph">
      <loext:graphic-properties draw:fill="none"/>
      <style:paragraph-properties fo:margin-top="0cm" fo:margin-bottom="0cm" fo:line-height="100%"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32pt"/>
    </style:style>
    <style:style style:name="P18" style:family="paragraph">
      <loext:graphic-properties draw:fill="solid" draw:fill-color="#dbeef4"/>
      <style:paragraph-properties fo:text-align="start" style:font-independent-line-spacing="true"/>
      <style:text-properties fo:font-size="32pt"/>
    </style:style>
    <style:style style:name="P19" style:family="paragraph">
      <loext:graphic-properties draw:fill="none"/>
      <style:paragraph-properties fo:text-align="start"/>
      <style:text-properties fo:font-size="18pt"/>
    </style:style>
    <style:style style:name="P20" style:family="paragraph">
      <loext:graphic-properties draw:fill="solid" draw:fill-color="#dbeef4"/>
      <style:paragraph-properties fo:margin-top="0cm" fo:margin-bottom="0cm" fo:line-height="100%" fo:text-align="center"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32pt"/>
    </style:style>
    <style:style style:name="P21" style:family="paragraph">
      <loext:graphic-properties draw:fill="none"/>
      <style:paragraph-properties fo:text-align="center"/>
    </style:style>
    <style:style style:name="P22" style:family="paragraph">
      <style:paragraph-properties fo:margin-left="0.953cm" fo:margin-right="0cm" fo:margin-top="0cm" fo:margin-bottom="0cm" fo:line-height="100%" fo:text-align="center" fo:text-indent="-0.943cm" style:punctuation-wrap="hanging" style:writing-mode="lr-tb">
        <style:tab-stops>
          <style:tab-stop style:position="0cm"/>
        </style:tab-stops>
      </style:paragraph-properties>
    </style:style>
    <style:style style:name="P23" style:family="paragraph">
      <loext:graphic-properties draw:fill="gradient" draw:fill-gradient-name="Gradient_20_3"/>
      <style:paragraph-properties fo:text-align="start" style:font-independent-line-spacing="true"/>
      <style:text-properties fo:font-size="32pt"/>
    </style:style>
    <style:style style:name="P24" style:family="paragraph">
      <loext:graphic-properties draw:fill="solid" draw:fill-color="#c0c0c0"/>
      <style:paragraph-properties fo:text-align="start" style:font-independent-line-spacing="true"/>
      <style:text-properties fo:font-size="32pt"/>
    </style:style>
    <style:style style:name="P25" style:family="paragraph">
      <loext:graphic-properties draw:fill="gradient" draw:fill-gradient-name="Gradient_20_3"/>
      <style:paragraph-properties fo:margin-left="0.953cm" fo:margin-right="0cm" fo:margin-top="0cm" fo:margin-bottom="0cm" fo:line-height="100%" fo:text-align="center" fo:text-indent="-0.943cm" style:punctuation-wrap="hanging" style:writing-mode="lr-tb" style:font-independent-line-spacing="true">
        <style:tab-stops>
          <style:tab-stop style:position="0cm"/>
        </style:tab-stops>
      </style:paragraph-properties>
      <style:text-properties fo:font-size="32pt"/>
    </style:style>
    <style:style style:name="P26" style:family="paragraph">
      <loext:graphic-properties draw:fill="solid" draw:fill-color="#c0c0c0"/>
      <style:paragraph-properties fo:margin-left="0.953cm" fo:margin-right="0cm" fo:margin-top="0cm" fo:margin-bottom="0cm" fo:line-height="100%" fo:text-align="center" fo:text-indent="-0.943cm" style:punctuation-wrap="hanging" style:writing-mode="lr-tb" style:font-independent-line-spacing="true">
        <style:tab-stops>
          <style:tab-stop style:position="0cm"/>
        </style:tab-stops>
      </style:paragraph-properties>
      <style:text-properties fo:font-size="32pt"/>
    </style:style>
    <style:style style:name="P27" style:family="paragraph">
      <style:paragraph-properties fo:margin-left="0cm" fo:margin-right="0cm" fo:margin-top="0cm" fo:margin-bottom="0cm" fo:line-height="156%" fo:text-align="start" fo:text-indent="0cm" style:punctuation-wrap="hanging" style:writing-mode="lr-tb">
        <style:tab-stops>
          <style:tab-stop style:position="0cm"/>
        </style:tab-stops>
      </style:paragraph-properties>
      <style:text-properties fo:hyphenate="false"/>
    </style:style>
    <style:style style:name="P28" style:family="paragraph">
      <style:paragraph-properties fo:margin-top="0.106cm" fo:margin-bottom="0cm" fo:line-height="156%" fo:text-align="start"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9" style:family="paragraph">
      <loext:graphic-properties draw:fill="solid" draw:fill-color="#7fa3cf"/>
      <style:paragraph-properties fo:margin-top="0.106cm" fo:margin-bottom="0cm" fo:line-height="156%"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30" style:family="paragraph">
      <style:paragraph-properties fo:margin-top="0.088cm" fo:margin-bottom="0cm" fo:line-height="156%" fo:text-align="start"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31" style:family="paragraph">
      <loext:graphic-properties draw:fill="none"/>
      <style:paragraph-properties fo:margin-top="0.088cm" fo:margin-bottom="0cm" fo:line-height="156%"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32" style:family="paragraph">
      <loext:graphic-properties draw:fill="none"/>
      <style:paragraph-properties fo:margin-top="0.088cm" fo:margin-bottom="0cm" fo:line-height="156%"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9pt" style:font-size-asian="9pt" style:font-size-complex="9pt"/>
    </style:style>
    <style:style style:name="P33" style:family="paragraph">
      <loext:graphic-properties draw:fill="gradient" draw:fill-gradient-name="Gradient_20_4"/>
      <style:paragraph-properties fo:text-align="start" style:font-independent-line-spacing="true"/>
      <style:text-properties fo:font-size="18pt"/>
    </style:style>
    <style:style style:name="P34" style:family="paragraph">
      <loext:graphic-properties draw:fill="gradient" draw:fill-gradient-name="Gradient_20_5"/>
      <style:paragraph-properties fo:text-align="start" style:font-independent-line-spacing="true"/>
      <style:text-properties fo:font-size="18pt"/>
    </style:style>
    <style:style style:name="P35" style:family="paragraph">
      <style:paragraph-properties fo:margin-top="0cm" fo:margin-bottom="0cm" fo:line-height="100%" fo:text-align="start" style:writing-mode="lr-tb"/>
    </style:style>
    <style:style style:name="P36" style:family="paragraph">
      <loext:graphic-properties draw:fill="none"/>
      <style:paragraph-properties fo:margin-top="0.088cm" fo:margin-bottom="0cm" fo:line-height="156%"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32pt"/>
    </style:style>
    <style:style style:name="P37" style:family="paragraph">
      <loext:graphic-properties draw:fill="none"/>
      <style:paragraph-properties fo:margin-top="0.088cm" fo:margin-bottom="0cm" fo:line-height="156%" fo:text-align="start"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38" style:family="paragraph">
      <loext:graphic-properties draw:fill="none"/>
      <style:paragraph-properties fo:margin-top="0cm" fo:margin-bottom="0cm" fo:line-height="100%"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32pt" style:font-size-asian="18pt"/>
    </style:style>
    <style:style style:name="P39" style:family="paragraph">
      <loext:graphic-properties draw:fill="none"/>
      <style:paragraph-properties fo:margin-top="0cm" fo:margin-bottom="0cm" fo:line-height="100%" fo:text-align="center"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32pt"/>
    </style:style>
    <style:style style:name="P40" style:family="paragraph">
      <style:paragraph-properties fo:margin-top="0.106cm" fo:margin-bottom="0cm" fo:line-height="156%" fo:text-align="center"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41" style:family="paragraph">
      <loext:graphic-properties draw:fill="solid" draw:fill-color="#7fa3cf"/>
      <style:paragraph-properties fo:margin-top="0.106cm" fo:margin-bottom="0cm" fo:line-height="156%" fo:text-align="center"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42" style:family="paragraph">
      <style:paragraph-properties fo:margin-top="0.088cm" fo:margin-bottom="0cm" fo:line-height="156%" fo:text-align="center"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43" style:family="paragraph">
      <loext:graphic-properties draw:fill="none"/>
      <style:paragraph-properties fo:margin-top="0.088cm" fo:margin-bottom="0cm" fo:line-height="156%" fo:text-align="center"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44" style:family="paragraph">
      <loext:graphic-properties draw:fill="none"/>
      <style:paragraph-properties fo:text-align="center" style:font-independent-line-spacing="true"/>
      <style:text-properties fo:font-size="18pt"/>
    </style:style>
    <style:style style:name="P45" style:family="paragraph">
      <loext:graphic-properties draw:fill="none"/>
      <style:paragraph-properties fo:margin-top="0.088cm" fo:margin-bottom="0cm" fo:line-height="156%" fo:text-align="center"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9pt" style:font-size-asian="9pt" style:font-size-complex="9pt"/>
    </style:style>
    <style:style style:name="P46" style:family="paragraph">
      <loext:graphic-properties draw:fill="none"/>
      <style:paragraph-properties fo:margin-top="0cm" fo:margin-bottom="0cm" fo:line-height="100%" fo:text-align="start" style:writing-mode="lr-tb" style:font-independent-line-spacing="true"/>
      <style:text-properties fo:font-size="18pt" style:font-size-asian="18pt"/>
    </style:style>
    <style:style style:name="P47" style:family="paragraph">
      <loext:graphic-properties draw:fill="none"/>
      <style:paragraph-properties fo:margin-top="0.088cm" fo:margin-bottom="0cm" fo:line-height="156%" fo:text-align="start" style:punctuation-wrap="hanging"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32pt" style:font-size-asian="18pt"/>
    </style:style>
    <style:style style:name="P48" style:family="paragraph">
      <loext:graphic-properties draw:fill="none" draw:fill-color="#ffffff"/>
      <style:paragraph-properties fo:margin-top="0cm" fo:margin-bottom="0cm" fo:line-height="100%" fo:text-align="end" style:punctuation-wrap="hanging" style:writing-mode="lr-tb" style:font-independent-line-spacing="true">
        <style:tab-stops>
          <style:tab-stop style:position="2.011cm"/>
          <style:tab-stop style:position="4.022cm"/>
          <style:tab-stop style:position="6.033cm"/>
          <style:tab-stop style:position="8.043cm"/>
        </style:tab-stops>
      </style:paragraph-properties>
      <style:text-properties fo:font-size="10pt" style:font-size-asian="14pt" style:font-size-complex="14pt"/>
    </style:style>
    <style:style style:name="P49" style:family="paragraph">
      <loext:graphic-properties draw:fill="none" draw:fill-color="#ffffff"/>
      <style:paragraph-properties fo:margin-top="0cm" fo:margin-bottom="0cm" fo:line-height="100%" fo:text-align="center" style:writing-mode="lr-tb" style:font-independent-line-spacing="true">
        <style:tab-stops>
          <style:tab-stop style:position="2.011cm"/>
          <style:tab-stop style:position="4.022cm"/>
        </style:tab-stops>
      </style:paragraph-properties>
      <style:text-properties fo:font-size="10pt" style:font-size-asian="14pt" style:font-size-complex="14pt"/>
    </style:style>
    <style:style style:name="P50" style:family="paragraph">
      <loext:graphic-properties draw:fill="none"/>
      <style:paragraph-properties fo:margin-top="0.088cm" fo:margin-bottom="0cm" fo:line-height="156%" fo:text-align="start" style:punctuation-wrap="hanging"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size-asian="18pt"/>
    </style:style>
    <style:style style:name="P51" style:family="paragraph">
      <loext:graphic-properties draw:fill="none" draw:fill-color="#ffffff"/>
      <style:paragraph-properties fo:margin-top="0cm" fo:margin-bottom="0cm" fo:line-height="100%" fo:text-align="end" style:punctuation-wrap="hanging" style:writing-mode="lr-tb" style:font-independent-line-spacing="true">
        <style:tab-stops>
          <style:tab-stop style:position="2.011cm"/>
          <style:tab-stop style:position="4.022cm"/>
          <style:tab-stop style:position="6.033cm"/>
          <style:tab-stop style:position="8.043cm"/>
        </style:tab-stops>
      </style:paragraph-properties>
      <style:text-properties fo:font-size="12pt" style:font-size-asian="14pt" style:font-size-complex="14pt"/>
    </style:style>
    <style:style style:name="P52" style:family="paragraph">
      <loext:graphic-properties draw:fill="none" draw:fill-color="#ffffff"/>
      <style:paragraph-properties fo:text-align="start" style:font-independent-line-spacing="true"/>
      <style:text-properties fo:font-size="18pt" style:font-size-asian="20pt"/>
    </style:style>
    <style:style style:name="T1" style:family="text">
      <style:text-properties fo:font-variant="normal" fo:text-transform="none" fo:color="#000000" style:text-line-through-style="none" style:text-line-through-type="none" style:text-position="0% 100%" style:font-name="Meiryo UI1" fo:font-size="32pt" fo:letter-spacing="normal" fo:font-style="normal" style:text-underline-style="none" fo:font-weight="normal" style:font-name-asian="ＭＳ Ｐゴシック" style:font-size-asian="32pt" style:font-style-asian="normal" style:font-weight-asian="normal" style:font-name-complex="Meiryo UI1"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Meiryo UI1" fo:font-size="20pt" fo:letter-spacing="normal" fo:font-style="normal" style:text-underline-style="solid" style:text-underline-width="auto" style:text-underline-color="font-color" fo:font-weight="normal" style:font-name-asian="ＭＳ Ｐゴシック" style:font-size-asian="20pt" style:font-style-asian="normal" style:font-weight-asian="normal" style:font-name-complex="Meiryo UI1"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eiryo UI1" fo:font-size="24pt" fo:letter-spacing="normal" fo:font-style="normal" style:text-underline-style="none" fo:font-weight="normal" style:font-name-asian="ＭＳ Ｐゴシック" style:font-size-asian="24pt" style:font-style-asian="normal" style:font-weight-asian="normal" style:font-name-complex="Meiryo UI1" style:font-size-complex="24pt" style:font-style-complex="normal" style:font-weight-complex="normal"/>
    </style:style>
    <style:style style:name="T4" style:family="text">
      <style:text-properties fo:font-variant="normal" fo:text-transform="none" fo:color="#262626" style:text-line-through-style="none" style:text-line-through-type="none" style:text-position="0% 100%" style:font-name="Meiryo UI1" fo:font-size="10pt" fo:letter-spacing="normal" fo:font-style="normal" style:text-underline-style="none" fo:font-weight="normal" style:font-name-asian="ＭＳ Ｐゴシック" style:font-size-asian="10pt" style:font-style-asian="normal" style:font-weight-asian="normal" style:font-name-complex="Meiryo UI"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name-asian="ＭＳ Ｐ明朝3"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Meiryo UI1" fo:font-size="14pt" fo:letter-spacing="normal" fo:font-style="normal" style:text-underline-style="none" fo:font-weight="normal" style:font-name-asian="ＭＳ Ｐゴシック" style:font-size-asian="14pt" style:font-style-asian="normal" style:font-weight-asian="normal" style:font-name-complex="Meiryo UI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eiryo UI1" fo:font-size="20pt" fo:letter-spacing="normal" fo:font-style="normal" style:text-underline-style="none" fo:font-weight="normal" style:font-name-asian="ＭＳ Ｐゴシック" style:font-size-asian="20pt" style:font-style-asian="normal" style:font-weight-asian="normal" style:font-name-complex="Meiryo UI1"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eiryo UI1" fo:font-size="26pt" fo:letter-spacing="normal" fo:font-style="normal" style:text-underline-style="none" fo:font-weight="normal" style:font-name-asian="ＭＳ Ｐゴシック" style:font-size-asian="26pt" style:font-style-asian="normal" style:font-weight-asian="normal" style:font-name-complex="Meiryo UI1" style:font-size-complex="26pt" style:font-style-complex="normal" style:font-weight-complex="normal"/>
    </style:style>
    <style:style style:name="T9" style:family="text">
      <style:text-properties fo:font-variant="normal" fo:text-transform="none" fo:color="#262626" style:text-line-through-style="none" style:text-line-through-type="none" style:text-position="0% 100%" style:font-name="Meiryo UI1" fo:font-size="10pt" fo:letter-spacing="normal" fo:font-style="normal" style:text-underline-style="none" fo:font-weight="normal" style:font-name-asian="ＭＳ Ｐゴシック" style:font-size-asian="10pt" style:font-style-asian="normal" style:font-weight-asian="normal" style:font-name-complex="Meiryo UI1" style:font-size-complex="1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eiryo UI1" fo:font-size="18pt" fo:letter-spacing="normal" fo:font-style="normal" style:text-underline-style="solid" style:text-underline-width="auto" style:text-underline-color="font-color" fo:font-weight="bold" style:font-name-asian="ＭＳ Ｐゴシック" style:font-size-asian="18pt" style:font-style-asian="normal" style:font-weight-asian="bold" style:font-name-complex="Meiryo UI1"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Meiryo UI1" fo:font-size="18pt" fo:letter-spacing="normal" fo:font-style="normal" style:text-underline-style="none" fo:font-weight="normal" style:font-name-asian="ＭＳ Ｐゴシック" style:font-size-asian="18pt" style:font-style-asian="normal" style:font-weight-asian="normal" style:font-name-complex="Meiryo UI1" style:font-size-complex="18pt" style:font-style-complex="normal" style:font-weight-complex="normal"/>
    </style:style>
    <style:style style:name="T12" style:family="text">
      <style:text-properties fo:font-variant="normal" fo:text-transform="none" fo:color="#254061" style:text-line-through-style="none" style:text-line-through-type="none" style:text-position="0% 100%" style:font-name="メイリオ1" fo:font-size="12pt" fo:letter-spacing="normal" fo:font-style="normal" style:text-underline-style="none" fo:font-weight="normal" style:font-name-asian="ＭＳ Ｐゴシック" style:font-size-asian="12pt" style:font-style-asian="normal" style:font-weight-asian="normal" style:font-name-complex="メイリオ1" style:font-size-complex="12pt" style:font-style-complex="normal" style:font-weight-complex="normal"/>
    </style:style>
    <style:style style:name="T13" style:family="text">
      <style:text-properties fo:font-variant="normal" fo:text-transform="none" fo:color="#993300" style:text-line-through-style="none" style:text-line-through-type="none" style:text-position="0% 100%" style:font-name="メイリオ1" fo:font-size="14pt" fo:letter-spacing="normal" fo:font-style="normal" style:text-underline-style="none" fo:font-weight="normal" style:font-name-asian="ＭＳ Ｐゴシック" style:font-size-asian="14pt" style:font-style-asian="normal" style:font-weight-asian="normal" style:font-name-complex="メイリオ1" style:font-size-complex="14pt" style:font-style-complex="normal" style:font-weight-complex="normal"/>
    </style:style>
    <style:style style:name="T14" style:family="text">
      <style:text-properties fo:font-variant="normal" fo:text-transform="none" fo:color="#993300" style:text-line-through-style="none" style:text-line-through-type="none" style:text-position="0% 100%" style:font-name="メイリオ1" fo:font-size="12pt" fo:letter-spacing="normal" fo:font-style="normal" style:text-underline-style="none" fo:font-weight="normal" style:font-name-asian="ＭＳ Ｐゴシック" style:font-size-asian="12pt" style:font-style-asian="normal" style:font-weight-asian="normal" style:font-name-complex="メイリオ1" style:font-size-complex="12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メイリオ1" fo:font-size="12pt" fo:letter-spacing="normal" fo:font-style="normal" style:text-underline-style="none" fo:font-weight="normal" style:font-name-asian="ＭＳ Ｐゴシック" style:font-size-asian="12pt" style:font-style-asian="normal" style:font-weight-asian="normal" style:font-name-complex="メイリオ1"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メイリオ1" fo:font-size="12pt" fo:letter-spacing="normal" fo:font-style="normal" style:text-underline-style="none" fo:font-weight="normal" style:font-name-asian="ＭＳ Ｐゴシック" style:font-size-asian="12pt" style:font-style-asian="normal" style:font-weight-asian="normal" style:font-name-complex="メイリオ1" style:font-size-complex="1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メイリオ1" fo:font-size="12pt" fo:letter-spacing="normal" fo:font-style="normal" style:text-underline-style="none" fo:font-weight="bold" style:font-name-asian="ＭＳ Ｐゴシック" style:font-size-asian="12pt" style:font-style-asian="normal" style:font-weight-asian="bold" style:font-name-complex="メイリオ1"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メイリオ1" fo:font-size="10pt" fo:letter-spacing="normal" fo:font-style="normal" style:text-underline-style="none" fo:font-weight="normal" style:font-name-asian="ＭＳ Ｐゴシック" style:font-size-asian="10pt" style:font-style-asian="normal" style:font-weight-asian="normal" style:font-name-complex="メイリオ1" style:font-size-complex="1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メイリオ1" fo:font-size="9pt" fo:letter-spacing="normal" fo:font-style="normal" style:text-underline-style="none" fo:font-weight="normal" style:font-name-asian="ＭＳ Ｐゴシック" style:font-size-asian="9pt" style:font-style-asian="normal" style:font-weight-asian="normal" style:font-name-complex="メイリオ1" style:font-size-complex="9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4" fo:font-size="10pt" fo:letter-spacing="normal" fo:font-style="normal"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4" fo:font-size="8pt" fo:letter-spacing="normal" fo:font-style="normal" style:text-underline-style="none" fo:font-weight="normal" style:font-name-asian="ＭＳ Ｐゴシック"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a">
        <style:list-level-properties text:space-before="1.10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a">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タイトル_20_スライド" presentation:presentation-page-layout-name="AL1T0" xml:id="id1" draw:id="id1">
        <office:forms form:automatic-focus="false" form:apply-design-mode="false"/>
        <draw:custom-shape draw:name="Text Box 1" draw:style-name="gr1" draw:text-style-name="P2" draw:layer="layout" svg:width="23cm" svg:height="3.2cm" svg:x="1.098cm" svg:y="6.125cm">
          <text:p text:style-name="P1"><text:span text:style-name="T1"><text:line-break/></text:span><text:span text:style-name="T1">課金・有料アイテム購入システム</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2" draw:text-style-name="P4" draw:layer="layout" svg:width="12.02cm" svg:height="1.348cm" svg:x="1.098cm" svg:y="3.523cm">
          <text:p text:style-name="P3"><text:span text:style-name="T2">模擬プロジェクト研修</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 draw:text-style-name="P2" draw:layer="layout" svg:width="8.801cm" svg:height="3.474cm" svg:x="15.2cm" svg:y="13.326cm">
          <text:p text:style-name="P1"><text:span text:style-name="T3">日付　</text:span><text:span text:style-name="T3">2017</text:span><text:span text:style-name="T3">年</text:span><text:span text:style-name="T3">6</text:span><text:span text:style-name="T3">月</text:span><text:span text:style-name="T3">1</text:span><text:span text:style-name="T3">日</text:span></text:p>
          <text:p text:style-name="P1"><text:span text:style-name="T3">会社名　プライムテクノ</text:span></text:p>
          <text:p text:style-name="P1"><text:span text:style-name="T3">名前　金山　秀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1" draw:text-style-name="P6" draw:layer="layout" svg:width="9.189cm" svg:height="1.004cm" svg:x="15.901cm" svg:y="18.036cm" presentation:class="footer" presentation:user-transformed="true">
          <draw:text-box>
            <text:p text:style-name="P5"><text:span text:style-name="T4">©2015 Tech Fun Corporation All rights reserved.</text:span></text:p>
          </draw:text-box>
        </draw:frame>
        <anim:par presentation:node-type="timing-root">
          <anim:par smil:begin="id1.begin">
            <anim:transitionFilter smil:dur="2s" smil:type="fade" smil:subtype="fadeOverColor"/>
          </anim:par>
          <anim:seq smil:dur="indefinite" presentation:node-type="main-sequence"/>
        </anim:par>
        <presentation:notes draw:style-name="dp2">
          <draw:frame draw:name="Rectangle 8" presentation:style-name="pr2" draw:text-style-name="P6" draw:layer="layout" svg:width="8.175cm" svg:height="1.37cm" svg:x="10.694cm" svg:y="26.185cm" presentation:class="page-number" presentation:user-transformed="true">
            <draw:text-box>
              <text:p text:style-name="P5"><text:span text:style-name="T5"><text:page-number>&lt;番号&gt;</text:page-number></text:span></text:p>
            </draw:text-box>
          </draw:frame>
          <draw:page-thumbnail draw:name="Rectangle 1" draw:style-name="gr3" draw:layer="layout" svg:width="13.784cm" svg:height="10.34cm" svg:x="2.549cm" svg:y="2.068cm" draw:page-number="1" presentation:class="page"/>
          <draw:frame draw:name="Rectangle 2" presentation:style-name="pr3" draw:text-style-name="P7" draw:layer="layout" svg:width="15.107cm" svg:height="12.408cm" svg:x="1.887cm" svg:y="13.097cm" presentation:class="notes" presentation:placeholder="true" presentation:user-transformed="true">
            <draw:text-box/>
          </draw:frame>
        </presentation:notes>
      </draw:page>
      <draw:page draw:name="page2"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はじめ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4" draw:text-style-name="P2" draw:layer="layout" svg:width="23.203cm" svg:height="15.199cm" svg:x="1.098cm" svg:y="2.725cm">
          <text:p text:style-name="P8"><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 draw:layer="layout" svg:width="21.201cm" svg:height="8.801cm" svg:x="2.099cm" svg:y="3.325cm">
          <text:p text:style-name="P9"><text:span text:style-name="T7">　今回の研修では、模擬プロジェクトにおいて課金・有料アイテム購入（ガチャ）システムを作成しました。</text:span></text:p>
          <text:p text:style-name="P9"><text:span text:style-name="T7"/></text:p>
          <text:p text:style-name="P9"><text:span text:style-name="T7"><text:tab/></text:span><text:span text:style-name="T7">今回、このシステムを作成した背景は以下の通りです</text:span></text:p>
          <text:p text:style-name="P9"><text:span text:style-name="T7"/></text:p>
          <text:p text:style-name="P9"><text:span text:style-name="T7">・ソーシャル・ゲームの面白味にガチャによるキャラクターのコレクション</text:span></text:p>
          <text:p text:style-name="P9"><text:span text:style-name="T7">・目当てのキャラクターが出ないと不満が募る</text:span></text:p>
          <text:p text:style-name="P9"><text:span text:style-name="T7">・個人の財力も無限にあるわけではない</text:span></text:p>
          <text:p text:style-name="P9"><text:span text:style-name="T7"/></text:p>
          <text:p text:style-name="P9"><text:span text:style-name="T7"/></text:p>
          <text:p text:style-name="P10"><text:span text:style-name="T8">→</text:span><text:span text:style-name="T8">基本プレイ無料のガチャシステムを作成</text:span></text:p>
          <text:p text:style-name="P9"><text:span text:style-name="T7"/></text:p>
          <text:p text:style-name="P9"><text:span text:style-name="T7"/></text:p>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6" draw:text-style-name="P2" draw:layer="layout" svg:width="5.926cm" svg:height="1.013cm" svg:x="9.701cm" svg:y="18.036cm">
          <text:p text:style-name="P11"><text:span text:style-name="T9"><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9">©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9"><text:page-number>&lt;番号&gt;</text:page-number></text:span></text:p>
          </draw:text-box>
        </draw:frame>
        <presentation:notes draw:style-name="dp2">
          <draw:frame draw:name="Rectangle 8" presentation:style-name="pr5" draw:text-style-name="P6" draw:layer="layout" svg:width="8.175cm" svg:height="1.37cm" svg:x="10.694cm" svg:y="26.185cm" presentation:class="page-number" presentation:user-transformed="true">
            <draw:text-box>
              <text:p text:style-name="P5"><text:span text:style-name="T5"><text:page-number>&lt;番号&gt;</text:page-number></text:span></text:p>
            </draw:text-box>
          </draw:frame>
          <draw:page-thumbnail draw:name="Rectangle 1" draw:style-name="gr3" draw:layer="layout" svg:width="13.784cm" svg:height="10.34cm" svg:x="2.549cm" svg:y="2.068cm" draw:page-number="2" presentation:class="page"/>
          <draw:frame draw:name="Rectangle 2" presentation:style-name="pr6" draw:text-style-name="P7" draw:layer="layout" svg:width="15.107cm" svg:height="12.408cm" svg:x="1.887cm" svg:y="13.097cm" presentation:class="notes" presentation:placeholder="true" presentation:user-transformed="true">
            <draw:text-box/>
          </draw:frame>
        </presentation:notes>
      </draw:page>
      <draw:page draw:name="page3"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システム概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4" draw:text-style-name="P2" draw:layer="layout" svg:width="23.203cm" svg:height="15.199cm" svg:x="1.098cm" svg:y="2.725cm">
          <text:p text:style-name="P8"><text:span text:style-name="T6"><text:line-break/></text:span><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7" draw:text-style-name="P2" draw:layer="layout" svg:width="11.001cm" svg:height="1.022cm" svg:x="1.698cm" svg:y="3.126cm">
          <text:p text:style-name="P1"><text:span text:style-name="T10">1.</text:span><text:span text:style-name="T10">システム名</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2" draw:layer="layout" svg:width="21.801cm" svg:height="1.106cm" svg:x="2.099cm" svg:y="4.326cm">
          <text:p text:style-name="P9"><text:span text:style-name="T7">課金・有料アイテム購入システム</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6" draw:text-style-name="P2" draw:layer="layout" svg:width="5.926cm" svg:height="1.013cm" svg:x="9.701cm" svg:y="18.036cm">
          <text:p text:style-name="P11"><text:span text:style-name="T9"><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7" draw:text-style-name="P2" draw:layer="layout" svg:width="11.001cm" svg:height="1.022cm" svg:x="1.698cm" svg:y="6.125cm">
          <text:p text:style-name="P1"><text:span text:style-name="T10">2.</text:span><text:span text:style-name="T10">システム概要</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7" draw:text-style-name="P2" draw:layer="layout" svg:width="21.801cm" svg:height="7.117cm" svg:x="2.099cm" svg:y="7.325cm">
          <text:p text:style-name="P15"><text:span text:style-name="T11">当システムは、基本無料で有料ガチャをプレイしている気分を味えるシステムである。このシステムの利用対象者はソーシャルゲームのプレイヤーであり、プレイヤーが自身の納得ができるまでガチャを引くことができる。システム利用者は以下の機能を全て利用することができる。</text:span></text:p>
          <text:p text:style-name="P15"><text:span text:style-name="T11">主に以下の</text:span><text:span text:style-name="T11">3</text:span><text:span text:style-name="T11">つの機能に大別される。</text:span></text:p>
          <text:p text:style-name="P15"><text:span text:style-name="T11"/></text:p>
          <text:p text:style-name="P16"><text:span text:style-name="T11"><text:tab/></text:span><text:span text:style-name="T11">1. </text:span><text:span text:style-name="T11">ログイン認証機能</text:span></text:p>
          <text:p text:style-name="P16"><text:span text:style-name="T11"><text:tab/></text:span><text:span text:style-name="T11">2.</text:span><text:span text:style-name="T11">課金機能</text:span><text:span text:style-name="T11"><text:tab/></text:span></text:p>
          <text:p text:style-name="P16"><text:span text:style-name="T11"><text:tab/></text:span><text:span text:style-name="T11">3.</text:span><text:span text:style-name="T11">有料アイテム購入（ガチャ）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9">©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9"><text:page-number>&lt;番号&gt;</text:page-number></text:span></text:p>
          </draw:text-box>
        </draw:frame>
        <presentation:notes draw:style-name="dp2">
          <draw:frame draw:name="Rectangle 8" presentation:style-name="pr5" draw:text-style-name="P6" draw:layer="layout" svg:width="8.175cm" svg:height="1.37cm" svg:x="10.694cm" svg:y="26.185cm" presentation:class="page-number" presentation:user-transformed="true">
            <draw:text-box>
              <text:p text:style-name="P5"><text:span text:style-name="T5"><text:page-number>&lt;番号&gt;</text:page-number></text:span></text:p>
            </draw:text-box>
          </draw:frame>
          <draw:page-thumbnail draw:name="Rectangle 1" draw:style-name="gr3" draw:layer="layout" svg:width="13.784cm" svg:height="10.34cm" svg:x="2.549cm" svg:y="2.068cm" draw:page-number="3" presentation:class="page"/>
          <draw:frame draw:name="Rectangle 2" presentation:style-name="pr6" draw:text-style-name="P7" draw:layer="layout" svg:width="15.107cm" svg:height="12.408cm" svg:x="1.887cm" svg:y="13.097cm" presentation:class="notes" presentation:placeholder="true" presentation:user-transformed="true">
            <draw:text-box/>
          </draw:frame>
        </presentation:notes>
      </draw:page>
      <draw:page draw:name="page4"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システム機能説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4" draw:text-style-name="P2" draw:layer="layout" svg:width="23.203cm" svg:height="15.199cm" svg:x="1.098cm" svg:y="2.725cm">
          <text:p text:style-name="P8"><text:span text:style-name="T6"><text:line-break/></text:span><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7" draw:text-style-name="P2" draw:layer="layout" svg:width="11.001cm" svg:height="1.022cm" svg:x="1.599cm" svg:y="10.4cm">
          <text:p text:style-name="P1"><text:span text:style-name="T10">2.</text:span><text:span text:style-name="T10">課金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 draw:text-style-name="P2" draw:layer="layout" svg:width="21.801cm" svg:height="3.309cm" svg:x="1.799cm" svg:y="12cm">
          <text:p text:style-name="P1"><text:span text:style-name="T11">ユーザーがゲーム内通貨を購入できる機能。</text:span></text:p>
          <text:list text:style-name="L4">
            <text:list-item>
              <text:p text:style-name="P1"><text:span text:style-name="T11">希望金額を選択し、課金できる</text:span></text:p>
            </text:list-item>
            <text:list-item>
              <text:p text:style-name="P1"><text:span text:style-name="T11">希望課金額の確認</text:span></text:p>
            </text:list-item>
          </text:list>
          <text:p text:style-name="P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6" draw:text-style-name="P2" draw:layer="layout" svg:width="5.926cm" svg:height="1.013cm" svg:x="9.701cm" svg:y="18.036cm">
          <text:p text:style-name="P11"><text:span text:style-name="T9"><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9">©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9"><text:page-number>&lt;番号&gt;</text:page-number></text:span></text:p>
          </draw:text-box>
        </draw:frame>
        <draw:custom-shape draw:name="Text Box 7" draw:style-name="gr7" draw:text-style-name="P17" draw:layer="layout" svg:width="14.802cm" svg:height="1.022cm" svg:x="1.357cm" svg:y="3.551cm">
          <text:p text:style-name="P1"><text:span text:style-name="T10">1.</text:span><text:span text:style-name="T10">ログイン認証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7" draw:text-style-name="P17" draw:layer="layout" svg:width="21.801cm" svg:height="3.307cm" svg:x="1.4cm" svg:y="5cm">
          <text:p text:style-name="P1"><text:span text:style-name="T11">当システムにログインする機能。</text:span></text:p>
          <text:list text:style-name="L4">
            <text:list-item>
              <text:p text:style-name="P1"><text:span text:style-name="T11">ログイン</text:span></text:p>
            </text:list-item>
            <text:list-item>
              <text:p text:style-name="P1"><text:span text:style-name="T11">ログアウト</text:span></text:p>
            </text:list-item>
            <text:list-item>
              <text:p text:style-name="P1"><text:span text:style-name="T11">ログインユーザ登録</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8" presentation:style-name="pr5" draw:text-style-name="P6" draw:layer="layout" svg:width="8.175cm" svg:height="1.37cm" svg:x="10.694cm" svg:y="26.185cm" presentation:class="page-number" presentation:user-transformed="true">
            <draw:text-box>
              <text:p text:style-name="P5"><text:span text:style-name="T5"><text:page-number>&lt;番号&gt;</text:page-number></text:span></text:p>
            </draw:text-box>
          </draw:frame>
          <draw:page-thumbnail draw:name="Rectangle 1" draw:style-name="gr3" draw:layer="layout" svg:width="13.784cm" svg:height="10.34cm" svg:x="2.549cm" svg:y="2.068cm" draw:page-number="4" presentation:class="page"/>
          <draw:frame draw:name="Rectangle 2" presentation:style-name="pr6" draw:text-style-name="P7" draw:layer="layout" svg:width="15.107cm" svg:height="12.408cm" svg:x="1.887cm" svg:y="13.097cm" presentation:class="notes" presentation:placeholder="true" presentation:user-transformed="true">
            <draw:text-box/>
          </draw:frame>
        </presentation:notes>
      </draw:page>
      <draw:page draw:name="page5"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システム機能説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4" draw:text-style-name="P2" draw:layer="layout" svg:width="23.203cm" svg:height="15.199cm" svg:x="1.098cm" svg:y="2.725cm">
          <text:p text:style-name="P8"><text:span text:style-name="T6"><text:line-break/></text:span><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2" draw:layer="layout" svg:width="11.001cm" svg:height="1.022cm" svg:x="1.698cm" svg:y="3.126cm">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8" draw:text-style-name="P2" draw:layer="layout" svg:width="21.801cm" svg:height="2.547cm" svg:x="2.099cm" svg:y="4.326cm">
          <text:p text:style-name="P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6" draw:text-style-name="P2" draw:layer="layout" svg:width="5.926cm" svg:height="1.013cm" svg:x="9.701cm" svg:y="18.036cm">
          <text:p text:style-name="P11"><text:span text:style-name="T9"><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9">©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9"><text:page-number>&lt;番号&gt;</text:page-number></text:span></text:p>
          </draw:text-box>
        </draw:frame>
        <draw:custom-shape draw:name="Text Box 7" draw:style-name="gr7" draw:text-style-name="P17" draw:layer="layout" svg:width="11.001cm" svg:height="1.022cm" svg:x="1.098cm" svg:y="3.302cm">
          <text:p text:style-name="P1"><text:span text:style-name="T10">3.</text:span><text:span text:style-name="T10">ガチャ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7" draw:text-style-name="P17" draw:layer="layout" svg:width="21.801cm" svg:height="2.547cm" svg:x="1.194cm" svg:y="4.404cm">
          <text:p text:style-name="P1"><text:span text:style-name="T11">ゲーム内通貨を消費してガチャを行う機能。</text:span></text:p>
          <text:list text:style-name="L4">
            <text:list-item>
              <text:p text:style-name="P1"><text:span text:style-name="T11">ガチャ実行の確認</text:span></text:p>
            </text:list-item>
            <text:list-item>
              <text:p text:style-name="P1"><text:span text:style-name="T11">ゲーム内通貨を消費したガチャ結果を表示</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8" presentation:style-name="pr5" draw:text-style-name="P6" draw:layer="layout" svg:width="8.175cm" svg:height="1.37cm" svg:x="10.694cm" svg:y="26.185cm" presentation:class="page-number" presentation:user-transformed="true">
            <draw:text-box>
              <text:p text:style-name="P5"><text:span text:style-name="T5"><text:page-number>&lt;番号&gt;</text:page-number></text:span></text:p>
            </draw:text-box>
          </draw:frame>
          <draw:page-thumbnail draw:name="Rectangle 1" draw:style-name="gr3" draw:layer="layout" svg:width="13.784cm" svg:height="10.34cm" svg:x="2.549cm" svg:y="2.068cm" draw:page-number="5" presentation:class="page"/>
          <draw:frame draw:name="Rectangle 2" presentation:style-name="pr6" draw:text-style-name="P7" draw:layer="layout" svg:width="15.107cm" svg:height="12.408cm" svg:x="1.887cm" svg:y="13.097cm" presentation:class="notes" presentation:placeholder="true" presentation:user-transformed="true">
            <draw:text-box/>
          </draw:frame>
        </presentation:notes>
      </draw:page>
      <draw:page draw:name="page6" draw:style-name="dp3" draw:master-page-name="白紙">
        <office:forms form:automatic-focus="false" form:apply-design-mode="false"/>
        <draw:custom-shape draw:name="Text Box 1" draw:style-name="gr1" draw:text-style-name="P2" draw:layer="layout" svg:width="19.803cm" svg:height="2.001cm" svg:x="1.098cm" svg:y="0.322cm">
          <text:p text:style-name="P1"><text:span text:style-name="T3">画面遷移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4" draw:text-style-name="P2" draw:layer="layout" svg:width="23.203cm" svg:height="15.199cm" svg:x="1.098cm" svg:y="2.725cm">
          <text:p text:style-name="P8"><text:span text:style-name="T6"><text:line-break/></text:span><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6" draw:text-style-name="P2" draw:layer="layout" svg:width="5.926cm" svg:height="1.013cm" svg:x="9.701cm" svg:y="18.036cm">
          <text:p text:style-name="P11"><text:span text:style-name="T9"><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8" draw:layer="layout" svg:width="3.597cm" svg:height="2.601cm" svg:x="0.9cm" svg:y="11.306cm">
          <text:p text:style-name="P11"><text:span text:style-name="T12">ログイン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8" draw:layer="layout" svg:width="3.597cm" svg:height="2.601cm" svg:x="6.301cm" svg:y="11.289cm">
          <text:p text:style-name="P11"><text:span text:style-name="T12">メニュー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 draw:text-style-name="P18" draw:layer="layout" svg:width="3.597cm" svg:height="2.601cm" svg:x="6.6cm" svg:y="2.799cm">
          <text:p text:style-name="P11"><text:span text:style-name="T12">ユーザー登録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10" draw:text-style-name="P19" draw:layer="layout" svg:width="1.803cm" svg:height="0.003cm" svg:x="4.498cm" svg:y="12.607cm">
          <text:p/>
          <draw:enhanced-geometry draw:mirror-horizontal="false" draw:mirror-vertical="false" svg:viewBox="0 0 21600 21600" draw:type="mso-spt32" draw:enhanced-path="M 0 0 L 21600 21600 N"/>
        </draw:custom-shape>
        <draw:custom-shape draw:name="AutoShape 9" draw:style-name="gr11" draw:text-style-name="P19" draw:layer="layout" svg:width="7.2cm" svg:height="3.6cm" draw:transform="rotate (-1.5707963267949) translate (6.6cm 4.2cm)">
          <text:p/>
          <draw:enhanced-geometry draw:mirror-horizontal="true" draw:mirror-vertical="true" svg:viewBox="0 0 0 0" draw:text-areas="0 0 ?f0 ?f1" draw:type="ooxml-bentConnector2" draw:enhanced-path="M 0 0 L ?f0 0 ?f0 ?f1 F N">
            <draw:equation draw:name="f0" draw:formula="logwidth"/>
            <draw:equation draw:name="f1" draw:formula="logheight"/>
          </draw:enhanced-geometry>
        </draw:custom-shape>
        <draw:custom-shape draw:name="Rectangle 10" draw:style-name="gr9" draw:text-style-name="P18" draw:layer="layout" svg:width="3.602cm" svg:height="2.601cm" svg:x="11.298cm" svg:y="11.306cm">
          <text:p text:style-name="P11"><text:span text:style-name="T12">ガチャ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8" draw:layer="layout" svg:width="3.602cm" svg:height="2.601cm" svg:x="16.298cm" svg:y="11.306cm">
          <text:p text:style-name="P11"><text:span text:style-name="T12">ガチャ実行後の</text:span></text:p>
          <text:p text:style-name="P11"><text:span text:style-name="T12">状態確認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9" draw:text-style-name="P18" draw:layer="layout" svg:width="3.602cm" svg:height="2.601cm" svg:x="21.101cm" svg:y="11.306cm">
          <text:p text:style-name="P11"><text:span text:style-name="T12">結果表示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10" draw:text-style-name="P19" draw:layer="layout" svg:width="1.397cm" svg:height="0.003cm" svg:x="9.9cm" svg:y="12.607cm">
          <text:p/>
          <draw:enhanced-geometry draw:mirror-horizontal="false" draw:mirror-vertical="false" svg:viewBox="0 0 21600 21600" draw:type="mso-spt32" draw:enhanced-path="M 0 0 L 21600 21600 N"/>
        </draw:custom-shape>
        <draw:custom-shape draw:name="AutoShape 14" draw:style-name="gr10" draw:text-style-name="P19" draw:layer="layout" svg:width="1.397cm" svg:height="0.003cm" svg:x="14.9cm" svg:y="12.607cm">
          <text:p/>
          <draw:enhanced-geometry draw:mirror-horizontal="false" draw:mirror-vertical="false" svg:viewBox="0 0 21600 21600" draw:type="mso-spt32" draw:enhanced-path="M 0 0 L 21600 21600 N"/>
        </draw:custom-shape>
        <draw:custom-shape draw:name="AutoShape 15" draw:style-name="gr12" draw:text-style-name="P19" draw:layer="layout" svg:width="1.198cm" svg:height="0.003cm" svg:x="19.901cm" svg:y="12.607cm">
          <text:p/>
          <draw:enhanced-geometry draw:mirror-horizontal="false" draw:mirror-vertical="false" svg:viewBox="0 0 21600 21600" draw:type="mso-spt32" draw:enhanced-path="M 0 0 L 21600 21600 N"/>
        </draw:custom-shape>
        <draw:custom-shape draw:name="AutoShape 17" draw:style-name="gr12" draw:text-style-name="P19" draw:layer="layout" svg:width="0.034cm" svg:height="14.8cm" draw:transform="rotate (-1.5707963267949) translate (22.92cm 13.89cm)">
          <text:p/>
          <draw:enhanced-geometry draw:mirror-horizontal="false" draw:mirror-vertical="false" svg:viewBox="0 0 0 0" draw:text-areas="0 0 ?f2 ?f3"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AutoShape 18" draw:style-name="gr12" draw:text-style-name="P19" draw:layer="layout" svg:width="0.034cm" svg:height="20.202cm" draw:transform="rotate (-1.5707963267949) translate (22.92cm 13.89cm)">
          <text:p/>
          <draw:enhanced-geometry draw:mirror-horizontal="false" draw:mirror-vertical="false" svg:viewBox="0 0 0 0" draw:text-areas="0 0 ?f2 ?f3" draw:type="ooxml-bentConnector3" draw:modifiers="180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9">©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9"><text:page-number>&lt;番号&gt;</text:page-number></text:span></text:p>
          </draw:text-box>
        </draw:frame>
        <draw:custom-shape draw:name="Rectangle 6" draw:style-name="gr13" draw:text-style-name="P20" draw:layer="layout" svg:width="3.597cm" svg:height="2.601cm" svg:x="6.4cm" svg:y="6.6cm">
          <text:p text:style-name="P11"><text:span text:style-name="T12">希望課金額選択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4" draw:text-style-name="P21" draw:layer="layout" svg:x1="8.2cm" svg:y1="11.2cm" svg:x2="8.2cm" svg:y2="9.201cm">
          <text:p/>
        </draw:line>
        <draw:custom-shape draw:name="Rectangle 6" draw:style-name="gr15" draw:text-style-name="P20" draw:layer="layout" svg:width="3.597cm" svg:height="2.601cm" svg:x="11.403cm" svg:y="6.599cm">
          <text:p text:style-name="P11"><text:span text:style-name="T12">希望課金額確認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16" draw:text-style-name="P19" draw:layer="layout" svg:width="1.397cm" svg:height="0.001cm" svg:x="10.197cm" svg:y="4.4cm">
          <text:p/>
          <draw:enhanced-geometry draw:mirror-horizontal="false" draw:mirror-vertical="false" svg:viewBox="0 0 21600 21600" draw:type="mso-spt32" draw:enhanced-path="M 0 0 L 21600 21600 N"/>
        </draw:custom-shape>
        <draw:custom-shape draw:name="Rectangle 6" draw:style-name="gr17" draw:text-style-name="P20" draw:layer="layout" svg:width="3.597cm" svg:height="2.601cm" svg:x="16.203cm" svg:y="6.599cm">
          <text:p text:style-name="P11"><text:span text:style-name="T12">課金完了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text-style-name="P21" draw:layer="layout" svg:x1="14.8cm" svg:y1="7.8cm" svg:x2="16.203cm" svg:y2="7.8cm">
          <text:p/>
        </draw:line>
        <draw:line draw:style-name="gr19" draw:text-style-name="P21" draw:layer="layout" svg:x1="18.2cm" svg:y1="9.2cm" svg:x2="18.2cm" svg:y2="10.4cm">
          <text:p/>
        </draw:line>
        <draw:line draw:style-name="gr19" draw:text-style-name="P21" draw:layer="layout" svg:x1="9.2cm" svg:y1="10.37cm" svg:x2="18.157cm" svg:y2="10.37cm">
          <text:p/>
        </draw:line>
        <draw:line draw:style-name="gr18" draw:text-style-name="P21" draw:layer="layout" svg:x1="9.2cm" svg:y1="10.37cm" svg:x2="9.2cm" svg:y2="11.289cm">
          <text:p/>
        </draw:line>
        <draw:custom-shape draw:name="Rectangle 7" draw:style-name="gr20" draw:text-style-name="P20" draw:layer="layout" svg:width="3.597cm" svg:height="2.601cm" svg:x="11.6cm" svg:y="2.799cm">
          <text:p text:style-name="P11"><text:span text:style-name="T12">ユーザー登録</text:span></text:p>
          <text:p text:style-name="P11"><text:span text:style-name="T12">確認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16" draw:text-style-name="P19" draw:layer="layout" svg:width="1.397cm" svg:height="0.001cm" svg:x="10cm" svg:y="7.63cm">
          <text:p/>
          <draw:enhanced-geometry draw:mirror-horizontal="false" draw:mirror-vertical="false" svg:viewBox="0 0 21600 21600" draw:type="mso-spt32" draw:enhanced-path="M 0 0 L 21600 21600 N"/>
        </draw:custom-shape>
        <draw:custom-shape draw:name="Rectangle 7" draw:style-name="gr21" draw:text-style-name="P20" draw:layer="layout" svg:width="3.597cm" svg:height="2.601cm" svg:x="16.403cm" svg:y="2.8cm">
          <text:p text:style-name="P11"><text:span text:style-name="T12">ユーザー登録</text:span></text:p>
          <text:p text:style-name="P11"><text:span text:style-name="T12">完了画面</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8" draw:text-style-name="P21" draw:layer="layout" svg:x1="14.997cm" svg:y1="4.6cm" svg:x2="16.4cm" svg:y2="4.6cm">
          <text:p/>
        </draw:line>
        <draw:line draw:style-name="gr19" draw:text-style-name="P21" draw:layer="layout" svg:x1="20.2cm" svg:y1="4.2cm" svg:x2="22.4cm" svg:y2="4.2cm">
          <text:p/>
        </draw:line>
        <draw:line draw:style-name="gr19" draw:text-style-name="P21" draw:layer="layout" svg:x1="22.4cm" svg:y1="4.2cm" svg:x2="22.4cm" svg:y2="10.4cm">
          <text:p/>
        </draw:line>
        <draw:line draw:style-name="gr19" draw:text-style-name="P21" draw:layer="layout" svg:x1="18.2cm" svg:y1="10.4cm" svg:x2="22.4cm" svg:y2="10.4cm">
          <text:p/>
        </draw:line>
        <draw:line draw:style-name="gr19" draw:text-style-name="P21" draw:layer="layout" svg:x1="18cm" svg:y1="5.401cm" svg:x2="18cm" svg:y2="6.599cm">
          <text:p/>
        </draw:line>
        <draw:line draw:style-name="gr19" draw:text-style-name="P21" draw:layer="layout" svg:x1="3.8cm" svg:y1="5.8cm" svg:x2="18cm" svg:y2="5.8cm">
          <text:p/>
        </draw:line>
        <draw:line draw:style-name="gr18" draw:text-style-name="P21" draw:layer="layout" svg:x1="3.8cm" svg:y1="5.8cm" svg:x2="3.8cm" svg:y2="11.306cm">
          <text:p/>
        </draw:line>
        <presentation:notes draw:style-name="dp2">
          <draw:frame draw:name="Rectangle 8" presentation:style-name="pr5" draw:text-style-name="P6" draw:layer="layout" svg:width="8.175cm" svg:height="1.37cm" svg:x="10.694cm" svg:y="26.185cm" presentation:class="page-number" presentation:user-transformed="true">
            <draw:text-box>
              <text:p text:style-name="P5"><text:span text:style-name="T5"><text:page-number>&lt;番号&gt;</text:page-number></text:span></text:p>
            </draw:text-box>
          </draw:frame>
          <draw:page-thumbnail draw:name="Rectangle 1" draw:style-name="gr3" draw:layer="layout" svg:width="13.784cm" svg:height="10.34cm" svg:x="2.549cm" svg:y="2.068cm" draw:page-number="6" presentation:class="page"/>
          <draw:frame draw:name="Rectangle 2" presentation:style-name="pr6" draw:text-style-name="P7" draw:layer="layout" svg:width="15.107cm" svg:height="12.408cm" svg:x="1.887cm" svg:y="13.097cm" presentation:class="notes" presentation:placeholder="true" presentation:user-transformed="true">
            <draw:text-box/>
          </draw:frame>
        </presentation:notes>
      </draw:page>
      <draw:page draw:name="page7" draw:style-name="dp4" draw:master-page-name="白紙">
        <office:forms form:automatic-focus="false" form:apply-design-mode="false"/>
        <draw:custom-shape draw:name="Text Box 1" draw:style-name="gr1" draw:text-style-name="P2" draw:layer="layout" svg:width="19.803cm" svg:height="2.001cm" svg:x="1.098cm" svg:y="0.322cm">
          <text:p text:style-name="P1"><text:span text:style-name="T3">開発体制</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4" draw:text-style-name="P2" draw:layer="layout" svg:width="23.203cm" svg:height="15.199cm" svg:x="1.098cm" svg:y="2.725cm">
          <text:p text:style-name="P8"><text:span text:style-name="T6"><text:line-break/></text:span><text:span text:style-name="T6"><text:line-break/></text:span><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6" draw:text-style-name="P2" draw:layer="layout" svg:width="5.926cm" svg:height="1.013cm" svg:x="9.701cm" svg:y="18.036cm">
          <text:p text:style-name="P11"><text:span text:style-name="T9"><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2" draw:text-style-name="P23" draw:layer="layout" svg:width="5.198cm" svg:height="1.798cm" svg:x="9.9cm" svg:y="4.123cm">
          <text:p text:style-name="P22"><text:span text:style-name="T13">金山　秀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3" draw:text-style-name="P24" draw:layer="layout" svg:width="5.198cm" svg:height="0.797cm" svg:x="9.9cm" svg:y="3.325cm">
          <text:p text:style-name="P22"><text:span text:style-name="T14">プロジェクトマネジャ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23" draw:layer="layout" svg:width="5.198cm" svg:height="1.798cm" svg:x="1.896cm" svg:y="8.722cm">
          <text:p text:style-name="P22"><text:span text:style-name="T13">金山　秀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3" draw:text-style-name="P24" draw:layer="layout" svg:width="5.198cm" svg:height="0.797cm" svg:x="1.896cm" svg:y="7.924cm">
          <text:p text:style-name="P22"><text:span text:style-name="T14">課金機能開発担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4" draw:text-style-name="P25" draw:layer="layout" svg:width="5.7cm" svg:height="1.798cm" svg:x="9.9cm" svg:y="8.722cm">
          <text:p text:style-name="P22"><text:span text:style-name="T13">金山　秀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26" draw:layer="layout" svg:width="5.7cm" svg:height="0.797cm" svg:x="9.9cm" svg:y="7.924cm">
          <text:p text:style-name="P22"><text:span text:style-name="T14">有料アイテム購入開発担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2" draw:text-style-name="P23" draw:layer="layout" svg:width="5.198cm" svg:height="1.798cm" svg:x="18.102cm" svg:y="8.722cm">
          <text:p text:style-name="P22"><text:span text:style-name="T13">金山　秀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3" draw:text-style-name="P24" draw:layer="layout" svg:width="5.198cm" svg:height="0.797cm" svg:x="18.102cm" svg:y="7.924cm">
          <text:p text:style-name="P22"><text:span text:style-name="T14">ログイン認証開発担当</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3" draw:style-name="gr26" draw:text-style-name="P19" draw:layer="layout" svg:width="2.001cm" svg:height="8.003cm" draw:transform="rotate (-1.5707963267949) translate (12.499cm 5.92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AutoShape 14" draw:style-name="gr26" draw:text-style-name="P19" draw:layer="layout" svg:width="0.003cm" svg:height="2.001cm" svg:x="12.497cm" svg:y="5.922cm">
          <text:p/>
          <draw:enhanced-geometry draw:mirror-horizontal="false" draw:mirror-vertical="false" svg:viewBox="0 0 21600 21600" draw:type="mso-spt32" draw:enhanced-path="M 0 0 L 21600 21600 N"/>
        </draw:custom-shape>
        <draw:custom-shape draw:name="AutoShape 15" draw:style-name="gr26" draw:text-style-name="P19" draw:layer="layout" svg:width="2.001cm" svg:height="8.201cm" draw:transform="rotate (1.5707963267949) translate (12.491cm 7.924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roup 16" draw:style-name="standard" draw:layer="layout" svg:width="21.804cm" svg:height="5.26cm" svg:x="1.698cm" svg:y="11.725cm">
          <table:table>
            <table:table-column table:style-name="co1"/>
            <table:table-column table:style-name="co2"/>
            <table:table-column table:style-name="co3"/>
            <table:table-row table:style-name="ro1" table:default-cell-style-name="ce1">
              <table:table-cell>
                <text:p text:style-name="P27"><text:span text:style-name="T15">役割</text:span></text:p>
              </table:table-cell>
              <table:table-cell>
                <text:p text:style-name="P27"><text:span text:style-name="T15">氏名</text:span></text:p>
              </table:table-cell>
              <table:table-cell>
                <text:p text:style-name="P27"><text:span text:style-name="T15">作業内容</text:span></text:p>
              </table:table-cell>
            </table:table-row>
            <table:table-row table:style-name="ro1" table:default-cell-style-name="ce2">
              <table:table-cell>
                <text:p text:style-name="P27"><text:span text:style-name="T16">プロジェクトマネージャー</text:span></text:p>
              </table:table-cell>
              <table:table-cell>
                <text:p text:style-name="P27"><text:span text:style-name="T16">金山　秀和</text:span></text:p>
              </table:table-cell>
              <table:table-cell>
                <text:p text:style-name="P27"><text:span text:style-name="T16">システム開発の統括責任者、進捗管理および作業統括</text:span></text:p>
              </table:table-cell>
            </table:table-row>
            <table:table-row table:style-name="ro1" table:default-cell-style-name="ce3">
              <table:table-cell>
                <text:p text:style-name="P27"><text:span text:style-name="T16">課金機能開発担当</text:span></text:p>
              </table:table-cell>
              <table:table-cell>
                <text:p text:style-name="P27"><text:span text:style-name="T16">金山　秀和</text:span></text:p>
              </table:table-cell>
              <table:table-cell>
                <text:p text:style-name="P27"><text:span text:style-name="T16">課金機能の設計、開発、テスト作業</text:span></text:p>
              </table:table-cell>
            </table:table-row>
            <table:table-row table:style-name="ro1" table:default-cell-style-name="ce2">
              <table:table-cell>
                <text:p text:style-name="P27"><text:span text:style-name="T16">有料アイテム購入開発担当</text:span></text:p>
              </table:table-cell>
              <table:table-cell>
                <text:p text:style-name="P27"><text:span text:style-name="T16">金山　秀和</text:span></text:p>
              </table:table-cell>
              <table:table-cell>
                <text:p text:style-name="P27"><text:span text:style-name="T16">有料アイテム購入機能の設計、開発、テスト作業</text:span></text:p>
              </table:table-cell>
            </table:table-row>
            <table:table-row table:style-name="ro2" table:default-cell-style-name="ce3">
              <table:table-cell>
                <text:p text:style-name="P27"><text:span text:style-name="T16">ログイン認証開発担当</text:span></text:p>
              </table:table-cell>
              <table:table-cell>
                <text:p text:style-name="P27"><text:span text:style-name="T16">金山　秀和</text:span></text:p>
              </table:table-cell>
              <table:table-cell>
                <text:p text:style-name="P27"><text:span text:style-name="T16">ログイン認証機能の設計、開発、テスト作業</text:span></text:p>
              </table:table-cell>
            </table:table-row>
          </table:table>
          <draw:image xlink:href="Pictures/TablePreview1.svm" xlink:type="simple" xlink:show="embed" xlink:actuate="onLoad"/>
        </draw:fram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9">©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9"><text:page-number>&lt;番号&gt;</text:page-number></text:span></text:p>
          </draw:text-box>
        </draw:frame>
        <presentation:notes draw:style-name="dp2">
          <draw:frame draw:name="Rectangle 8" presentation:style-name="pr5" draw:text-style-name="P6" draw:layer="layout" svg:width="8.175cm" svg:height="1.37cm" svg:x="10.694cm" svg:y="26.185cm" presentation:class="page-number" presentation:user-transformed="true">
            <draw:text-box>
              <text:p text:style-name="P5"><text:span text:style-name="T5"><text:page-number>&lt;番号&gt;</text:page-number></text:span></text:p>
            </draw:text-box>
          </draw:frame>
          <draw:page-thumbnail draw:name="Rectangle 1" draw:style-name="gr3" draw:layer="layout" svg:width="13.784cm" svg:height="10.34cm" svg:x="2.549cm" svg:y="2.068cm" draw:page-number="7" presentation:class="page"/>
          <draw:frame draw:name="Rectangle 2" presentation:style-name="pr6" draw:text-style-name="P7" draw:layer="layout" svg:width="15.107cm" svg:height="12.408cm" svg:x="1.887cm" svg:y="13.097cm" presentation:class="notes" presentation:placeholder="true" presentation:user-transformed="true">
            <draw:text-box/>
          </draw:frame>
        </presentation:notes>
      </draw:page>
      <draw:page draw:name="page8" draw:style-name="dp3" draw:master-page-name="白紙">
        <draw:custom-shape draw:name="Text Box 1" draw:style-name="gr1" draw:text-style-name="P2" draw:layer="layout" svg:width="19.803cm" svg:height="2.001cm" svg:x="1.098cm" svg:y="0.322cm">
          <text:p text:style-name="P1"><text:span text:style-name="T3">開発スケジュー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6" draw:text-style-name="P2" draw:layer="layout" svg:width="5.926cm" svg:height="1.013cm" svg:x="9.701cm" svg:y="18.036cm">
          <text:p text:style-name="P11"><text:span text:style-name="T9"><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27" draw:text-style-name="P29" draw:layer="layout" svg:width="6.579cm" svg:height="2.194cm" svg:x="2.384cm" svg:y="4.224cm">
            <text:p text:style-name="P28"><text:span text:style-name="T17">タスク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29" draw:layer="layout" svg:width="1.908cm" svg:height="3.289cm" svg:x="8.964cm" svg:y="4.224cm">
            <text:p text:style-name="P28"><text:span text:style-name="T17">担当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9" draw:text-style-name="P29" draw:layer="layout" svg:width="13.613cm" svg:height="1.095cm" svg:x="10.873cm" svg:y="4.224cm">
            <text:p text:style-name="P28"><text:span text:style-name="T17">2017</text:span><text:span text:style-name="T17">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0" draw:text-style-name="P29" draw:layer="layout" svg:width="13.613cm" svg:height="1.097cm" svg:x="10.873cm" svg:y="5.321cm">
            <text:p text:style-name="P28"><text:span text:style-name="T17">5</text:span><text:span text:style-name="T17">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1" draw:text-style-name="P29" draw:layer="layout" svg:width="2.707cm" svg:height="1.095cm" svg:x="2.384cm" svg:y="6.419cm">
            <text:p text:style-name="P28"><text:span text:style-name="T17">大分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2" draw:text-style-name="P29" draw:layer="layout" svg:width="3.872cm" svg:height="1.095cm" svg:x="5.092cm" svg:y="6.419cm">
            <text:p text:style-name="P28"><text:span text:style-name="T17">小分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3" draw:text-style-name="P29" draw:layer="layout" svg:width="1.702cm" svg:height="1.095cm" svg:x="10.873cm" svg:y="6.419cm">
            <text:p text:style-name="P28"><text:span text:style-name="T17">18</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3" draw:text-style-name="P29" draw:layer="layout" svg:width="1.702cm" svg:height="1.095cm" svg:x="12.576cm" svg:y="6.419cm">
            <text:p text:style-name="P28"><text:span text:style-name="T17">19</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3" draw:text-style-name="P29" draw:layer="layout" svg:width="1.702cm" svg:height="1.095cm" svg:x="14.278cm" svg:y="6.419cm">
            <text:p text:style-name="P28"><text:span text:style-name="T17">22</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3" draw:text-style-name="P29" draw:layer="layout" svg:width="1.702cm" svg:height="1.095cm" svg:x="15.98cm" svg:y="6.419cm">
            <text:p text:style-name="P28"><text:span text:style-name="T17">23</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4" draw:text-style-name="P29" draw:layer="layout" svg:width="1.701cm" svg:height="1.095cm" svg:x="17.683cm" svg:y="6.419cm">
            <text:p text:style-name="P28"><text:span text:style-name="T17">24</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3" draw:text-style-name="P29" draw:layer="layout" svg:width="1.702cm" svg:height="1.095cm" svg:x="19.384cm" svg:y="6.42cm">
            <text:p text:style-name="P28"><text:span text:style-name="T17">25</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31" draw:layer="layout" svg:width="2.707cm" svg:height="3.096cm" svg:x="2.384cm" svg:y="7.515cm">
            <text:p text:style-name="P30"><text:span text:style-name="T18">要件定義・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31" draw:layer="layout" svg:width="3.872cm" svg:height="1.032cm" svg:x="5.092cm" svg:y="7.515cm">
            <text:p text:style-name="P30"><text:span text:style-name="T18">企画立案・要件定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7" draw:text-style-name="P31" draw:layer="layout" svg:width="1.908cm" svg:height="1.032cm" svg:x="8.964cm" svg:y="7.515cm">
            <text:p text:style-name="P30"><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8" draw:text-style-name="P4" draw:layer="layout" svg:width="1.702cm" svg:height="1.032cm" svg:x="10.873cm" svg:y="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8" draw:text-style-name="P4" draw:layer="layout" svg:width="1.702cm" svg:height="1.032cm" svg:x="12.576cm" svg:y="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8" draw:text-style-name="P4" draw:layer="layout" svg:width="1.702cm" svg:height="1.032cm" svg:x="14.278cm" svg:y="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8" draw:text-style-name="P4" draw:layer="layout" svg:width="1.702cm" svg:height="1.032cm" svg:x="15.98cm" svg:y="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9" draw:text-style-name="P4" draw:layer="layout" svg:width="1.701cm" svg:height="1.032cm" svg:x="17.683cm" svg:y="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38" draw:text-style-name="P4" draw:layer="layout" svg:width="1.702cm" svg:height="1.032cm" svg:x="19.384cm" svg:y="7.5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40" draw:text-style-name="P31" draw:layer="layout" svg:width="3.872cm" svg:height="1.03cm" svg:x="5.092cm" svg:y="8.548cm">
            <text:p text:style-name="P30"><text:span text:style-name="T18">画面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1" draw:text-style-name="P31" draw:layer="layout" svg:width="1.908cm" svg:height="1.03cm" svg:x="8.964cm" svg:y="8.548cm">
            <text:p text:style-name="P30"><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2" draw:text-style-name="P4" draw:layer="layout" svg:width="1.702cm" svg:height="1.03cm" svg:x="10.873cm" svg:y="8.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2" draw:text-style-name="P4" draw:layer="layout" svg:width="1.702cm" svg:height="1.03cm" svg:x="12.576cm" svg:y="8.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42" draw:text-style-name="P4" draw:layer="layout" svg:width="1.702cm" svg:height="1.03cm" svg:x="14.278cm" svg:y="8.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2" draw:text-style-name="P4" draw:layer="layout" svg:width="1.702cm" svg:height="1.03cm" svg:x="15.98cm" svg:y="8.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3" draw:text-style-name="P4" draw:layer="layout" svg:width="1.701cm" svg:height="1.03cm" svg:x="17.683cm" svg:y="8.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19.384cm" svg:y="8.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0" draw:text-style-name="P32" draw:layer="layout" svg:width="3.872cm" svg:height="1.03cm" svg:x="5.092cm" svg:y="9.58cm">
            <text:p text:style-name="P30"><text:span text:style-name="T19">テーブル設計・詳細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1" draw:text-style-name="P31" draw:layer="layout" svg:width="1.908cm" svg:height="1.03cm" svg:x="8.964cm" svg:y="9.58cm">
            <text:p text:style-name="P30"><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42" draw:text-style-name="P4" draw:layer="layout" svg:width="1.702cm" svg:height="1.03cm" svg:x="10.873cm" svg:y="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42" draw:text-style-name="P4" draw:layer="layout" svg:width="1.702cm" svg:height="1.03cm" svg:x="12.576cm" svg:y="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2" draw:text-style-name="P4" draw:layer="layout" svg:width="1.702cm" svg:height="1.03cm" svg:x="14.278cm" svg:y="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42" draw:text-style-name="P4" draw:layer="layout" svg:width="1.702cm" svg:height="1.03cm" svg:x="15.98cm" svg:y="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43" draw:text-style-name="P4" draw:layer="layout" svg:width="1.701cm" svg:height="1.03cm" svg:x="17.683cm" svg:y="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42" draw:text-style-name="P4" draw:layer="layout" svg:width="1.702cm" svg:height="1.03cm" svg:x="19.384cm" svg:y="9.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44" draw:text-style-name="P31" draw:layer="layout" svg:width="3.872cm" svg:height="1.025cm" svg:x="5.092cm" svg:y="10.612cm">
            <text:p text:style-name="P30"><text:span text:style-name="T18">課金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45" draw:text-style-name="P31" draw:layer="layout" svg:width="1.908cm" svg:height="1.025cm" svg:x="8.964cm" svg:y="10.612cm">
            <text:p text:style-name="P30"><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6" draw:text-style-name="P4" draw:layer="layout" svg:width="1.702cm" svg:height="1.025cm" svg:x="10.873cm" svg:y="10.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46" draw:text-style-name="P4" draw:layer="layout" svg:width="1.702cm" svg:height="1.025cm" svg:x="12.576cm" svg:y="10.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46" draw:text-style-name="P4" draw:layer="layout" svg:width="1.702cm" svg:height="1.025cm" svg:x="14.278cm" svg:y="10.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46" draw:text-style-name="P4" draw:layer="layout" svg:width="1.702cm" svg:height="1.025cm" svg:x="15.98cm" svg:y="10.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47" draw:text-style-name="P4" draw:layer="layout" svg:width="1.701cm" svg:height="1.025cm" svg:x="17.683cm" svg:y="10.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6" draw:text-style-name="P4" draw:layer="layout" svg:width="1.702cm" svg:height="1.025cm" svg:x="19.384cm" svg:y="10.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8" draw:text-style-name="P31" draw:layer="layout" svg:width="2.707cm" svg:height="2.057cm" svg:x="2.384cm" svg:y="14.735cm">
            <text:p text:style-name="P30"><text:span text:style-name="T18">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9" draw:text-style-name="P31" draw:layer="layout" svg:width="3.872cm" svg:height="1.031cm" svg:x="5.092cm" svg:y="11.638cm">
            <text:p text:style-name="P30"><text:span text:style-name="T18">有料アイテム購入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50" draw:text-style-name="P31" draw:layer="layout" svg:width="1.908cm" svg:height="1.031cm" svg:x="8.964cm" svg:y="11.638cm">
            <text:p text:style-name="P30"><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51" draw:text-style-name="P4" draw:layer="layout" svg:width="1.702cm" svg:height="1.031cm" svg:x="10.873cm" svg:y="11.6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51" draw:text-style-name="P4" draw:layer="layout" svg:width="1.702cm" svg:height="1.031cm" svg:x="12.576cm" svg:y="11.6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51" draw:text-style-name="P4" draw:layer="layout" svg:width="1.702cm" svg:height="1.031cm" svg:x="14.278cm" svg:y="11.6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1" draw:text-style-name="P4" draw:layer="layout" svg:width="1.702cm" svg:height="1.031cm" svg:x="15.98cm" svg:y="11.6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2" draw:text-style-name="P4" draw:layer="layout" svg:width="1.701cm" svg:height="1.031cm" svg:x="17.683cm" svg:y="11.6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1" draw:text-style-name="P4" draw:layer="layout" svg:width="1.702cm" svg:height="1.031cm" svg:x="19.384cm" svg:y="11.6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3" draw:text-style-name="P4" draw:layer="layout" svg:width="3.872cm" svg:height="1.03cm" svg:x="5.092cm" svg:y="12.67cm">
            <text:p text:style-name="P30"><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41" draw:text-style-name="P31" draw:layer="layout" svg:width="1.908cm" svg:height="1.03cm" svg:x="8.964cm" svg:y="12.67cm">
            <text:p text:style-name="P30"><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2" draw:text-style-name="P4" draw:layer="layout" svg:width="1.702cm" svg:height="1.03cm" svg:x="10.873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2" draw:text-style-name="P4" draw:layer="layout" svg:width="1.702cm" svg:height="1.03cm" svg:x="12.576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42" draw:text-style-name="P4" draw:layer="layout" svg:width="1.702cm" svg:height="1.03cm" svg:x="14.278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2" draw:text-style-name="P4" draw:layer="layout" svg:width="1.702cm" svg:height="1.03cm" svg:x="15.98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43" draw:text-style-name="P4" draw:layer="layout" svg:width="1.701cm" svg:height="1.03cm" svg:x="17.683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42" draw:text-style-name="P4" draw:layer="layout" svg:width="1.702cm" svg:height="1.03cm" svg:x="19.384cm" svg:y="1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6" draw:text-style-name="P31" draw:layer="layout" svg:width="3.872cm" svg:height="1.032cm" svg:x="5.092cm" svg:y="13.702cm">
            <text:p text:style-name="P30"><text:span text:style-name="T18">ユーザー登録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7" draw:text-style-name="P31" draw:layer="layout" svg:width="1.908cm" svg:height="1.032cm" svg:x="8.964cm" svg:y="13.702cm">
            <text:p text:style-name="P30"><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38" draw:text-style-name="P4" draw:layer="layout" svg:width="1.702cm" svg:height="1.032cm" svg:x="10.873cm" svg:y="13.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38" draw:text-style-name="P4" draw:layer="layout" svg:width="1.702cm" svg:height="1.032cm" svg:x="12.576cm" svg:y="13.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38" draw:text-style-name="P4" draw:layer="layout" svg:width="1.702cm" svg:height="1.032cm" svg:x="14.278cm" svg:y="13.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38" draw:text-style-name="P4" draw:layer="layout" svg:width="1.702cm" svg:height="1.032cm" svg:x="15.98cm" svg:y="13.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39" draw:text-style-name="P4" draw:layer="layout" svg:width="1.701cm" svg:height="1.032cm" svg:x="17.683cm" svg:y="13.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38" draw:text-style-name="P4" draw:layer="layout" svg:width="1.702cm" svg:height="1.032cm" svg:x="19.384cm" svg:y="13.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4" draw:text-style-name="P31" draw:layer="layout" svg:width="3.872cm" svg:height="1.025cm" svg:x="5.092cm" svg:y="14.735cm">
            <text:p text:style-name="P30"><text:span text:style-name="T18">単体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31" draw:layer="layout" svg:width="1.908cm" svg:height="1.025cm" svg:x="8.964cm" svg:y="14.735cm">
            <text:p text:style-name="P30"><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6" draw:text-style-name="P4" draw:layer="layout" svg:width="1.702cm" svg:height="1.025cm" svg:x="10.873cm" svg:y="14.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6" draw:text-style-name="P4" draw:layer="layout" svg:width="1.702cm" svg:height="1.025cm" svg:x="12.576cm" svg:y="14.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46" draw:text-style-name="P4" draw:layer="layout" svg:width="1.702cm" svg:height="1.025cm" svg:x="14.278cm" svg:y="14.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46" draw:text-style-name="P4" draw:layer="layout" svg:width="1.702cm" svg:height="1.025cm" svg:x="15.98cm" svg:y="14.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47" draw:text-style-name="P4" draw:layer="layout" svg:width="1.701cm" svg:height="1.025cm" svg:x="17.683cm" svg:y="14.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46" draw:text-style-name="P4" draw:layer="layout" svg:width="1.702cm" svg:height="1.025cm" svg:x="19.384cm" svg:y="14.7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40" draw:text-style-name="P31" draw:layer="layout" svg:width="3.872cm" svg:height="1.03cm" svg:x="5.092cm" svg:y="15.762cm">
            <text:p text:style-name="P30"><text:span text:style-name="T18">結合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41" draw:text-style-name="P31" draw:layer="layout" svg:width="1.908cm" svg:height="1.03cm" svg:x="8.964cm" svg:y="15.762cm">
            <text:p text:style-name="P30"><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42" draw:text-style-name="P4" draw:layer="layout" svg:width="1.702cm" svg:height="1.03cm" svg:x="10.873cm" svg:y="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42" draw:text-style-name="P4" draw:layer="layout" svg:width="1.702cm" svg:height="1.03cm" svg:x="12.576cm" svg:y="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42" draw:text-style-name="P4" draw:layer="layout" svg:width="1.702cm" svg:height="1.03cm" svg:x="14.278cm" svg:y="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42" draw:text-style-name="P4" draw:layer="layout" svg:width="1.702cm" svg:height="1.03cm" svg:x="15.98cm" svg:y="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43" draw:text-style-name="P4" draw:layer="layout" svg:width="1.701cm" svg:height="1.03cm" svg:x="17.683cm" svg:y="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42" draw:text-style-name="P4" draw:layer="layout" svg:width="1.702cm" svg:height="1.03cm" svg:x="19.384cm" svg:y="15.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54" draw:text-style-name="P31" draw:layer="layout" svg:width="3.872cm" svg:height="1.23cm" svg:x="5.092cm" svg:y="16.794cm">
            <text:p text:style-name="P30"><text:span text:style-name="T18">プレゼン準備</text:span><text:span text:style-name="T18">/</text:span><text:span text:style-name="T18">プレゼ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55" draw:text-style-name="P31" draw:layer="layout" svg:width="1.908cm" svg:height="1.23cm" svg:x="8.964cm" svg:y="16.794cm">
            <text:p text:style-name="P30"><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56" draw:text-style-name="P4" draw:layer="layout" svg:width="1.702cm" svg:height="1.266cm" svg:x="10.873cm" svg:y="16.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56" draw:text-style-name="P4" draw:layer="layout" svg:width="1.702cm" svg:height="1.266cm" svg:x="12.576cm" svg:y="16.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56" draw:text-style-name="P4" draw:layer="layout" svg:width="1.702cm" svg:height="1.266cm" svg:x="14.278cm" svg:y="16.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56" draw:text-style-name="P4" draw:layer="layout" svg:width="1.702cm" svg:height="1.266cm" svg:x="15.98cm" svg:y="16.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57" draw:text-style-name="P4" draw:layer="layout" svg:width="1.701cm" svg:height="1.266cm" svg:x="17.683cm" svg:y="16.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58" draw:text-style-name="P4" draw:layer="layout" svg:width="1.702cm" svg:height="1.268cm" svg:x="19.384cm" svg:y="16.7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3" draw:text-style-name="P29" draw:layer="layout" svg:width="1.702cm" svg:height="1.095cm" svg:x="21.086cm" svg:y="6.42cm">
            <text:p text:style-name="P28"><text:span text:style-name="T17">26</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3" draw:text-style-name="P29" draw:layer="layout" svg:width="1.702cm" svg:height="1.095cm" svg:x="22.788cm" svg:y="6.42cm">
            <text:p text:style-name="P28"><text:span text:style-name="T17">29</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1.062cm" svg:y="8.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1.086cm" svg:y="7.5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1.098cm" svg:y="9.5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1.098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1.049cm" svg:y="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1.073cm" svg:y="12.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1.098cm" svg:y="13.7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1.098cm" svg:y="14.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1.086cm" svg:y="15.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59" draw:text-style-name="P4" draw:layer="layout" svg:width="1.702cm" svg:height="1.198cm" svg:x="21.135cm" svg:y="16.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2.764cm" svg:y="7.5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2.8cm" svg:y="8.5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2.8cm" svg:y="9.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2.8cm" svg:y="10.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2.8cm" svg:y="11.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2.8cm" svg:y="12.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2.775cm" svg:y="13.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2.8cm" svg:y="14.7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2" draw:text-style-name="P4" draw:layer="layout" svg:width="1.702cm" svg:height="1.03cm" svg:x="22.837cm" svg:y="15.8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60" draw:text-style-name="P4" draw:layer="layout" svg:width="1.702cm" svg:height="1.192cm" svg:x="22.837cm" svg:y="16.8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AutoShape 125" draw:style-name="gr61" draw:text-style-name="P33" draw:layer="layout" svg:width="0.802cm" svg:height="0.303cm" svg:x="11.198cm" svg:y="7.697cm">
          <text:p text:style-name="P35"/>
          <draw:enhanced-geometry draw:mirror-horizontal="false" draw:mirror-vertical="false" svg:viewBox="0 0 0 0" draw:text-areas="0 0 ?f5 ?f8" draw:type="ooxml-homePlate" draw:modifiers="21482"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正方形/長方形 1" draw:style-name="gr62" draw:text-style-name="P4" draw:layer="layout" svg:width="4.797cm" svg:height="1.387cm" svg:x="19.703cm" svg:y="2.725cm">
          <text:p text:style-name="P3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4" draw:style-name="gr63" draw:text-style-name="P34" draw:layer="layout" svg:width="0.802cm" svg:height="0.303cm" svg:x="11.2cm" svg:y="8.2cm">
          <text:p text:style-name="P35"/>
          <draw:enhanced-geometry draw:mirror-horizontal="false" draw:mirror-vertical="false" svg:viewBox="0 0 0 0" draw:text-areas="0 0 ?f5 ?f8" draw:type="ooxml-homePlate" draw:modifiers="21483"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テキスト ボックス 2" draw:style-name="gr64" draw:text-style-name="P4" draw:layer="layout" svg:width="1.542cm" svg:height="0.674cm" svg:x="19.729cm" svg:y="2.818cm">
          <text:p text:style-name="P35"><text:span text:style-name="T20">凡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43" draw:style-name="gr64" draw:text-style-name="P4" draw:layer="layout" svg:width="1.542cm" svg:height="0.589cm" svg:x="21.731cm" svg:y="3.523cm">
          <text:p text:style-name="P35"><text:span text:style-name="T21">実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5" draw:text-style-name="P36" draw:layer="layout" svg:width="2.708cm" svg:height="4.087cm" svg:x="2.383cm" svg:y="10.587cm">
          <text:p text:style-name="P30"><text:span text:style-name="T18">プログラミン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47" draw:style-name="gr64" draw:text-style-name="P4" draw:layer="layout" svg:width="1.547cm" svg:height="0.589cm" svg:x="21.7cm" svg:y="2.924cm">
          <text:p text:style-name="P35"><text:span text:style-name="T21">予定：</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5" draw:style-name="gr61" draw:text-style-name="P33" draw:layer="layout" svg:width="0.63cm" svg:height="0.299cm" svg:x="23.358cm" svg:y="2.985cm">
          <text:p text:style-name="P35"/>
          <draw:enhanced-geometry draw:mirror-horizontal="false" draw:mirror-vertical="false" svg:viewBox="0 0 0 0" draw:text-areas="0 0 ?f5 ?f8" draw:type="ooxml-homePlate" draw:modifiers="2165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63" draw:text-style-name="P34" draw:layer="layout" svg:width="0.599cm" svg:height="0.299cm" svg:x="23.358cm" svg:y="3.673cm">
          <text:p text:style-name="P35"/>
          <draw:enhanced-geometry draw:mirror-horizontal="false" draw:mirror-vertical="false" svg:viewBox="0 0 0 0" draw:text-areas="0 0 ?f5 ?f8" draw:type="ooxml-homePlate" draw:modifiers="2160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66" draw:text-style-name="P33" draw:layer="layout" svg:width="0.6cm" svg:height="0.299cm" svg:x="12.8cm" svg:y="8.701cm">
          <text:p text:style-name="P35"/>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67" draw:text-style-name="P34" draw:layer="layout" svg:width="1.2cm" svg:height="0.299cm" svg:x="12.2cm" svg:y="9.101cm">
          <text:p text:style-name="P35"/>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68" draw:text-style-name="P33" draw:layer="layout" svg:width="0.878cm" svg:height="0.299cm" svg:x="13.4cm" svg:y="9.782cm">
          <text:p text:style-name="P35"/>
          <draw:enhanced-geometry draw:mirror-horizontal="false" draw:mirror-vertical="false" svg:viewBox="0 0 0 0" draw:text-areas="0 0 ?f5 ?f8" draw:type="ooxml-homePlate" draw:modifiers="2158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69" draw:text-style-name="P34" draw:layer="layout" svg:width="0.878cm" svg:height="0.299cm" svg:x="13.4cm" svg:y="10.311cm">
          <text:p text:style-name="P35"/>
          <draw:enhanced-geometry draw:mirror-horizontal="false" draw:mirror-vertical="false" svg:viewBox="0 0 0 0" draw:text-areas="0 0 ?f5 ?f8" draw:type="ooxml-homePlate" draw:modifiers="2158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70" draw:text-style-name="P33" draw:layer="layout" svg:width="3.688cm" svg:height="0.299cm" svg:x="18.312cm" svg:y="11.806cm">
          <text:p text:style-name="P35"/>
          <draw:enhanced-geometry draw:mirror-horizontal="false" draw:mirror-vertical="false" svg:viewBox="0 0 0 0" draw:text-areas="0 0 ?f5 ?f8" draw:type="ooxml-homePlate" draw:modifiers="2164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71" draw:text-style-name="P34" draw:layer="layout" svg:width="1.301cm" svg:height="0.299cm" svg:x="17.299cm" svg:y="12.2cm">
          <text:p text:style-name="P35"/>
          <draw:enhanced-geometry draw:mirror-horizontal="false" draw:mirror-vertical="false" svg:viewBox="0 0 0 0" draw:text-areas="0 0 ?f5 ?f8" draw:type="ooxml-homePlate" draw:modifiers="2162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72" draw:text-style-name="P33" draw:layer="layout" svg:width="3.3cm" svg:height="0.299cm" svg:x="15.1cm" svg:y="10.725cm">
          <text:p text:style-name="P35"/>
          <draw:enhanced-geometry draw:mirror-horizontal="false" draw:mirror-vertical="false" svg:viewBox="0 0 0 0" draw:text-areas="0 0 ?f5 ?f8" draw:type="ooxml-homePlate" draw:modifiers="2160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63" draw:text-style-name="P34" draw:layer="layout" svg:width="2.199cm" svg:height="0.299cm" svg:x="15.201cm" svg:y="11.126cm">
          <text:p text:style-name="P35"/>
          <draw:enhanced-geometry draw:mirror-horizontal="false" draw:mirror-vertical="false" svg:viewBox="0 0 0 0" draw:text-areas="0 0 ?f5 ?f8" draw:type="ooxml-homePlate" draw:modifiers="2160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73" draw:text-style-name="P33" draw:layer="layout" svg:width="2.114cm" svg:height="0.299cm" svg:x="21.086cm" svg:y="12.701cm">
          <text:p text:style-name="P35"/>
          <draw:enhanced-geometry draw:mirror-horizontal="false" draw:mirror-vertical="false" svg:viewBox="0 0 0 0" draw:text-areas="0 0 ?f5 ?f8" draw:type="ooxml-homePlate" draw:modifiers="2159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74" draw:text-style-name="P34" draw:layer="layout" svg:width="1cm" svg:height="0.299cm" svg:x="18.2cm" svg:y="13.326cm">
          <text:p text:style-name="P35"/>
          <draw:enhanced-geometry draw:mirror-horizontal="false" draw:mirror-vertical="false" svg:viewBox="0 0 0 0" draw:text-areas="0 0 ?f5 ?f8" draw:type="ooxml-homePlate" draw:modifiers="21604"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75" draw:text-style-name="P33" draw:layer="layout" svg:width="1.099cm" svg:height="0.299cm" svg:x="23.101cm" svg:y="13.8cm">
          <text:p text:style-name="P35"/>
          <draw:enhanced-geometry draw:mirror-horizontal="false" draw:mirror-vertical="false" svg:viewBox="0 0 0 0" draw:text-areas="0 0 ?f5 ?f8" draw:type="ooxml-homePlate" draw:modifiers="2160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76" draw:text-style-name="P34" draw:layer="layout" svg:width="4.4cm" svg:height="0.299cm" svg:x="19.2cm" svg:y="14.204cm">
          <text:p text:style-name="P35"/>
          <draw:enhanced-geometry draw:mirror-horizontal="false" draw:mirror-vertical="false" svg:viewBox="0 0 0 0" draw:text-areas="0 0 ?f5 ?f8" draw:type="ooxml-homePlate" draw:modifiers="2161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フッター プレースホルダー 1" presentation:style-name="pr4" draw:text-style-name="P13" draw:layer="layout" svg:width="9.189cm" svg:height="1.004cm" svg:x="15.901cm" svg:y="18.036cm" presentation:class="footer" presentation:user-transformed="true">
          <draw:text-box>
            <text:p text:style-name="P12"><text:span text:style-name="T9">©2015 Tech Fun Corporation All rights reserved.</text:span></text:p>
          </draw:text-box>
        </draw:frame>
        <draw:frame draw:name="スライド番号プレースホルダー 1" presentation:style-name="pr4" draw:text-style-name="P13" draw:layer="layout" svg:width="5.917cm" svg:height="1.004cm" svg:x="9.701cm" svg:y="18.036cm" presentation:class="page-number" presentation:user-transformed="true">
          <draw:text-box>
            <text:p text:style-name="P14"><text:span text:style-name="T9"><text:page-number>&lt;番号&gt;</text:page-number></text:span></text:p>
          </draw:text-box>
        </draw:frame>
        <draw:custom-shape draw:name="Rectangle 51" draw:style-name="gr77" draw:text-style-name="P36" draw:layer="layout" svg:width="2.709cm" svg:height="1.217cm" svg:x="2.4cm" svg:y="16.807cm">
          <text:p text:style-name="P30"><text:span text:style-name="T18">プレゼンテーショ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4" draw:style-name="gr63" draw:text-style-name="P34" draw:layer="layout" svg:width="0.797cm" svg:height="0.299cm" svg:x="23.6cm" svg:y="17.501cm">
          <text:p text:style-name="P35"/>
          <draw:enhanced-geometry draw:mirror-horizontal="false" draw:mirror-vertical="false" svg:viewBox="0 0 0 0" draw:text-areas="0 0 ?f5 ?f8" draw:type="ooxml-homePlate" draw:modifiers="2158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78" draw:text-style-name="P37" draw:layer="layout" svg:width="3.872cm" svg:height="0.604cm" svg:x="4.988cm" svg:y="12.848cm">
          <draw:text-box>
            <text:p text:style-name="P30"><text:span text:style-name="T18">ログイン認証機能</text:span></text:p>
          </draw:text-box>
        </draw:frame>
        <presentation:notes draw:style-name="dp2">
          <draw:frame draw:name="Rectangle 8" presentation:style-name="pr5" draw:text-style-name="P6" draw:layer="layout" svg:width="8.175cm" svg:height="1.37cm" svg:x="10.694cm" svg:y="26.185cm" presentation:class="page-number" presentation:user-transformed="true">
            <draw:text-box>
              <text:p text:style-name="P5"><text:span text:style-name="T5"><text:page-number>&lt;番号&gt;</text:page-number></text:span></text:p>
            </draw:text-box>
          </draw:frame>
          <draw:page-thumbnail draw:name="Rectangle 1" draw:style-name="gr3" draw:layer="layout" svg:width="13.784cm" svg:height="10.34cm" svg:x="2.549cm" svg:y="2.068cm" draw:page-number="8" presentation:class="page"/>
          <draw:frame draw:name="Rectangle 2" presentation:style-name="pr6" draw:text-style-name="P7" draw:layer="layout" svg:width="15.107cm" svg:height="12.408cm" svg:x="1.887cm" svg:y="13.097cm" presentation:class="notes" presentation:placeholder="true" presentation:user-transformed="true">
            <draw:text-box/>
          </draw:frame>
        </presentation:notes>
      </draw:page>
      <draw:page draw:name="page9" draw:style-name="dp3" draw:master-page-name="白紙_5f_">
        <draw:custom-shape draw:name="Text Box 1" draw:style-name="gr79" draw:text-style-name="P38" draw:layer="layout" svg:width="19.803cm" svg:height="2.001cm" svg:x="1.098cm" svg:y="0.322cm">
          <text:p text:style-name="P1"><text:span text:style-name="T3">開発スケジュール</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80" draw:text-style-name="P39" draw:layer="layout" svg:width="5.926cm" svg:height="1.013cm" svg:x="9.701cm" svg:y="18.036cm">
          <text:p text:style-name="P11"><text:span text:style-name="T9"><text:page-number>&lt;番号&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6" draw:style-name="gr27" draw:text-style-name="P41" draw:layer="layout" svg:width="6.579cm" svg:height="2.194cm" svg:x="5.2cm" svg:y="3.8cm">
            <text:p text:style-name="P40"><text:span text:style-name="T17">タスク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41" draw:layer="layout" svg:width="1.908cm" svg:height="3.289cm" svg:x="11.78cm" svg:y="3.8cm">
            <text:p text:style-name="P40"><text:span text:style-name="T17">担当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1" draw:text-style-name="P41" draw:layer="layout" svg:width="5.213cm" svg:height="1.095cm" svg:x="13.689cm" svg:y="3.8cm">
            <text:p text:style-name="P40"><text:span text:style-name="T17">2017</text:span><text:span text:style-name="T17">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2" draw:text-style-name="P41" draw:layer="layout" svg:width="3.413cm" svg:height="1.097cm" svg:x="13.689cm" svg:y="4.897cm">
            <text:p text:style-name="P40"><text:span text:style-name="T17">5</text:span><text:span text:style-name="T17">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1" draw:text-style-name="P41" draw:layer="layout" svg:width="2.707cm" svg:height="1.095cm" svg:x="5.2cm" svg:y="5.995cm">
            <text:p text:style-name="P40"><text:span text:style-name="T17">大分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2" draw:text-style-name="P41" draw:layer="layout" svg:width="3.872cm" svg:height="1.095cm" svg:x="7.908cm" svg:y="5.995cm">
            <text:p text:style-name="P40"><text:span text:style-name="T17">小分類</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3" draw:text-style-name="P41" draw:layer="layout" svg:width="1.702cm" svg:height="1.095cm" svg:x="13.689cm" svg:y="5.995cm">
            <text:p text:style-name="P40"><text:span text:style-name="T17">30</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3" draw:text-style-name="P41" draw:layer="layout" svg:width="1.702cm" svg:height="1.095cm" svg:x="15.392cm" svg:y="5.995cm">
            <text:p text:style-name="P40"><text:span text:style-name="T17">31</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3" draw:text-style-name="P41" draw:layer="layout" svg:width="1.702cm" svg:height="1.095cm" svg:x="17.094cm" svg:y="5.995cm">
            <text:p text:style-name="P40"><text:span text:style-name="T17">1</text:span><text:span text:style-name="T17">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5" draw:text-style-name="P43" draw:layer="layout" svg:width="2.707cm" svg:height="3.096cm" svg:x="5.2cm" svg:y="7.091cm">
            <text:p text:style-name="P42"><text:span text:style-name="T18">要件定義・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6" draw:text-style-name="P43" draw:layer="layout" svg:width="3.872cm" svg:height="1.032cm" svg:x="7.908cm" svg:y="7.091cm">
            <text:p text:style-name="P42"><text:span text:style-name="T18">企画立案・要件定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7" draw:text-style-name="P43" draw:layer="layout" svg:width="1.908cm" svg:height="1.032cm" svg:x="11.78cm" svg:y="7.091cm">
            <text:p text:style-name="P42"><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8" draw:text-style-name="P44" draw:layer="layout" svg:width="1.702cm" svg:height="1.032cm" svg:x="13.689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8" draw:text-style-name="P44" draw:layer="layout" svg:width="1.702cm" svg:height="1.032cm" svg:x="15.392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8" draw:text-style-name="P44" draw:layer="layout" svg:width="1.702cm" svg:height="1.032cm" svg:x="17.094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40" draw:text-style-name="P43" draw:layer="layout" svg:width="3.872cm" svg:height="1.03cm" svg:x="7.908cm" svg:y="8.124cm">
            <text:p text:style-name="P42"><text:span text:style-name="T18">画面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1" draw:text-style-name="P43" draw:layer="layout" svg:width="1.908cm" svg:height="1.03cm" svg:x="11.78cm" svg:y="8.124cm">
            <text:p text:style-name="P42"><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2" draw:text-style-name="P44" draw:layer="layout" svg:width="1.702cm" svg:height="1.03cm" svg:x="13.689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2" draw:text-style-name="P44" draw:layer="layout" svg:width="1.702cm" svg:height="1.03cm" svg:x="15.392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42" draw:text-style-name="P44" draw:layer="layout" svg:width="1.702cm" svg:height="1.03cm" svg:x="17.094cm" svg:y="8.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0" draw:text-style-name="P45" draw:layer="layout" svg:width="3.872cm" svg:height="1.03cm" svg:x="7.908cm" svg:y="9.156cm">
            <text:p text:style-name="P42"><text:span text:style-name="T19">テーブル設計・詳細設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1" draw:text-style-name="P43" draw:layer="layout" svg:width="1.908cm" svg:height="1.03cm" svg:x="11.78cm" svg:y="9.156cm">
            <text:p text:style-name="P42"><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42" draw:text-style-name="P44" draw:layer="layout" svg:width="1.702cm" svg:height="1.03cm" svg:x="13.689cm" svg:y="9.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42" draw:text-style-name="P44" draw:layer="layout" svg:width="1.702cm" svg:height="1.03cm" svg:x="15.392cm" svg:y="9.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42" draw:text-style-name="P44" draw:layer="layout" svg:width="1.702cm" svg:height="1.03cm" svg:x="17.094cm" svg:y="9.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44" draw:text-style-name="P43" draw:layer="layout" svg:width="3.872cm" svg:height="1.025cm" svg:x="7.908cm" svg:y="10.188cm">
            <text:p text:style-name="P42"><text:span text:style-name="T18">課金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45" draw:text-style-name="P43" draw:layer="layout" svg:width="1.908cm" svg:height="1.025cm" svg:x="11.78cm" svg:y="10.188cm">
            <text:p text:style-name="P42"><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46" draw:text-style-name="P44" draw:layer="layout" svg:width="1.702cm" svg:height="1.025cm" svg:x="13.689cm" svg:y="10.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46" draw:text-style-name="P44" draw:layer="layout" svg:width="1.702cm" svg:height="1.025cm" svg:x="15.392cm" svg:y="10.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46" draw:text-style-name="P44" draw:layer="layout" svg:width="1.702cm" svg:height="1.025cm" svg:x="17.094cm" svg:y="10.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8" draw:text-style-name="P43" draw:layer="layout" svg:width="2.707cm" svg:height="2.057cm" svg:x="5.2cm" svg:y="14.311cm">
            <text:p text:style-name="P42"><text:span text:style-name="T18">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9" draw:text-style-name="P43" draw:layer="layout" svg:width="3.872cm" svg:height="1.031cm" svg:x="7.908cm" svg:y="11.214cm">
            <text:p text:style-name="P42"><text:span text:style-name="T18">有料アイテム購入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50" draw:text-style-name="P43" draw:layer="layout" svg:width="1.908cm" svg:height="1.031cm" svg:x="11.78cm" svg:y="11.214cm">
            <text:p text:style-name="P42"><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51" draw:text-style-name="P44" draw:layer="layout" svg:width="1.702cm" svg:height="1.031cm" svg:x="13.689cm" svg:y="11.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51" draw:text-style-name="P44" draw:layer="layout" svg:width="1.702cm" svg:height="1.031cm" svg:x="15.392cm" svg:y="11.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51" draw:text-style-name="P44" draw:layer="layout" svg:width="1.702cm" svg:height="1.031cm" svg:x="17.094cm" svg:y="11.2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3" draw:text-style-name="P44" draw:layer="layout" svg:width="3.872cm" svg:height="1.03cm" svg:x="7.908cm" svg:y="12.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41" draw:text-style-name="P43" draw:layer="layout" svg:width="1.908cm" svg:height="1.03cm" svg:x="11.78cm" svg:y="12.246cm">
            <text:p text:style-name="P42"><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2" draw:text-style-name="P44" draw:layer="layout" svg:width="1.702cm" svg:height="1.03cm" svg:x="13.689cm" svg:y="12.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2" draw:text-style-name="P44" draw:layer="layout" svg:width="1.702cm" svg:height="1.03cm" svg:x="15.392cm" svg:y="12.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42" draw:text-style-name="P44" draw:layer="layout" svg:width="1.702cm" svg:height="1.03cm" svg:x="17.094cm" svg:y="12.2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36" draw:text-style-name="P43" draw:layer="layout" svg:width="3.872cm" svg:height="1.032cm" svg:x="7.908cm" svg:y="13.278cm">
            <text:p text:style-name="P42"><text:span text:style-name="T18">ユーザー登録機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7" draw:text-style-name="P43" draw:layer="layout" svg:width="1.908cm" svg:height="1.032cm" svg:x="11.78cm" svg:y="13.278cm">
            <text:p text:style-name="P42"><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38" draw:text-style-name="P44" draw:layer="layout" svg:width="1.702cm" svg:height="1.032cm" svg:x="13.689cm" svg:y="13.2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38" draw:text-style-name="P44" draw:layer="layout" svg:width="1.702cm" svg:height="1.032cm" svg:x="15.392cm" svg:y="13.2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38" draw:text-style-name="P44" draw:layer="layout" svg:width="1.702cm" svg:height="1.032cm" svg:x="17.094cm" svg:y="13.2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4" draw:text-style-name="P43" draw:layer="layout" svg:width="3.872cm" svg:height="1.025cm" svg:x="7.908cm" svg:y="14.311cm">
            <text:p text:style-name="P42"><text:span text:style-name="T18">単体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5" draw:text-style-name="P43" draw:layer="layout" svg:width="1.908cm" svg:height="1.025cm" svg:x="11.78cm" svg:y="14.311cm">
            <text:p text:style-name="P42"><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6" draw:text-style-name="P44" draw:layer="layout" svg:width="1.702cm" svg:height="1.025cm" svg:x="13.689cm" svg:y="14.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6" draw:text-style-name="P44" draw:layer="layout" svg:width="1.702cm" svg:height="1.025cm" svg:x="15.392cm" svg:y="14.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46" draw:text-style-name="P44" draw:layer="layout" svg:width="1.702cm" svg:height="1.025cm" svg:x="17.094cm" svg:y="14.3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40" draw:text-style-name="P43" draw:layer="layout" svg:width="3.872cm" svg:height="1.03cm" svg:x="7.908cm" svg:y="15.338cm">
            <text:p text:style-name="P42"><text:span text:style-name="T18">結合テス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41" draw:text-style-name="P43" draw:layer="layout" svg:width="1.908cm" svg:height="1.03cm" svg:x="11.78cm" svg:y="15.338cm">
            <text:p text:style-name="P42"><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6" draw:style-name="gr42" draw:text-style-name="P44" draw:layer="layout" svg:width="1.702cm" svg:height="1.03cm" svg:x="13.689cm" svg:y="15.3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42" draw:text-style-name="P44" draw:layer="layout" svg:width="1.702cm" svg:height="1.03cm" svg:x="15.392cm" svg:y="15.3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42" draw:text-style-name="P44" draw:layer="layout" svg:width="1.702cm" svg:height="1.03cm" svg:x="17.094cm" svg:y="15.33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54" draw:text-style-name="P43" draw:layer="layout" svg:width="3.872cm" svg:height="1.23cm" svg:x="7.908cm" svg:y="16.37cm">
            <text:p text:style-name="P42"><text:span text:style-name="T18">プレゼン準備</text:span><text:span text:style-name="T18">/</text:span><text:span text:style-name="T18">プレゼ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55" draw:text-style-name="P43" draw:layer="layout" svg:width="1.908cm" svg:height="1.23cm" svg:x="11.78cm" svg:y="16.37cm">
            <text:p text:style-name="P42"><text:span text:style-name="T18">金山</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83" draw:text-style-name="P44" draw:layer="layout" svg:width="1.702cm" svg:height="1.23cm" svg:x="13.689cm" svg:y="16.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83" draw:text-style-name="P44" draw:layer="layout" svg:width="1.702cm" svg:height="1.23cm" svg:x="15.392cm" svg:y="16.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83" draw:text-style-name="P44" draw:layer="layout" svg:width="1.702cm" svg:height="1.23cm" svg:x="17.094cm" svg:y="16.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4" draw:text-style-name="P41" draw:layer="layout" svg:width="1.8cm" svg:height="1.097cm" svg:x="17.102cm" svg:y="4.903cm">
            <text:p text:style-name="P40"><text:span text:style-name="T17">6</text:span><text:span text:style-name="T17">月</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正方形/長方形 1" draw:style-name="gr62" draw:text-style-name="P4" draw:layer="layout" svg:width="4.797cm" svg:height="1.387cm" svg:x="19.703cm" svg:y="2.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2" draw:style-name="gr64" draw:text-style-name="P46" draw:layer="layout" svg:width="1.542cm" svg:height="0.674cm" svg:x="19.729cm" svg:y="2.818cm">
          <text:p text:style-name="P35"><text:span text:style-name="T20">凡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43" draw:style-name="gr64" draw:text-style-name="P46" draw:layer="layout" svg:width="1.542cm" svg:height="0.589cm" svg:x="21.731cm" svg:y="3.523cm">
          <text:p text:style-name="P35"><text:span text:style-name="T21">実績：</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65" draw:text-style-name="P47" draw:layer="layout" svg:width="2.708cm" svg:height="4.087cm" svg:x="5.199cm" svg:y="10.223cm">
          <text:p text:style-name="P30"><text:span text:style-name="T18">プログラミング</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147" draw:style-name="gr64" draw:text-style-name="P46" draw:layer="layout" svg:width="1.547cm" svg:height="0.589cm" svg:x="21.7cm" svg:y="2.924cm">
          <text:p text:style-name="P35"><text:span text:style-name="T21">予定：</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5" draw:style-name="gr85" draw:text-style-name="P33" draw:layer="layout" svg:width="0.63cm" svg:height="0.299cm" svg:x="23.358cm" svg:y="2.985cm">
          <text:p/>
          <draw:enhanced-geometry draw:mirror-horizontal="false" draw:mirror-vertical="false" svg:viewBox="0 0 0 0" draw:text-areas="0 0 ?f5 ?f8" draw:type="ooxml-homePlate" draw:modifiers="21651"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86" draw:text-style-name="P34" draw:layer="layout" svg:width="0.599cm" svg:height="0.299cm" svg:x="23.358cm" svg:y="3.673cm">
          <text:p/>
          <draw:enhanced-geometry draw:mirror-horizontal="false" draw:mirror-vertical="false" svg:viewBox="0 0 0 0" draw:text-areas="0 0 ?f5 ?f8" draw:type="ooxml-homePlate" draw:modifiers="21606"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87" draw:text-style-name="P33" draw:layer="layout" svg:width="1.2cm" svg:height="0.317cm" svg:x="14cm" svg:y="14.483cm">
          <text:p/>
          <draw:enhanced-geometry draw:mirror-horizontal="false" draw:mirror-vertical="false" svg:viewBox="0 0 0 0" draw:text-areas="0 0 ?f5 ?f8" draw:type="ooxml-homePlate" draw:modifiers="2160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67" draw:text-style-name="P34" draw:layer="layout" svg:width="1.2cm" svg:height="0.299cm" svg:x="14cm" svg:y="15cm">
          <text:p/>
          <draw:enhanced-geometry draw:mirror-horizontal="false" draw:mirror-vertical="false" svg:viewBox="0 0 0 0" draw:text-areas="0 0 ?f5 ?f8" draw:type="ooxml-homePlate" draw:modifiers="2160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5" draw:style-name="gr88" draw:text-style-name="P33" draw:layer="layout" svg:width="1.724cm" svg:height="0.34cm" svg:x="15.37cm" svg:y="15.46cm">
          <text:p/>
          <draw:enhanced-geometry draw:mirror-horizontal="false" draw:mirror-vertical="false" svg:viewBox="0 0 0 0" draw:text-areas="0 0 ?f5 ?f8" draw:type="ooxml-homePlate" draw:modifiers="2159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89" draw:text-style-name="P34" draw:layer="layout" svg:width="1.732cm" svg:height="0.299cm" svg:x="15.362cm" svg:y="15.995cm">
          <text:p/>
          <draw:enhanced-geometry draw:mirror-horizontal="false" draw:mirror-vertical="false" svg:viewBox="0 0 0 0" draw:text-areas="0 0 ?f5 ?f8" draw:type="ooxml-homePlate" draw:modifiers="21597"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フッター プレースホルダー 1" presentation:style-name="pr7" draw:text-style-name="P48" draw:layer="layout" svg:width="9.189cm" svg:height="1.004cm" svg:x="15.901cm" svg:y="18.036cm" presentation:class="footer" presentation:user-transformed="true">
          <draw:text-box>
            <text:p text:style-name="P12"><text:span text:style-name="T9">©2015 Tech Fun Corporation All rights reserved.</text:span></text:p>
          </draw:text-box>
        </draw:frame>
        <draw:frame draw:name="スライド番号プレースホルダー 1" presentation:style-name="pr7" draw:text-style-name="P49" draw:layer="layout" svg:width="5.917cm" svg:height="1.004cm" svg:x="9.701cm" svg:y="18.036cm" presentation:class="page-number" presentation:user-transformed="true">
          <draw:text-box>
            <text:p text:style-name="P14"><text:span text:style-name="T9"><text:page-number>&lt;番号&gt;</text:page-number></text:span></text:p>
          </draw:text-box>
        </draw:frame>
        <draw:custom-shape draw:name="Rectangle 51" draw:style-name="gr77" draw:text-style-name="P47" draw:layer="layout" svg:width="2.709cm" svg:height="1.217cm" svg:x="5.2cm" svg:y="16.383cm">
          <text:p text:style-name="P30"><text:span text:style-name="T18">プレゼンテーション</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25" draw:style-name="gr90" draw:text-style-name="P33" draw:layer="layout" svg:width="4.197cm" svg:height="0.299cm" svg:x="14.003cm" svg:y="16.501cm">
          <text:p/>
          <draw:enhanced-geometry draw:mirror-horizontal="false" draw:mirror-vertical="false" svg:viewBox="0 0 0 0" draw:text-areas="0 0 ?f5 ?f8" draw:type="ooxml-homePlate" draw:modifiers="2158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AutoShape 124" draw:style-name="gr91" draw:text-style-name="P34" draw:layer="layout" svg:width="4.197cm" svg:height="0.299cm" svg:x="14.003cm" svg:y="17cm">
          <text:p/>
          <draw:enhanced-geometry draw:mirror-horizontal="false" draw:mirror-vertical="false" svg:viewBox="0 0 0 0" draw:text-areas="0 0 ?f5 ?f8" draw:type="ooxml-homePlate" draw:modifiers="2158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78" draw:text-style-name="P50" draw:layer="layout" svg:width="3.872cm" svg:height="0.604cm" svg:x="7.908cm" svg:y="12.4cm">
          <draw:text-box>
            <text:p text:style-name="P30"><text:span text:style-name="T18">ログイン認証機能</text:span></text:p>
          </draw:text-box>
        </draw:frame>
        <presentation:notes draw:style-name="dp2">
          <draw:frame draw:name="Rectangle 8" presentation:style-name="pr8" draw:text-style-name="P51" draw:layer="layout" svg:width="8.175cm" svg:height="1.37cm" svg:x="10.694cm" svg:y="26.185cm" presentation:class="page-number" presentation:user-transformed="true">
            <draw:text-box>
              <text:p text:style-name="P5"><text:span text:style-name="T5"><text:page-number>&lt;番号&gt;</text:page-number></text:span></text:p>
            </draw:text-box>
          </draw:frame>
          <draw:page-thumbnail draw:name="Rectangle 1" draw:style-name="gr3" draw:layer="layout" svg:width="13.784cm" svg:height="10.34cm" svg:x="2.549cm" svg:y="2.068cm" draw:page-number="9" presentation:class="page"/>
          <draw:frame draw:name="Rectangle 2" presentation:style-name="pr9" draw:text-style-name="P52" draw:layer="layout" svg:width="15.107cm" svg:height="12.408cm" svg:x="1.887cm" svg:y="13.09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Calibri1" svg:font-family="Calibri"/>
    <style:font-face style:name="ＭＳ Ｐゴシック" svg:font-family="'ＭＳ Ｐゴシック'"/>
    <style:font-face style:name="ＭＳ Ｐ明朝3" svg:font-family="'ＭＳ Ｐ明朝'"/>
    <style:font-face style:name="Meiryo UI1" svg:font-family="'Meiryo UI'" style:font-family-generic="modern"/>
    <style:font-face style:name="メイリオ1" svg:font-family="メイリオ" style:font-family-generic="modern"/>
    <style:font-face style:name="Times New Roman1" svg:font-family="'Times New Roman'" style:font-family-generic="roman"/>
    <style:font-face style:name="Calibri4" svg:font-family="Calibri" style:font-family-generic="swiss"/>
    <style:font-face style:name="+mn-cs" svg:font-family="+mn-cs" style:font-pitch="variable"/>
    <style:font-face style:name="Calibri" svg:font-family="Calibri" style:font-pitch="variable"/>
    <style:font-face style:name="Liberation Sans1" svg:font-family="'Liberation Sans'" style:font-pitch="variable"/>
    <style:font-face style:name="Tahoma2" svg:font-family="Tahoma" style:font-pitch="variable"/>
    <style:font-face style:name="ＭＳ Ｐゴシック2" svg:font-family="'ＭＳ Ｐゴシック'" style:font-pitch="variable"/>
    <style:font-face style:name="ＭＳ Ｐ明朝2" svg:font-family="'ＭＳ Ｐ明朝'" style:font-pitch="variable"/>
    <style:font-face style:name="Liberation Sans2" svg:font-family="'Liberation Sans'" style:font-family-generic="modern" style:font-pitch="variable"/>
    <style:font-face style:name="Liberation Serif1" svg:font-family="'Liberation Serif'" style:font-family-generic="modern" style:font-pitch="variable"/>
    <style:font-face style:name="Mangal1" svg:font-family="Mangal" style:font-family-generic="modern" style:font-pitch="variable"/>
    <style:font-face style:name="Meiryo UI" svg:font-family="'Meiryo UI'" style:font-family-generic="modern" style:font-pitch="variable"/>
    <style:font-face style:name="Tahoma1" svg:font-family="Tahoma" style:font-family-generic="modern" style:font-pitch="variable"/>
    <style:font-face style:name="メイリオ" svg:font-family="メイリオ" style:font-family-generic="modern" style:font-pitch="variable"/>
    <style:font-face style:name="ＭＳ Ｐ明朝1" svg:font-family="'ＭＳ Ｐ明朝'" style:font-family-generic="moder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Liberation Sans3"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gradient draw:name="Gradient_20_2" draw:display-name="Gradient 2" draw:style="linear" draw:start-color="#ffffff" draw:end-color="#ffffcc" draw:start-intensity="100%" draw:end-intensity="100%" draw:angle="900" draw:border="0%"/>
    <draw:gradient draw:name="Gradient_20_3" draw:display-name="Gradient 3" draw:style="axial" draw:start-color="#ffffff" draw:end-color="#767676" draw:start-intensity="100%" draw:end-intensity="100%" draw:angle="0" draw:border="0%"/>
    <draw:gradient draw:name="Gradient_20_4" draw:display-name="Gradient 4" draw:style="axial" draw:start-color="#dce6f2" draw:end-color="#376092" draw:start-intensity="100%" draw:end-intensity="100%" draw:angle="0" draw:border="0%"/>
    <draw:gradient draw:name="Gradient_20_5" draw:display-name="Gradient 5" draw:style="axial" draw:start-color="#fed6d9" draw:end-color="#ff0000" draw:start-intensity="100%" draw:end-intensity="100%" draw:angle="0" draw:border="0%"/>
    <draw:opacity draw:name="msTransGradient_20_1" draw:display-name="msTransGradient 1" draw:style="linear" draw:start="0%" draw:end="100%" draw:angle="9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1" style:font-family-asian="'ＭＳ Ｐゴシック'"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32pt" style:language-asian="en" style:country-asian="GB" style:font-style-asian="normal" style:font-weight-asian="normal" style:font-name-complex="Mangal" style:font-family-complex="Mangal"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タイトル_20_スライド-outline2" style:display-name="タイトル スライド-outline2" style:family="presentation" style:parent-style-name="タイトル_20_スライド-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name-asian="ＭＳ Ｐゴシック" style:font-family-asian="'ＭＳ Ｐゴシック'" style:font-size-asian="24pt" style:font-style-asian="normal" style:font-weight-asian="normal" style:font-size-complex="24pt" style:font-style-complex="normal" style:font-weight-complex="normal"/>
    </style:style>
    <style:style style:name="タイトル_20_スライド-outline3" style:display-name="タイトル スライド-outline3" style:family="presentation" style:parent-style-name="タイトル_20_スライド-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タイトル_20_スライド-outline4" style:display-name="タイトル スライド-outline4" style:family="presentation" style:parent-style-name="タイトル_20_スライド-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タイトル_20_スライド-outline5" style:display-name="タイトル スライド-outline5" style:family="presentation" style:parent-style-name="タイトル_20_スライド-outline4">
      <style:paragraph-properties fo:margin-top="0.1cm" fo:margin-bottom="0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1cm" fo:margin-bottom="0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1cm" fo:margin-bottom="0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1cm" fo:margin-bottom="0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1cm" fo:margin-bottom="0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Calibri4" fo:font-family="Calibri" style:font-family-generic="swiss" fo:font-size="44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44pt" style:language-asian="en" style:country-asian="GB" style:font-style-asian="normal" style:font-weight-asian="normal" style:font-name-complex="Mangal" style:font-family-complex="Mangal" style:font-family-generic-complex="system" style:font-pitch-complex="variable" style:font-size-complex="44pt" style:language-complex="en" style:country-complex="GB" style:font-style-complex="normal" style:font-weight-complex="normal" style:text-emphasize="none" style:font-relief="none" style:text-overline-style="none" style:text-overline-color="font-color"/>
    </style:style>
    <style:style style:name="白紙-background" style:family="presentation">
      <style:graphic-properties draw:stroke="none" draw:fill="solid" draw:fill-color="#ffffff"/>
      <style:text-properties style:letter-kerning="true"/>
    </style:style>
    <style:style style:name="白紙-backgroundobjects" style:family="presentation">
      <style:graphic-properties draw:textarea-horizontal-align="justify" draw:shadow="hidden" draw:shadow-offset-x="0.2cm" draw:shadow-offset-y="0.2cm" draw:shadow-color="#808080"/>
      <style:text-properties style:letter-kerning="true"/>
    </style:style>
    <style:style style:name="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白紙-outline1" style:family="presentation">
      <style:graphic-properties draw:stroke="none" draw:fill="none" draw:auto-grow-height="false" draw:fit-to-size="shrink-to-fit">
        <text:list-style style:name="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32pt" style:language-asian="en" style:country-asian="GB" style:font-style-asian="normal" style:font-weight-asian="normal" style:font-name-complex="Mangal" style:font-family-complex="Mangal"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白紙-outline2" style:family="presentation" style:parent-style-name="白紙-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name-asian="ＭＳ Ｐゴシック" style:font-family-asian="'ＭＳ Ｐゴシック'" style:font-size-asian="24pt" style:font-style-asian="normal" style:font-weight-asian="normal" style:font-size-complex="24pt" style:font-style-complex="normal" style:font-weight-complex="normal"/>
    </style:style>
    <style:style style:name="白紙-outline3" style:family="presentation" style:parent-style-name="白紙-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白紙-outline4" style:family="presentation" style:parent-style-name="白紙-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白紙-outline5" style:family="presentation" style:parent-style-name="白紙-outline4">
      <style:paragraph-properties fo:margin-top="0.1cm" fo:margin-bottom="0cm"/>
      <style:text-properties fo:font-size="20pt" style:font-size-asian="20pt" style:font-size-complex="20pt"/>
    </style:style>
    <style:style style:name="白紙-outline6" style:family="presentation" style:parent-style-name="白紙-outline5">
      <style:paragraph-properties fo:margin-top="0.1cm" fo:margin-bottom="0cm"/>
      <style:text-properties fo:font-size="20pt" style:font-size-asian="20pt" style:font-size-complex="20pt"/>
    </style:style>
    <style:style style:name="白紙-outline7" style:family="presentation" style:parent-style-name="白紙-outline6">
      <style:paragraph-properties fo:margin-top="0.1cm" fo:margin-bottom="0cm"/>
      <style:text-properties fo:font-size="20pt" style:font-size-asian="20pt" style:font-size-complex="20pt"/>
    </style:style>
    <style:style style:name="白紙-outline8" style:family="presentation" style:parent-style-name="白紙-outline7">
      <style:paragraph-properties fo:margin-top="0.1cm" fo:margin-bottom="0cm"/>
      <style:text-properties fo:font-size="20pt" style:font-size-asian="20pt" style:font-size-complex="20pt"/>
    </style:style>
    <style:style style:name="白紙-outline9" style:family="presentation" style:parent-style-name="白紙-outline8">
      <style:paragraph-properties fo:margin-top="0.1cm" fo:margin-bottom="0cm"/>
      <style:text-properties fo:font-size="20pt" style:font-size-asian="20pt" style:font-size-complex="20pt"/>
    </style:style>
    <style:style style:name="白紙-subtitle" style:family="presentation">
      <style:graphic-properties draw:stroke="none" draw:fill="none" draw:textarea-vertical-align="middle">
        <text:list-style style:name="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title" style:family="presentation">
      <style:graphic-properties draw:stroke="none" draw:fill="none" draw:textarea-vertical-align="middle">
        <text:list-style style:name="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Calibri4" fo:font-family="Calibri" style:font-family-generic="swiss" fo:font-size="44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44pt" style:language-asian="en" style:country-asian="GB" style:font-style-asian="normal" style:font-weight-asian="normal" style:font-name-complex="Mangal" style:font-family-complex="Mangal" style:font-family-generic-complex="system" style:font-pitch-complex="variable" style:font-size-complex="44pt" style:language-complex="en" style:country-complex="GB" style:font-style-complex="normal" style:font-weight-complex="normal" style:text-emphasize="none" style:font-relief="none" style:text-overline-style="none" style:text-overline-color="font-color"/>
    </style:style>
    <style:style style:name="白紙_5f_-background" style:display-name="白紙_-background" style:family="presentation">
      <style:graphic-properties draw:stroke="none" draw:fill="solid" draw:fill-color="#ffffff"/>
      <style:text-properties style:letter-kerning="true"/>
    </style:style>
    <style:style style:name="白紙_5f_-backgroundobjects" style:display-name="白紙_-backgroundobjects" style:family="presentation">
      <style:graphic-properties draw:textarea-horizontal-align="justify" draw:shadow="hidden" draw:shadow-offset-x="0.2cm" draw:shadow-offset-y="0.2cm" draw:shadow-color="#808080"/>
      <style:text-properties style:letter-kerning="true"/>
    </style:style>
    <style:style style:name="白紙_5f_-notes" style:display-name="白紙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26.1000003814697pt" style:font-style-asian="normal" style:font-weight-asian="normal" style:font-name-complex="Mangal" style:font-family-complex="Mangal"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白紙_5f_-outline1" style:display-name="白紙_-outline1" style:family="presentation">
      <style:graphic-properties draw:stroke="none" draw:fill="none" draw:auto-grow-height="false" draw:fit-to-size="shrink-to-fit">
        <text:list-style style:name="白紙_5f_-outline1" style:display-name="白紙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32pt" style:language-asian="en" style:country-asian="GB" style:font-style-asian="normal" style:font-weight-asian="normal" style:font-name-complex="Mangal" style:font-family-complex="Mangal" style:font-family-generic-complex="system" style:font-pitch-complex="variable" style:font-size-complex="32pt" style:language-complex="en" style:country-complex="GB" style:font-style-complex="normal" style:font-weight-complex="normal" style:text-emphasize="none" style:font-relief="none" style:text-overline-style="none" style:text-overline-color="font-color"/>
    </style:style>
    <style:style style:name="白紙_5f_-outline2" style:display-name="白紙_-outline2" style:family="presentation" style:parent-style-name="白紙_5f_-outline1">
      <style:paragraph-properties fo:margin-left="0cm" fo:margin-right="0cm" fo:margin-top="0.4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name-asian="ＭＳ Ｐゴシック" style:font-family-asian="'ＭＳ Ｐゴシック'" style:font-size-asian="24pt" style:font-style-asian="normal" style:font-weight-asian="normal" style:font-size-complex="24pt" style:font-style-complex="normal" style:font-weight-complex="normal"/>
    </style:style>
    <style:style style:name="白紙_5f_-outline3" style:display-name="白紙_-outline3" style:family="presentation" style:parent-style-name="白紙_5f_-outline2">
      <style:paragraph-properties fo:margin-left="0cm" fo:margin-right="0cm" fo:margin-top="0.3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白紙_5f_-outline4" style:display-name="白紙_-outline4" style:family="presentation" style:parent-style-name="白紙_5f_-outline3">
      <style:paragraph-properties fo:margin-left="0cm" fo:margin-right="0cm" fo:margin-top="0.2cm" fo:margin-bottom="0cm" fo:line-height="100%" fo:text-align="start" fo:text-indent="0cm" style:punctuation-wrap="simple"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name-asian="ＭＳ Ｐゴシック" style:font-family-asian="'ＭＳ Ｐゴシック'" style:font-size-asian="20pt" style:font-style-asian="normal" style:font-weight-asian="normal" style:font-size-complex="20pt" style:font-style-complex="normal" style:font-weight-complex="normal"/>
    </style:style>
    <style:style style:name="白紙_5f_-outline5" style:display-name="白紙_-outline5" style:family="presentation" style:parent-style-name="白紙_5f_-outline4">
      <style:paragraph-properties fo:margin-left="0cm" fo:margin-right="0cm" fo:margin-top="0.1cm" fo:margin-bottom="0cm" fo:text-indent="0cm"/>
      <style:text-properties fo:font-size="20pt" style:font-size-asian="20pt" style:font-size-complex="20pt"/>
    </style:style>
    <style:style style:name="白紙_5f_-outline6" style:display-name="白紙_-outline6" style:family="presentation" style:parent-style-name="白紙_5f_-outline5">
      <style:paragraph-properties fo:margin-left="0cm" fo:margin-right="0cm" fo:margin-top="0.1cm" fo:margin-bottom="0cm" fo:text-indent="0cm"/>
      <style:text-properties fo:font-size="20pt" style:font-size-asian="20pt" style:font-size-complex="20pt"/>
    </style:style>
    <style:style style:name="白紙_5f_-outline7" style:display-name="白紙_-outline7" style:family="presentation" style:parent-style-name="白紙_5f_-outline6">
      <style:paragraph-properties fo:margin-left="0cm" fo:margin-right="0cm" fo:margin-top="0.1cm" fo:margin-bottom="0cm" fo:text-indent="0cm"/>
      <style:text-properties fo:font-size="20pt" style:font-size-asian="20pt" style:font-size-complex="20pt"/>
    </style:style>
    <style:style style:name="白紙_5f_-outline8" style:display-name="白紙_-outline8" style:family="presentation" style:parent-style-name="白紙_5f_-outline7">
      <style:paragraph-properties fo:margin-left="0cm" fo:margin-right="0cm" fo:margin-top="0.1cm" fo:margin-bottom="0cm" fo:text-indent="0cm"/>
      <style:text-properties fo:font-size="20pt" style:font-size-asian="20pt" style:font-size-complex="20pt"/>
    </style:style>
    <style:style style:name="白紙_5f_-outline9" style:display-name="白紙_-outline9" style:family="presentation" style:parent-style-name="白紙_5f_-outline8">
      <style:paragraph-properties fo:margin-left="0cm" fo:margin-right="0cm" fo:margin-top="0.1cm" fo:margin-bottom="0cm" fo:text-indent="0cm"/>
      <style:text-properties fo:font-size="20pt" style:font-size-asian="20pt" style:font-size-complex="20pt"/>
    </style:style>
    <style:style style:name="白紙_5f_-subtitle" style:display-name="白紙_-subtitle" style:family="presentation">
      <style:graphic-properties draw:stroke="none" draw:fill="none" draw:textarea-vertical-align="middle">
        <text:list-style style:name="白紙_5f_-subtitle" style:display-name="白紙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ＭＳ Ｐゴシック1"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白紙_5f_-title" style:display-name="白紙_-title" style:family="presentation">
      <style:graphic-properties draw:stroke="none" draw:fill="none" draw:textarea-vertical-align="middle">
        <text:list-style style:name="白紙_5f_-title" style:display-name="白紙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Calibri4" fo:font-family="Calibri" style:font-family-generic="swiss" fo:font-size="44pt" fo:letter-spacing="normal" fo:language="en" fo:country="GB" fo:font-style="normal" fo:text-shadow="none" style:text-underline-style="none" fo:font-weight="normal" style:letter-kerning="true" fo:background-color="#ffffff" style:font-name-asian="ＭＳ Ｐゴシック" style:font-family-asian="'ＭＳ Ｐゴシック'" style:font-size-asian="44pt" style:language-asian="en" style:country-asian="GB" style:font-style-asian="normal" style:font-weight-asian="normal" style:font-name-complex="Mangal" style:font-family-complex="Mangal" style:font-family-generic-complex="system" style:font-pitch-complex="variable" style:font-size-complex="4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78cm" fo:page-height="27.5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gradient" draw:fill-gradient-name="Gradient_20_2" draw:opacity-name="msTransGradient_20_1" draw:textarea-vertical-align="middle" draw:auto-grow-height="false" draw:fit-to-size="false" fo:min-height="0cm" fo:min-width="0cm" fo:padding-top="0.125cm" fo:padding-bottom="0.125cm" fo:padding-left="0.25cm" fo:padding-right="0.25cm" fo:wrap-option="no-wrap"/>
    </style:style>
    <style:style style:name="Mgr5"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997f4f" draw:textarea-vertical-align="middle" draw:auto-grow-height="false" draw:fit-to-size="false" fo:min-height="0cm" fo:min-width="0cm" fo:padding-top="0.125cm" fo:padding-bottom="0.125cm" fo:padding-left="0.25cm" fo:padding-right="0.25cm" fo:wrap-option="no-wrap"/>
    </style:style>
    <style:style style:name="Mgr7" style:family="graphic" style:parent-style-name="塗りつぶしなし線なしオブジェクト">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タイトル_20_スライド-title">
      <style:graphic-properties draw:stroke="none" svg:stroke-width="0cm" draw:fill="none" draw:textarea-vertical-align="middle" draw:auto-grow-height="false" draw:fit-to-size="false" fo:min-height="3.181cm" fo:padding-top="0.13cm" fo:padding-bottom="0.13cm" fo:padding-left="0.25cm" fo:padding-right="0.25cm" fo:wrap-option="wrap"/>
    </style:style>
    <style:style style:name="Mpr2" style:family="presentation" style:parent-style-name="タイトル_20_スライド-subtitle">
      <style:graphic-properties draw:stroke="none" svg:stroke-width="0cm" draw:fill="none" draw:fill-color="#ffffff" draw:textarea-vertical-align="top" draw:auto-grow-height="false" draw:fit-to-size="false" fo:min-height="11.049cm" fo:padding-top="0.13cm" fo:padding-bottom="0.13cm" fo:padding-left="0.25cm" fo:padding-right="0.25cm" fo:wrap-option="wrap"/>
    </style:style>
    <style:style style:name="Mpr3" style:family="presentation" style:parent-style-name="タイトル_20_スライド-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4" style:family="presentation" style:parent-style-name="タイトル_20_スライド-backgroundobjects">
      <style:graphic-properties draw:stroke="none" draw:fill="none" draw:fill-color="#ffffff" draw:auto-grow-height="false" fo:min-height="1.485cm"/>
    </style:style>
    <style:style style:name="Mpr5" style:family="presentation" style:parent-style-name="タイトル_20_スライド-backgroundobjects">
      <style:graphic-properties draw:stroke="none" draw:fill="none" draw:fill-color="#ffffff" draw:textarea-vertical-align="bottom" draw:auto-grow-height="false" fo:min-height="1.485cm"/>
    </style:style>
    <style:style style:name="Mpr6" style:family="presentation" style:parent-style-name="白紙-backgroundobjects">
      <style:graphic-properties draw:stroke="none" svg:stroke-width="0.026cm" draw:stroke-linejoin="round" draw:fill="none" draw:fill-color="#ffffff" draw:textarea-vertical-align="middle" draw:auto-grow-height="false" draw:fit-to-size="false" fo:min-height="11.049cm" fo:padding-top="0.13cm" fo:padding-bottom="0.13cm" fo:padding-left="0.25cm" fo:padding-right="0.25cm" fo:wrap-option="wrap"/>
    </style:style>
    <style:style style:name="Mpr7" style:family="presentation" style:parent-style-name="白紙-backgroundobjects">
      <style:graphic-properties draw:stroke="none" draw:fill="none" draw:fill-color="#ffffff" draw:auto-grow-height="false" fo:min-height="1.378cm"/>
    </style:style>
    <style:style style:name="Mpr8" style:family="presentation" style:parent-style-name="白紙-backgroundobjects">
      <style:graphic-properties draw:stroke="none" draw:fill="none" draw:fill-color="#ffffff" draw:textarea-vertical-align="bottom" draw:auto-grow-height="false" fo:min-height="1.378cm"/>
    </style:style>
    <style:style style:name="Mpr9" style:family="presentation" style:parent-style-name="白紙_5f_-backgroundobjects">
      <style:graphic-properties draw:stroke="none" svg:stroke-width="0.026cm" draw:stroke-linejoin="round" draw:fill="none" draw:fill-color="#ffffff" draw:textarea-vertical-align="middle" draw:auto-grow-height="false" draw:fit-to-size="false" fo:min-height="11.049cm" fo:padding-top="0.13cm" fo:padding-bottom="0.13cm" fo:padding-left="0.25cm" fo:padding-right="0.25cm" fo:wrap-option="wrap"/>
    </style:style>
    <style:style style:name="Mpr10" style:family="presentation" style:parent-style-name="白紙_5f_-backgroundobjects">
      <style:graphic-properties draw:stroke="none" draw:fill="none" draw:fill-color="#ffffff" draw:auto-grow-height="false" fo:min-height="1.314cm"/>
    </style:style>
    <style:style style:name="Mpr11" style:family="presentation" style:parent-style-name="白紙_5f_-backgroundobjects">
      <style:graphic-properties draw:stroke="none" draw:fill="none" draw:fill-color="#ffffff" draw:auto-grow-height="false" fo:min-height="1.378cm"/>
    </style:style>
    <style:style style:name="Mpr12" style:family="presentation" style:parent-style-name="白紙_5f_-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style:paragraph-properties fo:margin-top="0cm" fo:margin-bottom="0cm" fo:line-height="100%" fo:text-align="center" style:punctuation-wrap="simple" style:writing-mode="lr-tb"/>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left="0cm" fo:margin-right="0cm" fo:margin-top="0.282cm" fo:margin-bottom="0cm" fo:line-height="100%" fo:text-align="center" fo:text-indent="0cm" style:punctuation-wrap="simple" style:writing-mode="lr-tb">
        <style:tab-stops>
          <style:tab-stop style:position="0cm"/>
        </style:tab-stops>
      </style:paragraph-properties>
    </style:style>
    <style:style style:name="MP9" style:family="paragraph">
      <loext:graphic-properties draw:fill="none" draw:fill-color="#ffffff"/>
      <style:paragraph-properties fo:text-align="start" style:font-independent-line-spacing="true"/>
      <style:text-properties fo:font-size="32pt"/>
    </style:style>
    <style:style style:name="MP10" style:family="paragraph">
      <loext:graphic-properties draw:fill="gradient" draw:fill-gradient-name="Gradient_20_2" draw:opacity-name="msTransGradient_20_1"/>
      <style:paragraph-properties fo:text-align="start" style:font-independent-line-spacing="true"/>
      <style:text-properties fo:font-size="18pt"/>
    </style:style>
    <style:style style:name="MP11" style:family="paragraph">
      <loext:graphic-properties draw:fill="none"/>
      <style:paragraph-properties fo:text-align="start"/>
      <style:text-properties fo:font-size="18pt"/>
    </style:style>
    <style:style style:name="MP12" style:family="paragraph">
      <loext:graphic-properties draw:fill="solid" draw:fill-color="#997f4f"/>
      <style:paragraph-properties fo:text-align="start" style:font-independent-line-spacing="true"/>
      <style:text-properties fo:font-size="18pt"/>
    </style:style>
    <style:style style:name="MP13" style:family="paragraph">
      <style:paragraph-properties fo:margin-top="0cm" fo:margin-bottom="0cm" fo:line-height="100%" fo:text-align="end" style:writing-mode="lr-tb"/>
      <style:text-properties fo:font-size="12pt" style:font-size-asian="14pt" style:font-size-complex="14pt"/>
    </style:style>
    <style:style style:name="MP14" style:family="paragraph">
      <loext:graphic-properties draw:fill="none" draw:fill-color="#ffffff"/>
      <style:paragraph-properties fo:text-align="start" style:font-independent-line-spacing="true"/>
      <style:text-properties fo:font-size="12pt" style:font-size-asian="14pt" style:font-size-complex="14pt"/>
    </style:style>
    <style:style style:name="MP15" style:family="paragraph">
      <style:paragraph-properties fo:margin-top="0cm" fo:margin-bottom="0cm" fo:line-height="100%" fo:text-align="center" style:writing-mode="lr-tb">
        <style:tab-stops>
          <style:tab-stop style:position="2.011cm"/>
          <style:tab-stop style:position="4.022cm"/>
        </style:tab-stops>
      </style:paragraph-properties>
      <style:text-properties fo:font-size="10pt" style:font-size-asian="14pt" style:font-size-complex="14pt"/>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top="0cm" fo:margin-bottom="0cm" fo:line-height="100%" fo:text-align="end" style:writing-mode="lr-tb">
        <style:tab-stops>
          <style:tab-stop style:position="2.011cm"/>
          <style:tab-stop style:position="4.022cm"/>
          <style:tab-stop style:position="6.033cm"/>
          <style:tab-stop style:position="8.043cm"/>
        </style:tab-stops>
      </style:paragraph-properties>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name-asian="ＭＳ Ｐゴシック"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name-asian="ＭＳ Ｐゴシック" style:font-size-asian="32pt" style:font-style-asian="normal" style:font-weight-asian="normal" style:font-size-complex="32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Meiryo UI" fo:font-size="10pt" fo:letter-spacing="normal" fo:font-style="normal" style:text-underline-style="none" fo:font-weight="normal" style:font-name-asian="Meiryo UI" style:font-size-asian="10pt" style:font-style-asian="normal" style:font-weight-asian="normal" style:font-name-complex="Meiryo UI" style:font-size-complex="10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Meiryo UI1" fo:font-size="10pt" fo:letter-spacing="normal" fo:font-style="normal" style:text-underline-style="none" fo:font-weight="normal" style:font-name-asian="ＭＳ Ｐゴシック" style:font-size-asian="10pt" style:font-style-asian="normal" style:font-weight-asian="normal" style:font-name-complex="Meiryo UI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タイトル_20_スライド" style:display-name="タイトル スライド" style:page-layout-name="PM1" draw:style-name="Mdp1">
      <draw:custom-shape draw:name="Text Box 4" draw:style-name="Mgr3" draw:text-style-name="MP5" draw:layer="backgroundobjects" svg:width="8.042cm" svg:height="1.022cm" svg:x="8.678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タイトル 1" presentation:style-name="Mpr1" draw:text-style-name="MP7" draw:layer="backgroundobjects" svg:width="21.589cm" svg:height="4.082cm" svg:x="1.905cm" svg:y="5.918cm" presentation:class="title" presentation:user-transformed="true">
        <draw:text-box>
          <text:p text:style-name="MP6"><text:span text:style-name="MT2">マスタ タイトルの書式設定</text:span></text:p>
        </draw:text-box>
      </draw:frame>
      <draw:frame draw:name="サブタイトル 2" presentation:style-name="Mpr2" draw:text-style-name="MP9" draw:layer="backgroundobjects" svg:width="17.779cm" svg:height="4.867cm" svg:x="3.81cm" svg:y="10.795cm" presentation:class="subtitle" presentation:user-transformed="true">
        <draw:text-box>
          <text:p text:style-name="MP8"><text:span text:style-name="MT3">マスタ サブタイトルの書式設定</text:span></text:p>
        </draw:text-box>
      </draw:frame>
      <draw:custom-shape draw:name="Rectangle 9" draw:style-name="Mgr4" draw:text-style-name="MP10" draw:layer="backgroundobjects" svg:width="21.1cm" svg:height="2.327cm" draw:transform="rotate (-3.14159265358979) translate (21.101cm 2.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図 6" draw:style-name="Mgr5" draw:text-style-name="MP11" draw:layer="backgroundobjects" svg:width="5.028cm" svg:height="0.919cm" svg:x="19.701cm" svg:y="0.804cm">
        <draw:image xlink:href="Pictures/10000200000001B00000004F6B2A5F1A.gif" xlink:type="simple" xlink:show="embed" xlink:actuate="onLoad">
          <text:p/>
        </draw:image>
      </draw:frame>
      <draw:custom-shape draw:name="Rectangle 10" draw:style-name="Mgr6" draw:text-style-name="MP12" draw:layer="backgroundobjects" svg:width="25.403cm" svg:height="0.127cm" draw:transform="rotate (-3.14159265358979) translate (25.4cm 2.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フッター プレースホルダ 4" presentation:style-name="Mpr3" draw:text-style-name="MP14" draw:layer="backgroundobjects" svg:width="9.2cm" svg:height="1.013cm" svg:x="15.9cm" svg:y="18.036cm" presentation:class="footer" presentation:user-transformed="true">
        <draw:text-box>
          <text:p text:style-name="MP13"><text:span text:style-name="MT4">©2015 Tech Fun Corporation All rights reserved.</text:span></text:p>
        </draw:text-box>
      </draw:frame>
      <draw:frame draw:name="Picture 2" draw:style-name="Mgr7" draw:text-style-name="MP11" draw:layer="backgroundobjects" svg:width="25.399cm" svg:height="0.197cm" svg:x="0cm" svg:y="17.926cm">
        <draw:image xlink:href="Pictures/10000000000000BD00000059E65040ED.png" xlink:type="simple" xlink:show="embed" xlink:actuate="onLoad">
          <text:p/>
        </draw:image>
      </draw:frame>
      <draw:frame presentation:style-name="タイトル_20_スライド-outline1" draw:layer="backgroundobjects" svg:width="22.859cm" svg:height="11.048cm" svg:x="1.27cm" svg:y="4.457cm" presentation:class="outline" presentation:placeholder="true">
        <draw:text-box/>
      </draw:frame>
      <presentation:notes style:page-layout-name="PM2">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白紙" style:page-layout-name="PM1" draw:style-name="Mdp1">
      <draw:frame draw:name="Picture 1" draw:style-name="Mgr5" draw:text-style-name="MP11" draw:layer="backgroundobjects" svg:width="25.399cm" svg:height="0.197cm" svg:x="0cm" svg:y="17.926cm">
        <draw:image xlink:href="Pictures/10000000000000BD00000059E65040ED.png" xlink:type="simple" xlink:show="embed" xlink:actuate="onLoad">
          <text:p/>
        </draw:image>
      </draw:frame>
      <draw:frame draw:name="Picture 2" draw:style-name="Mgr5" draw:text-style-name="MP11" draw:layer="backgroundobjects" svg:width="25.399cm" svg:height="0.197cm" svg:x="0cm" svg:y="2.324cm">
        <draw:image xlink:href="Pictures/10000000000000BD00000059E65040ED.png" xlink:type="simple" xlink:show="embed" xlink:actuate="onLoad">
          <text:p/>
        </draw:image>
      </draw:frame>
      <draw:frame draw:name="Rectangle 5" presentation:style-name="Mpr6" draw:text-style-name="MP16" draw:layer="backgroundobjects" svg:width="5.917cm" svg:height="1.004cm" svg:x="9.701cm" svg:y="18.036cm" presentation:class="page-number" presentation:user-transformed="true">
        <draw:text-box>
          <text:p text:style-name="MP15"><text:span text:style-name="MT5"><text:page-number>&lt;番号&gt;</text:page-number></text:span></text:p>
        </draw:text-box>
      </draw:frame>
      <draw:frame draw:name="Rectangle 6" presentation:style-name="Mpr6" draw:text-style-name="MP16" draw:layer="backgroundobjects" svg:width="9.189cm" svg:height="1.004cm" svg:x="15.901cm" svg:y="18.036cm" presentation:class="footer" presentation:user-transformed="true">
        <draw:text-box>
          <text:p text:style-name="MP17"><text:span text:style-name="MT5">©2015 Tech Fun Corporation All rights reserved.</text:span></text:p>
        </draw:text-box>
      </draw:frame>
      <draw:frame presentation:style-name="白紙-title" draw:layer="backgroundobjects" svg:width="22.859cm" svg:height="3.18cm" svg:x="1.27cm" svg:y="0.76cm" presentation:class="title" presentation:placeholder="true">
        <draw:text-box/>
      </draw:frame>
      <draw:frame presentation:style-name="白紙-outline1" draw:layer="backgroundobjects" svg:width="22.859cm" svg:height="11.048cm" svg:x="1.27cm" svg:y="4.457cm" presentation:class="outline" presentation:placeholder="true">
        <draw:text-box/>
      </draw:frame>
      <presentation:notes style:page-layout-name="PM2">
        <draw:page-thumbnail presentation:style-name="白紙-title" draw:layer="backgroundobjects" svg:width="13.783cm" svg:height="10.337cm" svg:x="2.547cm" svg:y="2.095cm" presentation:class="page"/>
        <draw:frame presentation:style-name="白紙-notes" draw:layer="backgroundobjects" svg:width="15.101cm" svg:height="12.405cm" svg:x="1.887cm" svg:y="13.095cm" presentation:class="notes" presentation:placeholder="true">
          <draw:text-box/>
        </draw:frame>
        <draw:frame presentation:style-name="Mpr7" draw:text-style-name="MP2" draw:layer="backgroundobjects" svg:width="8.192cm" svg:height="1.377cm" svg:x="0cm" svg:y="0cm" presentation:class="header">
          <draw:text-box>
            <text:p text:style-name="MP1"><text:span text:style-name="MT1"><presentation:header/></text:span></text:p>
          </draw:text-box>
        </draw:frame>
        <draw:frame presentation:style-name="Mpr7" draw:text-style-name="MP4" draw:layer="backgroundobjects" svg:width="8.192cm" svg:height="1.377cm" svg:x="10.685cm" svg:y="0cm" presentation:class="date-time">
          <draw:text-box>
            <text:p text:style-name="MP3"><text:span text:style-name="MT1"><presentation:date-time/></text:span></text:p>
          </draw:text-box>
        </draw:frame>
        <draw:frame presentation:style-name="Mpr8" draw:text-style-name="MP2" draw:layer="backgroundobjects" svg:width="8.192cm" svg:height="1.377cm" svg:x="0cm" svg:y="26.192cm" presentation:class="footer">
          <draw:text-box>
            <text:p text:style-name="MP1"><text:span text:style-name="MT1"><presentation:footer/></text:span></text:p>
          </draw:text-box>
        </draw:frame>
        <draw:frame presentation:style-name="Mpr8" draw:text-style-name="MP4" draw:layer="backgroundobjects" svg:width="8.192cm" svg:height="1.377cm" svg:x="10.685cm" svg:y="26.192cm" presentation:class="page-number">
          <draw:text-box>
            <text:p text:style-name="MP3"><text:span text:style-name="MT1"><text:page-number>&lt;番号&gt;</text:page-number></text:span></text:p>
          </draw:text-box>
        </draw:frame>
      </presentation:notes>
    </style:master-page>
    <style:master-page style:name="白紙_5f_" style:display-name="白紙_" style:page-layout-name="PM1" draw:style-name="Mdp1">
      <draw:frame draw:name="Picture 1" draw:style-name="Mgr5" draw:text-style-name="MP11" draw:layer="backgroundobjects" svg:width="25.399cm" svg:height="0.197cm" svg:x="0cm" svg:y="17.926cm">
        <draw:image xlink:href="Pictures/10000000000000BD00000059E65040ED.png" xlink:type="simple" xlink:show="embed" xlink:actuate="onLoad">
          <text:p/>
        </draw:image>
      </draw:frame>
      <draw:frame draw:name="Picture 2" draw:style-name="Mgr5" draw:text-style-name="MP11" draw:layer="backgroundobjects" svg:width="25.399cm" svg:height="0.197cm" svg:x="0cm" svg:y="2.324cm">
        <draw:image xlink:href="Pictures/10000000000000BD00000059E65040ED.png" xlink:type="simple" xlink:show="embed" xlink:actuate="onLoad">
          <text:p/>
        </draw:image>
      </draw:frame>
      <draw:frame draw:name="Rectangle 5" presentation:style-name="Mpr9" draw:text-style-name="MP16" draw:layer="backgroundobjects" svg:width="5.917cm" svg:height="1.004cm" svg:x="9.701cm" svg:y="18.036cm" presentation:class="page-number" presentation:user-transformed="true">
        <draw:text-box>
          <text:p text:style-name="MP15"><text:span text:style-name="MT5"><text:page-number>&lt;番号&gt;</text:page-number></text:span></text:p>
        </draw:text-box>
      </draw:frame>
      <draw:frame draw:name="Rectangle 6" presentation:style-name="Mpr9" draw:text-style-name="MP16" draw:layer="backgroundobjects" svg:width="9.189cm" svg:height="1.004cm" svg:x="15.901cm" svg:y="18.036cm" presentation:class="footer" presentation:user-transformed="true">
        <draw:text-box>
          <text:p text:style-name="MP17"><text:span text:style-name="MT5">©2015 Tech Fun Corporation All rights reserved.</text:span></text:p>
        </draw:text-box>
      </draw:frame>
      <draw:frame presentation:style-name="白紙_5f_-title" draw:layer="backgroundobjects" svg:width="22.859cm" svg:height="3.18cm" svg:x="1.27cm" svg:y="0.76cm" presentation:class="title" presentation:placeholder="true">
        <draw:text-box/>
      </draw:frame>
      <draw:frame presentation:style-name="白紙_5f_-outline1" draw:layer="backgroundobjects" svg:width="22.859cm" svg:height="11.048cm" svg:x="1.27cm" svg:y="4.457cm" presentation:class="outline" presentation:placeholder="true">
        <draw:text-box/>
      </draw:frame>
      <draw:frame presentation:style-name="Mpr10"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2">
        <draw:page-thumbnail presentation:style-name="白紙_5f_-title" draw:layer="backgroundobjects" svg:width="13.783cm" svg:height="10.337cm" svg:x="2.547cm" svg:y="2.095cm" presentation:class="page"/>
        <draw:frame presentation:style-name="白紙_5f_-notes" draw:layer="backgroundobjects" svg:width="15.101cm" svg:height="12.405cm" svg:x="1.887cm" svg:y="13.095cm" presentation:class="notes" presentation:placeholder="true">
          <draw:text-box/>
        </draw:frame>
        <draw:frame presentation:style-name="Mpr11" draw:text-style-name="MP2" draw:layer="backgroundobjects" svg:width="8.192cm" svg:height="1.377cm" svg:x="0cm" svg:y="0cm" presentation:class="header">
          <draw:text-box>
            <text:p text:style-name="MP1"><text:span text:style-name="MT1"><presentation:header/></text:span></text:p>
          </draw:text-box>
        </draw:frame>
        <draw:frame presentation:style-name="Mpr11" draw:text-style-name="MP4" draw:layer="backgroundobjects" svg:width="8.192cm" svg:height="1.377cm" svg:x="10.685cm" svg:y="0cm" presentation:class="date-time">
          <draw:text-box>
            <text:p text:style-name="MP3"><text:span text:style-name="MT1"><presentation:date-time/></text:span></text:p>
          </draw:text-box>
        </draw:frame>
        <draw:frame presentation:style-name="Mpr12" draw:text-style-name="MP2" draw:layer="backgroundobjects" svg:width="8.192cm" svg:height="1.377cm" svg:x="0cm" svg:y="26.192cm" presentation:class="footer">
          <draw:text-box>
            <text:p text:style-name="MP1"><text:span text:style-name="MT1"><presentation:footer/></text:span></text:p>
          </draw:text-box>
        </draw:frame>
        <draw:frame presentation:style-name="Mpr12" draw:text-style-name="MP4" draw:layer="backgroundobjects" svg:width="8.192cm" svg:height="1.377cm" svg:x="10.685cm" svg:y="26.192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スライド 1</dc:title>
    <meta:initial-creator>tsutsumi.horikiri</meta:initial-creator>
    <meta:editing-cycles>409</meta:editing-cycles>
    <meta:print-date>1601-01-01T00:00:00</meta:print-date>
    <meta:creation-date>2011-06-21T02:51:41</meta:creation-date>
    <dc:date>2017-05-30T09:17:58.849000000</dc:date>
    <meta:editing-duration>PT3H29M57S</meta:editing-duration>
    <meta:generator>LibreOffice/4.4.1.2$Windows_x86 LibreOffice_project/45e2de17089c24a1fa810c8f975a7171ba4cd432</meta:generator>
    <meta:document-statistic meta:object-count="39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8</meta:user-defined>
  </office:meta>
</office:document-meta>
</file>